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1cm"/>
    </style:style>
    <style:style style:name="co2" style:family="table-column">
      <style:table-column-properties fo:break-before="auto" style:column-width="1.154cm"/>
    </style:style>
    <style:style style:name="co3" style:family="table-column">
      <style:table-column-properties fo:break-before="auto" style:column-width="1.515cm"/>
    </style:style>
    <style:style style:name="co4" style:family="table-column">
      <style:table-column-properties fo:break-before="auto" style:column-width="2.173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3.828cm"/>
    </style:style>
    <style:style style:name="co7" style:family="table-column">
      <style:table-column-properties fo:break-before="auto" style:column-width="3.489cm"/>
    </style:style>
    <style:style style:name="co8" style:family="table-column">
      <style:table-column-properties fo:break-before="auto" style:column-width="3.78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3.701cm"/>
    </style:style>
    <style:style style:name="co11" style:family="table-column">
      <style:table-column-properties fo:break-before="auto" style:column-width="3.3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'Index Name'</text:p>
          </table:table-cell>
          <table:table-cell office:value-type="string" calcext:value-type="string">
            <text:p><text:s/>'Run'</text:p>
          </table:table-cell>
          <table:table-cell office:value-type="string" calcext:value-type="string">
            <text:p><text:s/>'Phase'</text:p>
          </table:table-cell>
          <table:table-cell office:value-type="string" calcext:value-type="string">
            <text:p><text:s/>'Population'</text:p>
          </table:table-cell>
          <table:table-cell office:value-type="string" calcext:value-type="string">
            <text:p><text:s/>'Load Elapsed'</text:p>
          </table:table-cell>
          <table:table-cell office:value-type="string" calcext:value-type="string">
            <text:p><text:s/>'COMPLETE Elapsed'</text:p>
          </table:table-cell>
          <table:table-cell office:value-type="string" calcext:value-type="string">
            <text:p><text:s/>'COMPLETE Count'</text:p>
          </table:table-cell>
          <table:table-cell office:value-type="string" calcext:value-type="string">
            <text:p><text:s/>'HIGHCARD Elapsed'</text:p>
          </table:table-cell>
          <table:table-cell office:value-type="string" calcext:value-type="string">
            <text:p><text:s/>'HIGHCARD Count'</text:p>
          </table:table-cell>
          <table:table-cell office:value-type="string" calcext:value-type="string">
            <text:p><text:s/>'LOWCARD Elapsed'</text:p>
          </table:table-cell>
          <table:table-cell office:value-type="string" calcext:value-type="string">
            <text:p><text:s/>'LOWCARD Count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47912" calcext:value-type="float">
            <text:p>47912</text:p>
          </table:table-cell>
          <table:table-cell office:value-type="float" office:value="0.125592295" calcext:value-type="float">
            <text:p>0.125592295</text:p>
          </table:table-cell>
          <table:table-cell office:value-type="float" office:value="3" calcext:value-type="float">
            <text:p>3</text:p>
          </table:table-cell>
          <table:table-cell office:value-type="float" office:value="0.112719619" calcext:value-type="float">
            <text:p>0.112719619</text:p>
          </table:table-cell>
          <table:table-cell office:value-type="float" office:value="2477" calcext:value-type="float">
            <text:p>2477</text:p>
          </table:table-cell>
          <table:table-cell office:value-type="float" office:value="0.096755677" calcext:value-type="float">
            <text:p>0.096755677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47912" calcext:value-type="float">
            <text:p>47912</text:p>
          </table:table-cell>
          <table:table-cell office:value-type="float" office:value="0.131193188" calcext:value-type="float">
            <text:p>0.131193188</text:p>
          </table:table-cell>
          <table:table-cell office:value-type="float" office:value="1" calcext:value-type="float">
            <text:p>1</text:p>
          </table:table-cell>
          <table:table-cell office:value-type="float" office:value="0.103045096" calcext:value-type="float">
            <text:p>0.103045096</text:p>
          </table:table-cell>
          <table:table-cell office:value-type="float" office:value="0" calcext:value-type="float">
            <text:p>0</text:p>
          </table:table-cell>
          <table:table-cell office:value-type="float" office:value="0.118186668" calcext:value-type="float">
            <text:p>0.1181866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27820" calcext:value-type="float">
            <text:p>127820</text:p>
          </table:table-cell>
          <table:table-cell office:value-type="float" office:value="0.095640163" calcext:value-type="float">
            <text:p>0.095640163</text:p>
          </table:table-cell>
          <table:table-cell office:value-type="float" office:value="3" calcext:value-type="float">
            <text:p>3</text:p>
          </table:table-cell>
          <table:table-cell office:value-type="float" office:value="0.085528999" calcext:value-type="float">
            <text:p>0.085528999</text:p>
          </table:table-cell>
          <table:table-cell office:value-type="float" office:value="2477" calcext:value-type="float">
            <text:p>2477</text:p>
          </table:table-cell>
          <table:table-cell office:value-type="float" office:value="0.079949381" calcext:value-type="float">
            <text:p>0.079949381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27820" calcext:value-type="float">
            <text:p>127820</text:p>
          </table:table-cell>
          <table:table-cell office:value-type="float" office:value="0.107515392" calcext:value-type="float">
            <text:p>0.107515392</text:p>
          </table:table-cell>
          <table:table-cell office:value-type="float" office:value="1" calcext:value-type="float">
            <text:p>1</text:p>
          </table:table-cell>
          <table:table-cell office:value-type="float" office:value="0.078730012" calcext:value-type="float">
            <text:p>0.078730012</text:p>
          </table:table-cell>
          <table:table-cell office:value-type="float" office:value="0" calcext:value-type="float">
            <text:p>0</text:p>
          </table:table-cell>
          <table:table-cell office:value-type="float" office:value="0.126020582" calcext:value-type="float">
            <text:p>0.12602058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1044" calcext:value-type="float">
            <text:p>31044</text:p>
          </table:table-cell>
          <table:table-cell office:value-type="float" office:value="0.091455024" calcext:value-type="float">
            <text:p>0.091455024</text:p>
          </table:table-cell>
          <table:table-cell office:value-type="float" office:value="3" calcext:value-type="float">
            <text:p>3</text:p>
          </table:table-cell>
          <table:table-cell office:value-type="float" office:value="0.088897618" calcext:value-type="float">
            <text:p>0.088897618</text:p>
          </table:table-cell>
          <table:table-cell office:value-type="float" office:value="2477" calcext:value-type="float">
            <text:p>2477</text:p>
          </table:table-cell>
          <table:table-cell office:value-type="float" office:value="0.080158519" calcext:value-type="float">
            <text:p>0.080158519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1044" calcext:value-type="float">
            <text:p>31044</text:p>
          </table:table-cell>
          <table:table-cell office:value-type="float" office:value="0.101152473" calcext:value-type="float">
            <text:p>0.101152473</text:p>
          </table:table-cell>
          <table:table-cell office:value-type="float" office:value="1" calcext:value-type="float">
            <text:p>1</text:p>
          </table:table-cell>
          <table:table-cell office:value-type="float" office:value="0.093560768" calcext:value-type="float">
            <text:p>0.093560768</text:p>
          </table:table-cell>
          <table:table-cell office:value-type="float" office:value="0" calcext:value-type="float">
            <text:p>0</text:p>
          </table:table-cell>
          <table:table-cell office:value-type="float" office:value="0.083375197" calcext:value-type="float">
            <text:p>0.08337519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48431" calcext:value-type="float">
            <text:p>48431</text:p>
          </table:table-cell>
          <table:table-cell office:value-type="float" office:value="0.108738313" calcext:value-type="float">
            <text:p>0.108738313</text:p>
          </table:table-cell>
          <table:table-cell office:value-type="float" office:value="3" calcext:value-type="float">
            <text:p>3</text:p>
          </table:table-cell>
          <table:table-cell office:value-type="float" office:value="0.084367103" calcext:value-type="float">
            <text:p>0.084367103</text:p>
          </table:table-cell>
          <table:table-cell office:value-type="float" office:value="2477" calcext:value-type="float">
            <text:p>2477</text:p>
          </table:table-cell>
          <table:table-cell office:value-type="float" office:value="0.080324796" calcext:value-type="float">
            <text:p>0.080324796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48431" calcext:value-type="float">
            <text:p>48431</text:p>
          </table:table-cell>
          <table:table-cell office:value-type="float" office:value="0.078951939" calcext:value-type="float">
            <text:p>0.078951939</text:p>
          </table:table-cell>
          <table:table-cell office:value-type="float" office:value="1" calcext:value-type="float">
            <text:p>1</text:p>
          </table:table-cell>
          <table:table-cell office:value-type="float" office:value="0.078803074" calcext:value-type="float">
            <text:p>0.078803074</text:p>
          </table:table-cell>
          <table:table-cell office:value-type="float" office:value="0" calcext:value-type="float">
            <text:p>0</text:p>
          </table:table-cell>
          <table:table-cell office:value-type="float" office:value="0.083546842" calcext:value-type="float">
            <text:p>0.0835468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5765" calcext:value-type="float">
            <text:p>35765</text:p>
          </table:table-cell>
          <table:table-cell office:value-type="float" office:value="0.090518409" calcext:value-type="float">
            <text:p>0.090518409</text:p>
          </table:table-cell>
          <table:table-cell office:value-type="float" office:value="3" calcext:value-type="float">
            <text:p>3</text:p>
          </table:table-cell>
          <table:table-cell office:value-type="float" office:value="0.084311202" calcext:value-type="float">
            <text:p>0.084311202</text:p>
          </table:table-cell>
          <table:table-cell office:value-type="float" office:value="2477" calcext:value-type="float">
            <text:p>2477</text:p>
          </table:table-cell>
          <table:table-cell office:value-type="float" office:value="0.079981265" calcext:value-type="float">
            <text:p>0.079981265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5765" calcext:value-type="float">
            <text:p>35765</text:p>
          </table:table-cell>
          <table:table-cell office:value-type="float" office:value="0.078496453" calcext:value-type="float">
            <text:p>0.078496453</text:p>
          </table:table-cell>
          <table:table-cell office:value-type="float" office:value="1" calcext:value-type="float">
            <text:p>1</text:p>
          </table:table-cell>
          <table:table-cell office:value-type="float" office:value="0.079289642" calcext:value-type="float">
            <text:p>0.079289642</text:p>
          </table:table-cell>
          <table:table-cell office:value-type="float" office:value="0" calcext:value-type="float">
            <text:p>0</text:p>
          </table:table-cell>
          <table:table-cell office:value-type="float" office:value="0.096980552" calcext:value-type="float">
            <text:p>0.0969805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58983" calcext:value-type="float">
            <text:p>158983</text:p>
          </table:table-cell>
          <table:table-cell office:value-type="float" office:value="0.873330319" calcext:value-type="float">
            <text:p>0.873330319</text:p>
          </table:table-cell>
          <table:table-cell office:value-type="float" office:value="48" calcext:value-type="float">
            <text:p>48</text:p>
          </table:table-cell>
          <table:table-cell office:value-type="float" office:value="0.834473075" calcext:value-type="float">
            <text:p>0.834473075</text:p>
          </table:table-cell>
          <table:table-cell office:value-type="float" office:value="23569" calcext:value-type="float">
            <text:p>23569</text:p>
          </table:table-cell>
          <table:table-cell office:value-type="float" office:value="0.798362518" calcext:value-type="float">
            <text:p>0.798362518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58983" calcext:value-type="float">
            <text:p>158983</text:p>
          </table:table-cell>
          <table:table-cell office:value-type="float" office:value="0.836514456" calcext:value-type="float">
            <text:p>0.836514456</text:p>
          </table:table-cell>
          <table:table-cell office:value-type="float" office:value="2" calcext:value-type="float">
            <text:p>2</text:p>
          </table:table-cell>
          <table:table-cell office:value-type="float" office:value="0.834864717" calcext:value-type="float">
            <text:p>0.834864717</text:p>
          </table:table-cell>
          <table:table-cell office:value-type="float" office:value="0" calcext:value-type="float">
            <text:p>0</text:p>
          </table:table-cell>
          <table:table-cell office:value-type="float" office:value="0.831038183" calcext:value-type="float">
            <text:p>0.8310381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42204" calcext:value-type="float">
            <text:p>142204</text:p>
          </table:table-cell>
          <table:table-cell office:value-type="float" office:value="0.879483296" calcext:value-type="float">
            <text:p>0.879483296</text:p>
          </table:table-cell>
          <table:table-cell office:value-type="float" office:value="48" calcext:value-type="float">
            <text:p>48</text:p>
          </table:table-cell>
          <table:table-cell office:value-type="float" office:value="0.828931294" calcext:value-type="float">
            <text:p>0.828931294</text:p>
          </table:table-cell>
          <table:table-cell office:value-type="float" office:value="23569" calcext:value-type="float">
            <text:p>23569</text:p>
          </table:table-cell>
          <table:table-cell office:value-type="float" office:value="0.798175106" calcext:value-type="float">
            <text:p>0.798175106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42204" calcext:value-type="float">
            <text:p>142204</text:p>
          </table:table-cell>
          <table:table-cell office:value-type="float" office:value="0.835358966" calcext:value-type="float">
            <text:p>0.835358966</text:p>
          </table:table-cell>
          <table:table-cell office:value-type="float" office:value="2" calcext:value-type="float">
            <text:p>2</text:p>
          </table:table-cell>
          <table:table-cell office:value-type="float" office:value="0.83384891" calcext:value-type="float">
            <text:p>0.83384891</text:p>
          </table:table-cell>
          <table:table-cell office:value-type="float" office:value="0" calcext:value-type="float">
            <text:p>0</text:p>
          </table:table-cell>
          <table:table-cell office:value-type="float" office:value="0.835763893" calcext:value-type="float">
            <text:p>0.8357638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41557" calcext:value-type="float">
            <text:p>141557</text:p>
          </table:table-cell>
          <table:table-cell office:value-type="float" office:value="0.858299371" calcext:value-type="float">
            <text:p>0.858299371</text:p>
          </table:table-cell>
          <table:table-cell office:value-type="float" office:value="48" calcext:value-type="float">
            <text:p>48</text:p>
          </table:table-cell>
          <table:table-cell office:value-type="float" office:value="0.827854447" calcext:value-type="float">
            <text:p>0.827854447</text:p>
          </table:table-cell>
          <table:table-cell office:value-type="float" office:value="23569" calcext:value-type="float">
            <text:p>23569</text:p>
          </table:table-cell>
          <table:table-cell office:value-type="float" office:value="0.797681077" calcext:value-type="float">
            <text:p>0.797681077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41557" calcext:value-type="float">
            <text:p>141557</text:p>
          </table:table-cell>
          <table:table-cell office:value-type="float" office:value="0.934218389" calcext:value-type="float">
            <text:p>0.934218389</text:p>
          </table:table-cell>
          <table:table-cell office:value-type="float" office:value="2" calcext:value-type="float">
            <text:p>2</text:p>
          </table:table-cell>
          <table:table-cell office:value-type="float" office:value="0.832724308" calcext:value-type="float">
            <text:p>0.832724308</text:p>
          </table:table-cell>
          <table:table-cell office:value-type="float" office:value="0" calcext:value-type="float">
            <text:p>0</text:p>
          </table:table-cell>
          <table:table-cell office:value-type="float" office:value="0.836660333" calcext:value-type="float">
            <text:p>0.8366603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51834" calcext:value-type="float">
            <text:p>151834</text:p>
          </table:table-cell>
          <table:table-cell office:value-type="float" office:value="0.868697547" calcext:value-type="float">
            <text:p>0.868697547</text:p>
          </table:table-cell>
          <table:table-cell office:value-type="float" office:value="48" calcext:value-type="float">
            <text:p>48</text:p>
          </table:table-cell>
          <table:table-cell office:value-type="float" office:value="0.830946306" calcext:value-type="float">
            <text:p>0.830946306</text:p>
          </table:table-cell>
          <table:table-cell office:value-type="float" office:value="23569" calcext:value-type="float">
            <text:p>23569</text:p>
          </table:table-cell>
          <table:table-cell office:value-type="float" office:value="0.792659985" calcext:value-type="float">
            <text:p>0.792659985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51834" calcext:value-type="float">
            <text:p>151834</text:p>
          </table:table-cell>
          <table:table-cell office:value-type="float" office:value="0.893864672" calcext:value-type="float">
            <text:p>0.893864672</text:p>
          </table:table-cell>
          <table:table-cell office:value-type="float" office:value="2" calcext:value-type="float">
            <text:p>2</text:p>
          </table:table-cell>
          <table:table-cell office:value-type="float" office:value="0.833843447" calcext:value-type="float">
            <text:p>0.833843447</text:p>
          </table:table-cell>
          <table:table-cell office:value-type="float" office:value="0" calcext:value-type="float">
            <text:p>0</text:p>
          </table:table-cell>
          <table:table-cell office:value-type="float" office:value="0.83624589" calcext:value-type="float">
            <text:p>0.8362458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70530" calcext:value-type="float">
            <text:p>170530</text:p>
          </table:table-cell>
          <table:table-cell office:value-type="float" office:value="0.864032542" calcext:value-type="float">
            <text:p>0.864032542</text:p>
          </table:table-cell>
          <table:table-cell office:value-type="float" office:value="48" calcext:value-type="float">
            <text:p>48</text:p>
          </table:table-cell>
          <table:table-cell office:value-type="float" office:value="0.872177587" calcext:value-type="float">
            <text:p>0.872177587</text:p>
          </table:table-cell>
          <table:table-cell office:value-type="float" office:value="23569" calcext:value-type="float">
            <text:p>23569</text:p>
          </table:table-cell>
          <table:table-cell office:value-type="float" office:value="0.800199448" calcext:value-type="float">
            <text:p>0.800199448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70530" calcext:value-type="float">
            <text:p>170530</text:p>
          </table:table-cell>
          <table:table-cell office:value-type="float" office:value="0.839385726" calcext:value-type="float">
            <text:p>0.839385726</text:p>
          </table:table-cell>
          <table:table-cell office:value-type="float" office:value="2" calcext:value-type="float">
            <text:p>2</text:p>
          </table:table-cell>
          <table:table-cell office:value-type="float" office:value="0.835161858" calcext:value-type="float">
            <text:p>0.835161858</text:p>
          </table:table-cell>
          <table:table-cell office:value-type="float" office:value="0" calcext:value-type="float">
            <text:p>0</text:p>
          </table:table-cell>
          <table:table-cell office:value-type="float" office:value="0.834486093" calcext:value-type="float">
            <text:p>0.8344860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912508" calcext:value-type="float">
            <text:p>912508</text:p>
          </table:table-cell>
          <table:table-cell office:value-type="float" office:value="8.527729782" calcext:value-type="float">
            <text:p>8.527729782</text:p>
          </table:table-cell>
          <table:table-cell office:value-type="float" office:value="4186" calcext:value-type="float">
            <text:p>4186</text:p>
          </table:table-cell>
          <table:table-cell office:value-type="float" office:value="8.456288165" calcext:value-type="float">
            <text:p>8.456288165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249490984" calcext:value-type="float">
            <text:p>7.249490984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912508" calcext:value-type="float">
            <text:p>912508</text:p>
          </table:table-cell>
          <table:table-cell office:value-type="float" office:value="8.330091426" calcext:value-type="float">
            <text:p>8.330091426</text:p>
          </table:table-cell>
          <table:table-cell office:value-type="float" office:value="10" calcext:value-type="float">
            <text:p>10</text:p>
          </table:table-cell>
          <table:table-cell office:value-type="float" office:value="8.582964879" calcext:value-type="float">
            <text:p>8.582964879</text:p>
          </table:table-cell>
          <table:table-cell office:value-type="float" office:value="0" calcext:value-type="float">
            <text:p>0</text:p>
          </table:table-cell>
          <table:table-cell office:value-type="float" office:value="8.70757284" calcext:value-type="float">
            <text:p>8.707572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859072" calcext:value-type="float">
            <text:p>859072</text:p>
          </table:table-cell>
          <table:table-cell office:value-type="float" office:value="8.745684167" calcext:value-type="float">
            <text:p>8.745684167</text:p>
          </table:table-cell>
          <table:table-cell office:value-type="float" office:value="4186" calcext:value-type="float">
            <text:p>4186</text:p>
          </table:table-cell>
          <table:table-cell office:value-type="float" office:value="8.314592091" calcext:value-type="float">
            <text:p>8.314592091</text:p>
          </table:table-cell>
          <table:table-cell office:value-type="float" office:value="247757" calcext:value-type="float">
            <text:p>247757</text:p>
          </table:table-cell>
          <table:table-cell office:value-type="float" office:value="6.983133318" calcext:value-type="float">
            <text:p>6.983133318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859072" calcext:value-type="float">
            <text:p>859072</text:p>
          </table:table-cell>
          <table:table-cell office:value-type="float" office:value="8.565645287" calcext:value-type="float">
            <text:p>8.565645287</text:p>
          </table:table-cell>
          <table:table-cell office:value-type="float" office:value="10" calcext:value-type="float">
            <text:p>10</text:p>
          </table:table-cell>
          <table:table-cell office:value-type="float" office:value="8.421718554" calcext:value-type="float">
            <text:p>8.421718554</text:p>
          </table:table-cell>
          <table:table-cell office:value-type="float" office:value="0" calcext:value-type="float">
            <text:p>0</text:p>
          </table:table-cell>
          <table:table-cell office:value-type="float" office:value="8.321166103" calcext:value-type="float">
            <text:p>8.3211661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878129" calcext:value-type="float">
            <text:p>878129</text:p>
          </table:table-cell>
          <table:table-cell office:value-type="float" office:value="8.543132538" calcext:value-type="float">
            <text:p>8.543132538</text:p>
          </table:table-cell>
          <table:table-cell office:value-type="float" office:value="4186" calcext:value-type="float">
            <text:p>4186</text:p>
          </table:table-cell>
          <table:table-cell office:value-type="float" office:value="8.348339293" calcext:value-type="float">
            <text:p>8.348339293</text:p>
          </table:table-cell>
          <table:table-cell office:value-type="float" office:value="247757" calcext:value-type="float">
            <text:p>247757</text:p>
          </table:table-cell>
          <table:table-cell office:value-type="float" office:value="6.945008003" calcext:value-type="float">
            <text:p>6.945008003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878129" calcext:value-type="float">
            <text:p>878129</text:p>
          </table:table-cell>
          <table:table-cell office:value-type="float" office:value="8.359776525" calcext:value-type="float">
            <text:p>8.359776525</text:p>
          </table:table-cell>
          <table:table-cell office:value-type="float" office:value="10" calcext:value-type="float">
            <text:p>10</text:p>
          </table:table-cell>
          <table:table-cell office:value-type="float" office:value="8.305327833" calcext:value-type="float">
            <text:p>8.305327833</text:p>
          </table:table-cell>
          <table:table-cell office:value-type="float" office:value="0" calcext:value-type="float">
            <text:p>0</text:p>
          </table:table-cell>
          <table:table-cell office:value-type="float" office:value="8.421465904" calcext:value-type="float">
            <text:p>8.4214659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819100" calcext:value-type="float">
            <text:p>819100</text:p>
          </table:table-cell>
          <table:table-cell office:value-type="float" office:value="8.731515492" calcext:value-type="float">
            <text:p>8.731515492</text:p>
          </table:table-cell>
          <table:table-cell office:value-type="float" office:value="4186" calcext:value-type="float">
            <text:p>4186</text:p>
          </table:table-cell>
          <table:table-cell office:value-type="float" office:value="8.566229701" calcext:value-type="float">
            <text:p>8.566229701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130147238" calcext:value-type="float">
            <text:p>7.130147238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819100" calcext:value-type="float">
            <text:p>819100</text:p>
          </table:table-cell>
          <table:table-cell office:value-type="float" office:value="8.768971757" calcext:value-type="float">
            <text:p>8.768971757</text:p>
          </table:table-cell>
          <table:table-cell office:value-type="float" office:value="10" calcext:value-type="float">
            <text:p>10</text:p>
          </table:table-cell>
          <table:table-cell office:value-type="float" office:value="8.55041578" calcext:value-type="float">
            <text:p>8.55041578</text:p>
          </table:table-cell>
          <table:table-cell office:value-type="float" office:value="0" calcext:value-type="float">
            <text:p>0</text:p>
          </table:table-cell>
          <table:table-cell office:value-type="float" office:value="8.299760156" calcext:value-type="float">
            <text:p>8.2997601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842824" calcext:value-type="float">
            <text:p>842824</text:p>
          </table:table-cell>
          <table:table-cell office:value-type="float" office:value="8.52633287" calcext:value-type="float">
            <text:p>8.52633287</text:p>
          </table:table-cell>
          <table:table-cell office:value-type="float" office:value="4186" calcext:value-type="float">
            <text:p>4186</text:p>
          </table:table-cell>
          <table:table-cell office:value-type="float" office:value="8.34650543" calcext:value-type="float">
            <text:p>8.34650543</text:p>
          </table:table-cell>
          <table:table-cell office:value-type="float" office:value="247757" calcext:value-type="float">
            <text:p>247757</text:p>
          </table:table-cell>
          <table:table-cell office:value-type="float" office:value="6.944863393" calcext:value-type="float">
            <text:p>6.944863393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842824" calcext:value-type="float">
            <text:p>842824</text:p>
          </table:table-cell>
          <table:table-cell office:value-type="float" office:value="8.307447013" calcext:value-type="float">
            <text:p>8.307447013</text:p>
          </table:table-cell>
          <table:table-cell office:value-type="float" office:value="10" calcext:value-type="float">
            <text:p>10</text:p>
          </table:table-cell>
          <table:table-cell office:value-type="float" office:value="8.305821549" calcext:value-type="float">
            <text:p>8.305821549</text:p>
          </table:table-cell>
          <table:table-cell office:value-type="float" office:value="0" calcext:value-type="float">
            <text:p>0</text:p>
          </table:table-cell>
          <table:table-cell office:value-type="float" office:value="8.283373786" calcext:value-type="float">
            <text:p>8.2833737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86808" calcext:value-type="float">
            <text:p>9886808</text:p>
          </table:table-cell>
          <table:table-cell office:value-type="float" office:value="86.262145137" calcext:value-type="float">
            <text:p>86.262145137</text:p>
          </table:table-cell>
          <table:table-cell office:value-type="float" office:value="26349" calcext:value-type="float">
            <text:p>26349</text:p>
          </table:table-cell>
          <table:table-cell office:value-type="float" office:value="83.840043218" calcext:value-type="float">
            <text:p>83.840043218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4.27808838" calcext:value-type="float">
            <text:p>74.27808838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86808" calcext:value-type="float">
            <text:p>9886808</text:p>
          </table:table-cell>
          <table:table-cell office:value-type="float" office:value="82.502754306" calcext:value-type="float">
            <text:p>82.502754306</text:p>
          </table:table-cell>
          <table:table-cell office:value-type="float" office:value="41" calcext:value-type="float">
            <text:p>41</text:p>
          </table:table-cell>
          <table:table-cell office:value-type="float" office:value="81.917968522" calcext:value-type="float">
            <text:p>81.917968522</text:p>
          </table:table-cell>
          <table:table-cell office:value-type="float" office:value="2" calcext:value-type="float">
            <text:p>2</text:p>
          </table:table-cell>
          <table:table-cell office:value-type="float" office:value="81.997280777" calcext:value-type="float">
            <text:p>81.99728077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99852" calcext:value-type="float">
            <text:p>7699852</text:p>
          </table:table-cell>
          <table:table-cell office:value-type="float" office:value="85.881142709" calcext:value-type="float">
            <text:p>85.881142709</text:p>
          </table:table-cell>
          <table:table-cell office:value-type="float" office:value="26349" calcext:value-type="float">
            <text:p>26349</text:p>
          </table:table-cell>
          <table:table-cell office:value-type="float" office:value="83.711721522" calcext:value-type="float">
            <text:p>83.711721522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3.421516713" calcext:value-type="float">
            <text:p>73.421516713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99852" calcext:value-type="float">
            <text:p>7699852</text:p>
          </table:table-cell>
          <table:table-cell office:value-type="float" office:value="81.491349743" calcext:value-type="float">
            <text:p>81.491349743</text:p>
          </table:table-cell>
          <table:table-cell office:value-type="float" office:value="41" calcext:value-type="float">
            <text:p>41</text:p>
          </table:table-cell>
          <table:table-cell office:value-type="float" office:value="82.175332279" calcext:value-type="float">
            <text:p>82.175332279</text:p>
          </table:table-cell>
          <table:table-cell office:value-type="float" office:value="2" calcext:value-type="float">
            <text:p>2</text:p>
          </table:table-cell>
          <table:table-cell office:value-type="float" office:value="82.177640392" calcext:value-type="float">
            <text:p>82.17764039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79319" calcext:value-type="float">
            <text:p>9479319</text:p>
          </table:table-cell>
          <table:table-cell office:value-type="float" office:value="85.800198709" calcext:value-type="float">
            <text:p>85.800198709</text:p>
          </table:table-cell>
          <table:table-cell office:value-type="float" office:value="26349" calcext:value-type="float">
            <text:p>26349</text:p>
          </table:table-cell>
          <table:table-cell office:value-type="float" office:value="85.042048053" calcext:value-type="float">
            <text:p>85.042048053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3.616832029" calcext:value-type="float">
            <text:p>73.616832029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79319" calcext:value-type="float">
            <text:p>9479319</text:p>
          </table:table-cell>
          <table:table-cell office:value-type="float" office:value="80.209299938" calcext:value-type="float">
            <text:p>80.209299938</text:p>
          </table:table-cell>
          <table:table-cell office:value-type="float" office:value="41" calcext:value-type="float">
            <text:p>41</text:p>
          </table:table-cell>
          <table:table-cell office:value-type="float" office:value="81.913434093" calcext:value-type="float">
            <text:p>81.913434093</text:p>
          </table:table-cell>
          <table:table-cell office:value-type="float" office:value="2" calcext:value-type="float">
            <text:p>2</text:p>
          </table:table-cell>
          <table:table-cell office:value-type="float" office:value="82.188285355" calcext:value-type="float">
            <text:p>82.18828535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891292" calcext:value-type="float">
            <text:p>10891292</text:p>
          </table:table-cell>
          <table:table-cell office:value-type="float" office:value="86.359444046" calcext:value-type="float">
            <text:p>86.359444046</text:p>
          </table:table-cell>
          <table:table-cell office:value-type="float" office:value="26349" calcext:value-type="float">
            <text:p>26349</text:p>
          </table:table-cell>
          <table:table-cell office:value-type="float" office:value="84.432437997" calcext:value-type="float">
            <text:p>84.432437997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3.751611328" calcext:value-type="float">
            <text:p>73.751611328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891292" calcext:value-type="float">
            <text:p>10891292</text:p>
          </table:table-cell>
          <table:table-cell office:value-type="float" office:value="81.035909061" calcext:value-type="float">
            <text:p>81.035909061</text:p>
          </table:table-cell>
          <table:table-cell office:value-type="float" office:value="41" calcext:value-type="float">
            <text:p>41</text:p>
          </table:table-cell>
          <table:table-cell office:value-type="float" office:value="82.521390548" calcext:value-type="float">
            <text:p>82.521390548</text:p>
          </table:table-cell>
          <table:table-cell office:value-type="float" office:value="2" calcext:value-type="float">
            <text:p>2</text:p>
          </table:table-cell>
          <table:table-cell office:value-type="float" office:value="82.297022826" calcext:value-type="float">
            <text:p>82.2970228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783667" calcext:value-type="float">
            <text:p>10783667</text:p>
          </table:table-cell>
          <table:table-cell office:value-type="float" office:value="86.009320183" calcext:value-type="float">
            <text:p>86.009320183</text:p>
          </table:table-cell>
          <table:table-cell office:value-type="float" office:value="26349" calcext:value-type="float">
            <text:p>26349</text:p>
          </table:table-cell>
          <table:table-cell office:value-type="float" office:value="84.494885907" calcext:value-type="float">
            <text:p>84.494885907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3.028847415" calcext:value-type="float">
            <text:p>73.028847415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783667" calcext:value-type="float">
            <text:p>10783667</text:p>
          </table:table-cell>
          <table:table-cell office:value-type="float" office:value="80.086977726" calcext:value-type="float">
            <text:p>80.086977726</text:p>
          </table:table-cell>
          <table:table-cell office:value-type="float" office:value="41" calcext:value-type="float">
            <text:p>41</text:p>
          </table:table-cell>
          <table:table-cell office:value-type="float" office:value="81.992369032" calcext:value-type="float">
            <text:p>81.992369032</text:p>
          </table:table-cell>
          <table:table-cell office:value-type="float" office:value="2" calcext:value-type="float">
            <text:p>2</text:p>
          </table:table-cell>
          <table:table-cell office:value-type="float" office:value="81.912039421" calcext:value-type="float">
            <text:p>81.9120394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414778" calcext:value-type="float">
            <text:p>98414778</text:p>
          </table:table-cell>
          <table:table-cell office:value-type="float" office:value="885.205253498" calcext:value-type="float">
            <text:p>885.205253498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2.143048847" calcext:value-type="float">
            <text:p>842.143048847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88.93620795" calcext:value-type="float">
            <text:p>688.93620795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414778" calcext:value-type="float">
            <text:p>98414778</text:p>
          </table:table-cell>
          <table:table-cell office:value-type="float" office:value="574.35701237" calcext:value-type="float">
            <text:p>574.35701237</text:p>
          </table:table-cell>
          <table:table-cell office:value-type="float" office:value="520" calcext:value-type="float">
            <text:p>520</text:p>
          </table:table-cell>
          <table:table-cell office:value-type="float" office:value="821.040198783" calcext:value-type="float">
            <text:p>821.040198783</text:p>
          </table:table-cell>
          <table:table-cell office:value-type="float" office:value="13" calcext:value-type="float">
            <text:p>13</text:p>
          </table:table-cell>
          <table:table-cell office:value-type="float" office:value="826.233693568" calcext:value-type="float">
            <text:p>826.23369356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7128630" calcext:value-type="float">
            <text:p>97128630</text:p>
          </table:table-cell>
          <table:table-cell office:value-type="float" office:value="864.164442809" calcext:value-type="float">
            <text:p>864.164442809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39.73679893" calcext:value-type="float">
            <text:p>839.73679893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87.285879005" calcext:value-type="float">
            <text:p>687.285879005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7128630" calcext:value-type="float">
            <text:p>97128630</text:p>
          </table:table-cell>
          <table:table-cell office:value-type="float" office:value="574.329489987" calcext:value-type="float">
            <text:p>574.329489987</text:p>
          </table:table-cell>
          <table:table-cell office:value-type="float" office:value="520" calcext:value-type="float">
            <text:p>520</text:p>
          </table:table-cell>
          <table:table-cell office:value-type="float" office:value="821.761475478" calcext:value-type="float">
            <text:p>821.761475478</text:p>
          </table:table-cell>
          <table:table-cell office:value-type="float" office:value="13" calcext:value-type="float">
            <text:p>13</text:p>
          </table:table-cell>
          <table:table-cell office:value-type="float" office:value="823.556716443" calcext:value-type="float">
            <text:p>823.55671644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975282" calcext:value-type="float">
            <text:p>84975282</text:p>
          </table:table-cell>
          <table:table-cell office:value-type="float" office:value="858.103532963" calcext:value-type="float">
            <text:p>858.103532963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0.002391075" calcext:value-type="float">
            <text:p>840.002391075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94.757418696" calcext:value-type="float">
            <text:p>694.757418696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975282" calcext:value-type="float">
            <text:p>84975282</text:p>
          </table:table-cell>
          <table:table-cell office:value-type="float" office:value="576.498116637" calcext:value-type="float">
            <text:p>576.498116637</text:p>
          </table:table-cell>
          <table:table-cell office:value-type="float" office:value="520" calcext:value-type="float">
            <text:p>520</text:p>
          </table:table-cell>
          <table:table-cell office:value-type="float" office:value="826.562769541" calcext:value-type="float">
            <text:p>826.562769541</text:p>
          </table:table-cell>
          <table:table-cell office:value-type="float" office:value="13" calcext:value-type="float">
            <text:p>13</text:p>
          </table:table-cell>
          <table:table-cell office:value-type="float" office:value="823.965719639" calcext:value-type="float">
            <text:p>823.96571963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754236" calcext:value-type="float">
            <text:p>79754236</text:p>
          </table:table-cell>
          <table:table-cell office:value-type="float" office:value="854.495904948" calcext:value-type="float">
            <text:p>854.495904948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1.520597134" calcext:value-type="float">
            <text:p>841.520597134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86.846630099" calcext:value-type="float">
            <text:p>686.846630099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754236" calcext:value-type="float">
            <text:p>79754236</text:p>
          </table:table-cell>
          <table:table-cell office:value-type="float" office:value="582.468294458" calcext:value-type="float">
            <text:p>582.468294458</text:p>
          </table:table-cell>
          <table:table-cell office:value-type="float" office:value="520" calcext:value-type="float">
            <text:p>520</text:p>
          </table:table-cell>
          <table:table-cell office:value-type="float" office:value="820.555623941" calcext:value-type="float">
            <text:p>820.555623941</text:p>
          </table:table-cell>
          <table:table-cell office:value-type="float" office:value="13" calcext:value-type="float">
            <text:p>13</text:p>
          </table:table-cell>
          <table:table-cell office:value-type="float" office:value="823.653481338" calcext:value-type="float">
            <text:p>823.65348133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8611659" calcext:value-type="float">
            <text:p>78611659</text:p>
          </table:table-cell>
          <table:table-cell office:value-type="float" office:value="851.04649509" calcext:value-type="float">
            <text:p>851.04649509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2.897564516" calcext:value-type="float">
            <text:p>842.897564516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86.457448331" calcext:value-type="float">
            <text:p>686.457448331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8611659" calcext:value-type="float">
            <text:p>78611659</text:p>
          </table:table-cell>
          <table:table-cell office:value-type="float" office:value="579.264707484" calcext:value-type="float">
            <text:p>579.264707484</text:p>
          </table:table-cell>
          <table:table-cell office:value-type="float" office:value="520" calcext:value-type="float">
            <text:p>520</text:p>
          </table:table-cell>
          <table:table-cell office:value-type="float" office:value="821.000121671" calcext:value-type="float">
            <text:p>821.000121671</text:p>
          </table:table-cell>
          <table:table-cell office:value-type="float" office:value="13" calcext:value-type="float">
            <text:p>13</text:p>
          </table:table-cell>
          <table:table-cell office:value-type="float" office:value="832.444354233" calcext:value-type="float">
            <text:p>832.44435423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977590" calcext:value-type="float">
            <text:p>1977590</text:p>
          </table:table-cell>
          <table:table-cell office:value-type="float" office:value="0.010815668" calcext:value-type="float">
            <text:p>0.010815668</text:p>
          </table:table-cell>
          <table:table-cell office:value-type="float" office:value="3" calcext:value-type="float">
            <text:p>3</text:p>
          </table:table-cell>
          <table:table-cell office:value-type="float" office:value="0.023580034" calcext:value-type="float">
            <text:p>0.023580034</text:p>
          </table:table-cell>
          <table:table-cell office:value-type="float" office:value="2477" calcext:value-type="float">
            <text:p>2477</text:p>
          </table:table-cell>
          <table:table-cell office:value-type="float" office:value="0.011234068" calcext:value-type="float">
            <text:p>0.011234068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977590" calcext:value-type="float">
            <text:p>1977590</text:p>
          </table:table-cell>
          <table:table-cell office:value-type="float" office:value="0.000668713" calcext:value-type="float">
            <text:p>0.000668713</text:p>
          </table:table-cell>
          <table:table-cell office:value-type="float" office:value="1" calcext:value-type="float">
            <text:p>1</text:p>
          </table:table-cell>
          <table:table-cell office:value-type="float" office:value="0.00025289" calcext:value-type="float">
            <text:p>0.00025289</text:p>
          </table:table-cell>
          <table:table-cell office:value-type="float" office:value="0" calcext:value-type="float">
            <text:p>0</text:p>
          </table:table-cell>
          <table:table-cell office:value-type="float" office:value="0.000279758" calcext:value-type="float">
            <text:p>0.00027975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426877" calcext:value-type="float">
            <text:p>426877</text:p>
          </table:table-cell>
          <table:table-cell office:value-type="float" office:value="0.001860393" calcext:value-type="float">
            <text:p>0.001860393</text:p>
          </table:table-cell>
          <table:table-cell office:value-type="float" office:value="3" calcext:value-type="float">
            <text:p>3</text:p>
          </table:table-cell>
          <table:table-cell office:value-type="float" office:value="0.011740589" calcext:value-type="float">
            <text:p>0.011740589</text:p>
          </table:table-cell>
          <table:table-cell office:value-type="float" office:value="2477" calcext:value-type="float">
            <text:p>2477</text:p>
          </table:table-cell>
          <table:table-cell office:value-type="float" office:value="0.011318948" calcext:value-type="float">
            <text:p>0.011318948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426877" calcext:value-type="float">
            <text:p>426877</text:p>
          </table:table-cell>
          <table:table-cell office:value-type="float" office:value="0.000363029" calcext:value-type="float">
            <text:p>0.000363029</text:p>
          </table:table-cell>
          <table:table-cell office:value-type="float" office:value="1" calcext:value-type="float">
            <text:p>1</text:p>
          </table:table-cell>
          <table:table-cell office:value-type="float" office:value="0.000195073" calcext:value-type="float">
            <text:p>0.000195073</text:p>
          </table:table-cell>
          <table:table-cell office:value-type="float" office:value="0" calcext:value-type="float">
            <text:p>0</text:p>
          </table:table-cell>
          <table:table-cell office:value-type="float" office:value="0.000217833" calcext:value-type="float">
            <text:p>0.0002178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246819" calcext:value-type="float">
            <text:p>246819</text:p>
          </table:table-cell>
          <table:table-cell office:value-type="float" office:value="0.001662206" calcext:value-type="float">
            <text:p>0.001662206</text:p>
          </table:table-cell>
          <table:table-cell office:value-type="float" office:value="3" calcext:value-type="float">
            <text:p>3</text:p>
          </table:table-cell>
          <table:table-cell office:value-type="float" office:value="0.013174896" calcext:value-type="float">
            <text:p>0.013174896</text:p>
          </table:table-cell>
          <table:table-cell office:value-type="float" office:value="2477" calcext:value-type="float">
            <text:p>2477</text:p>
          </table:table-cell>
          <table:table-cell office:value-type="float" office:value="0.011034172" calcext:value-type="float">
            <text:p>0.011034172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246819" calcext:value-type="float">
            <text:p>246819</text:p>
          </table:table-cell>
          <table:table-cell office:value-type="float" office:value="0.000179087" calcext:value-type="float">
            <text:p>0.000179087</text:p>
          </table:table-cell>
          <table:table-cell office:value-type="float" office:value="1" calcext:value-type="float">
            <text:p>1</text:p>
          </table:table-cell>
          <table:table-cell office:value-type="float" office:value="0.000178392" calcext:value-type="float">
            <text:p>0.000178392</text:p>
          </table:table-cell>
          <table:table-cell office:value-type="float" office:value="0" calcext:value-type="float">
            <text:p>0</text:p>
          </table:table-cell>
          <table:table-cell office:value-type="float" office:value="0.000157186" calcext:value-type="float">
            <text:p>0.0001571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21536" calcext:value-type="float">
            <text:p>321536</text:p>
          </table:table-cell>
          <table:table-cell office:value-type="float" office:value="0.001599193" calcext:value-type="float">
            <text:p>0.001599193</text:p>
          </table:table-cell>
          <table:table-cell office:value-type="float" office:value="3" calcext:value-type="float">
            <text:p>3</text:p>
          </table:table-cell>
          <table:table-cell office:value-type="float" office:value="0.009717878" calcext:value-type="float">
            <text:p>0.009717878</text:p>
          </table:table-cell>
          <table:table-cell office:value-type="float" office:value="2477" calcext:value-type="float">
            <text:p>2477</text:p>
          </table:table-cell>
          <table:table-cell office:value-type="float" office:value="0.010801294" calcext:value-type="float">
            <text:p>0.010801294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21536" calcext:value-type="float">
            <text:p>321536</text:p>
          </table:table-cell>
          <table:table-cell office:value-type="float" office:value="0.000150699" calcext:value-type="float">
            <text:p>0.000150699</text:p>
          </table:table-cell>
          <table:table-cell office:value-type="float" office:value="1" calcext:value-type="float">
            <text:p>1</text:p>
          </table:table-cell>
          <table:table-cell office:value-type="float" office:value="0.000180756" calcext:value-type="float">
            <text:p>0.000180756</text:p>
          </table:table-cell>
          <table:table-cell office:value-type="float" office:value="0" calcext:value-type="float">
            <text:p>0</text:p>
          </table:table-cell>
          <table:table-cell office:value-type="float" office:value="0.000148252" calcext:value-type="float">
            <text:p>0.0001482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14652" calcext:value-type="float">
            <text:p>314652</text:p>
          </table:table-cell>
          <table:table-cell office:value-type="float" office:value="0.001573253" calcext:value-type="float">
            <text:p>0.001573253</text:p>
          </table:table-cell>
          <table:table-cell office:value-type="float" office:value="3" calcext:value-type="float">
            <text:p>3</text:p>
          </table:table-cell>
          <table:table-cell office:value-type="float" office:value="0.007826514" calcext:value-type="float">
            <text:p>0.007826514</text:p>
          </table:table-cell>
          <table:table-cell office:value-type="float" office:value="2477" calcext:value-type="float">
            <text:p>2477</text:p>
          </table:table-cell>
          <table:table-cell office:value-type="float" office:value="0.010451638" calcext:value-type="float">
            <text:p>0.010451638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14652" calcext:value-type="float">
            <text:p>314652</text:p>
          </table:table-cell>
          <table:table-cell office:value-type="float" office:value="0.000159906" calcext:value-type="float">
            <text:p>0.000159906</text:p>
          </table:table-cell>
          <table:table-cell office:value-type="float" office:value="1" calcext:value-type="float">
            <text:p>1</text:p>
          </table:table-cell>
          <table:table-cell office:value-type="float" office:value="0.000151848" calcext:value-type="float">
            <text:p>0.000151848</text:p>
          </table:table-cell>
          <table:table-cell office:value-type="float" office:value="0" calcext:value-type="float">
            <text:p>0</text:p>
          </table:table-cell>
          <table:table-cell office:value-type="float" office:value="0.000150007" calcext:value-type="float">
            <text:p>0.0001500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753682" calcext:value-type="float">
            <text:p>753682</text:p>
          </table:table-cell>
          <table:table-cell office:value-type="float" office:value="0.002039301" calcext:value-type="float">
            <text:p>0.002039301</text:p>
          </table:table-cell>
          <table:table-cell office:value-type="float" office:value="48" calcext:value-type="float">
            <text:p>48</text:p>
          </table:table-cell>
          <table:table-cell office:value-type="float" office:value="0.050548202" calcext:value-type="float">
            <text:p>0.050548202</text:p>
          </table:table-cell>
          <table:table-cell office:value-type="float" office:value="23569" calcext:value-type="float">
            <text:p>23569</text:p>
          </table:table-cell>
          <table:table-cell office:value-type="float" office:value="0.053129606" calcext:value-type="float">
            <text:p>0.053129606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753682" calcext:value-type="float">
            <text:p>753682</text:p>
          </table:table-cell>
          <table:table-cell office:value-type="float" office:value="0.00034449" calcext:value-type="float">
            <text:p>0.00034449</text:p>
          </table:table-cell>
          <table:table-cell office:value-type="float" office:value="2" calcext:value-type="float">
            <text:p>2</text:p>
          </table:table-cell>
          <table:table-cell office:value-type="float" office:value="0.000333023" calcext:value-type="float">
            <text:p>0.000333023</text:p>
          </table:table-cell>
          <table:table-cell office:value-type="float" office:value="0" calcext:value-type="float">
            <text:p>0</text:p>
          </table:table-cell>
          <table:table-cell office:value-type="float" office:value="0.000305914" calcext:value-type="float">
            <text:p>0.0003059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784336" calcext:value-type="float">
            <text:p>784336</text:p>
          </table:table-cell>
          <table:table-cell office:value-type="float" office:value="0.001796031" calcext:value-type="float">
            <text:p>0.001796031</text:p>
          </table:table-cell>
          <table:table-cell office:value-type="float" office:value="48" calcext:value-type="float">
            <text:p>48</text:p>
          </table:table-cell>
          <table:table-cell office:value-type="float" office:value="0.040896543" calcext:value-type="float">
            <text:p>0.040896543</text:p>
          </table:table-cell>
          <table:table-cell office:value-type="float" office:value="23569" calcext:value-type="float">
            <text:p>23569</text:p>
          </table:table-cell>
          <table:table-cell office:value-type="float" office:value="0.052749497" calcext:value-type="float">
            <text:p>0.052749497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784336" calcext:value-type="float">
            <text:p>784336</text:p>
          </table:table-cell>
          <table:table-cell office:value-type="float" office:value="0.000327938" calcext:value-type="float">
            <text:p>0.000327938</text:p>
          </table:table-cell>
          <table:table-cell office:value-type="float" office:value="2" calcext:value-type="float">
            <text:p>2</text:p>
          </table:table-cell>
          <table:table-cell office:value-type="float" office:value="0.000277172" calcext:value-type="float">
            <text:p>0.000277172</text:p>
          </table:table-cell>
          <table:table-cell office:value-type="float" office:value="0" calcext:value-type="float">
            <text:p>0</text:p>
          </table:table-cell>
          <table:table-cell office:value-type="float" office:value="0.00023586" calcext:value-type="float">
            <text:p>0.000235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735736" calcext:value-type="float">
            <text:p>735736</text:p>
          </table:table-cell>
          <table:table-cell office:value-type="float" office:value="0.001781853" calcext:value-type="float">
            <text:p>0.001781853</text:p>
          </table:table-cell>
          <table:table-cell office:value-type="float" office:value="48" calcext:value-type="float">
            <text:p>48</text:p>
          </table:table-cell>
          <table:table-cell office:value-type="float" office:value="0.041087771" calcext:value-type="float">
            <text:p>0.041087771</text:p>
          </table:table-cell>
          <table:table-cell office:value-type="float" office:value="23569" calcext:value-type="float">
            <text:p>23569</text:p>
          </table:table-cell>
          <table:table-cell office:value-type="float" office:value="0.052872774" calcext:value-type="float">
            <text:p>0.052872774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735736" calcext:value-type="float">
            <text:p>735736</text:p>
          </table:table-cell>
          <table:table-cell office:value-type="float" office:value="0.000276757" calcext:value-type="float">
            <text:p>0.000276757</text:p>
          </table:table-cell>
          <table:table-cell office:value-type="float" office:value="2" calcext:value-type="float">
            <text:p>2</text:p>
          </table:table-cell>
          <table:table-cell office:value-type="float" office:value="0.000224215" calcext:value-type="float">
            <text:p>0.000224215</text:p>
          </table:table-cell>
          <table:table-cell office:value-type="float" office:value="0" calcext:value-type="float">
            <text:p>0</text:p>
          </table:table-cell>
          <table:table-cell office:value-type="float" office:value="0.000186067" calcext:value-type="float">
            <text:p>0.0001860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765235" calcext:value-type="float">
            <text:p>765235</text:p>
          </table:table-cell>
          <table:table-cell office:value-type="float" office:value="0.00173119" calcext:value-type="float">
            <text:p>0.00173119</text:p>
          </table:table-cell>
          <table:table-cell office:value-type="float" office:value="48" calcext:value-type="float">
            <text:p>48</text:p>
          </table:table-cell>
          <table:table-cell office:value-type="float" office:value="0.040725651" calcext:value-type="float">
            <text:p>0.040725651</text:p>
          </table:table-cell>
          <table:table-cell office:value-type="float" office:value="23569" calcext:value-type="float">
            <text:p>23569</text:p>
          </table:table-cell>
          <table:table-cell office:value-type="float" office:value="0.054161989" calcext:value-type="float">
            <text:p>0.054161989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765235" calcext:value-type="float">
            <text:p>765235</text:p>
          </table:table-cell>
          <table:table-cell office:value-type="float" office:value="0.000242028" calcext:value-type="float">
            <text:p>0.000242028</text:p>
          </table:table-cell>
          <table:table-cell office:value-type="float" office:value="2" calcext:value-type="float">
            <text:p>2</text:p>
          </table:table-cell>
          <table:table-cell office:value-type="float" office:value="0.000189144" calcext:value-type="float">
            <text:p>0.000189144</text:p>
          </table:table-cell>
          <table:table-cell office:value-type="float" office:value="0" calcext:value-type="float">
            <text:p>0</text:p>
          </table:table-cell>
          <table:table-cell office:value-type="float" office:value="0.000197949" calcext:value-type="float">
            <text:p>0.00019794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739327" calcext:value-type="float">
            <text:p>739327</text:p>
          </table:table-cell>
          <table:table-cell office:value-type="float" office:value="0.001731542" calcext:value-type="float">
            <text:p>0.001731542</text:p>
          </table:table-cell>
          <table:table-cell office:value-type="float" office:value="48" calcext:value-type="float">
            <text:p>48</text:p>
          </table:table-cell>
          <table:table-cell office:value-type="float" office:value="0.042565951" calcext:value-type="float">
            <text:p>0.042565951</text:p>
          </table:table-cell>
          <table:table-cell office:value-type="float" office:value="23569" calcext:value-type="float">
            <text:p>23569</text:p>
          </table:table-cell>
          <table:table-cell office:value-type="float" office:value="0.052092725" calcext:value-type="float">
            <text:p>0.052092725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739327" calcext:value-type="float">
            <text:p>739327</text:p>
          </table:table-cell>
          <table:table-cell office:value-type="float" office:value="0.000243101" calcext:value-type="float">
            <text:p>0.000243101</text:p>
          </table:table-cell>
          <table:table-cell office:value-type="float" office:value="2" calcext:value-type="float">
            <text:p>2</text:p>
          </table:table-cell>
          <table:table-cell office:value-type="float" office:value="0.000212826" calcext:value-type="float">
            <text:p>0.000212826</text:p>
          </table:table-cell>
          <table:table-cell office:value-type="float" office:value="0" calcext:value-type="float">
            <text:p>0</text:p>
          </table:table-cell>
          <table:table-cell office:value-type="float" office:value="0.000179584" calcext:value-type="float">
            <text:p>0.0001795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7462373" calcext:value-type="float">
            <text:p>7462373</text:p>
          </table:table-cell>
          <table:table-cell office:value-type="float" office:value="0.017491736" calcext:value-type="float">
            <text:p>0.017491736</text:p>
          </table:table-cell>
          <table:table-cell office:value-type="float" office:value="4186" calcext:value-type="float">
            <text:p>4186</text:p>
          </table:table-cell>
          <table:table-cell office:value-type="float" office:value="0.361512472" calcext:value-type="float">
            <text:p>0.361512472</text:p>
          </table:table-cell>
          <table:table-cell office:value-type="float" office:value="247757" calcext:value-type="float">
            <text:p>247757</text:p>
          </table:table-cell>
          <table:table-cell office:value-type="float" office:value="1.04013285" calcext:value-type="float">
            <text:p>1.04013285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7462373" calcext:value-type="float">
            <text:p>7462373</text:p>
          </table:table-cell>
          <table:table-cell office:value-type="float" office:value="0.00031389" calcext:value-type="float">
            <text:p>0.00031389</text:p>
          </table:table-cell>
          <table:table-cell office:value-type="float" office:value="10" calcext:value-type="float">
            <text:p>10</text:p>
          </table:table-cell>
          <table:table-cell office:value-type="float" office:value="0.000290202" calcext:value-type="float">
            <text:p>0.000290202</text:p>
          </table:table-cell>
          <table:table-cell office:value-type="float" office:value="0" calcext:value-type="float">
            <text:p>0</text:p>
          </table:table-cell>
          <table:table-cell office:value-type="float" office:value="0.000218343" calcext:value-type="float">
            <text:p>0.0002183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7192200" calcext:value-type="float">
            <text:p>7192200</text:p>
          </table:table-cell>
          <table:table-cell office:value-type="float" office:value="0.016795093" calcext:value-type="float">
            <text:p>0.016795093</text:p>
          </table:table-cell>
          <table:table-cell office:value-type="float" office:value="4186" calcext:value-type="float">
            <text:p>4186</text:p>
          </table:table-cell>
          <table:table-cell office:value-type="float" office:value="0.37205775" calcext:value-type="float">
            <text:p>0.37205775</text:p>
          </table:table-cell>
          <table:table-cell office:value-type="float" office:value="247757" calcext:value-type="float">
            <text:p>247757</text:p>
          </table:table-cell>
          <table:table-cell office:value-type="float" office:value="0.936788072" calcext:value-type="float">
            <text:p>0.936788072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7192200" calcext:value-type="float">
            <text:p>7192200</text:p>
          </table:table-cell>
          <table:table-cell office:value-type="float" office:value="0.000325605" calcext:value-type="float">
            <text:p>0.000325605</text:p>
          </table:table-cell>
          <table:table-cell office:value-type="float" office:value="10" calcext:value-type="float">
            <text:p>10</text:p>
          </table:table-cell>
          <table:table-cell office:value-type="float" office:value="0.000238286" calcext:value-type="float">
            <text:p>0.000238286</text:p>
          </table:table-cell>
          <table:table-cell office:value-type="float" office:value="0" calcext:value-type="float">
            <text:p>0</text:p>
          </table:table-cell>
          <table:table-cell office:value-type="float" office:value="0.000214905" calcext:value-type="float">
            <text:p>0.0002149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43639645" calcext:value-type="float">
            <text:p>43639645</text:p>
          </table:table-cell>
          <table:table-cell office:value-type="float" office:value="0.016864627" calcext:value-type="float">
            <text:p>0.016864627</text:p>
          </table:table-cell>
          <table:table-cell office:value-type="float" office:value="4186" calcext:value-type="float">
            <text:p>4186</text:p>
          </table:table-cell>
          <table:table-cell office:value-type="float" office:value="0.36747733" calcext:value-type="float">
            <text:p>0.36747733</text:p>
          </table:table-cell>
          <table:table-cell office:value-type="float" office:value="247757" calcext:value-type="float">
            <text:p>247757</text:p>
          </table:table-cell>
          <table:table-cell office:value-type="float" office:value="0.892158717" calcext:value-type="float">
            <text:p>0.892158717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43639645" calcext:value-type="float">
            <text:p>43639645</text:p>
          </table:table-cell>
          <table:table-cell office:value-type="float" office:value="0.000217832" calcext:value-type="float">
            <text:p>0.000217832</text:p>
          </table:table-cell>
          <table:table-cell office:value-type="float" office:value="10" calcext:value-type="float">
            <text:p>10</text:p>
          </table:table-cell>
          <table:table-cell office:value-type="float" office:value="0.000249725" calcext:value-type="float">
            <text:p>0.000249725</text:p>
          </table:table-cell>
          <table:table-cell office:value-type="float" office:value="0" calcext:value-type="float">
            <text:p>0</text:p>
          </table:table-cell>
          <table:table-cell office:value-type="float" office:value="0.000212299" calcext:value-type="float">
            <text:p>0.00021229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7393765" calcext:value-type="float">
            <text:p>7393765</text:p>
          </table:table-cell>
          <table:table-cell office:value-type="float" office:value="0.016906107" calcext:value-type="float">
            <text:p>0.016906107</text:p>
          </table:table-cell>
          <table:table-cell office:value-type="float" office:value="4186" calcext:value-type="float">
            <text:p>4186</text:p>
          </table:table-cell>
          <table:table-cell office:value-type="float" office:value="0.384415944" calcext:value-type="float">
            <text:p>0.384415944</text:p>
          </table:table-cell>
          <table:table-cell office:value-type="float" office:value="247757" calcext:value-type="float">
            <text:p>247757</text:p>
          </table:table-cell>
          <table:table-cell office:value-type="float" office:value="0.915694783" calcext:value-type="float">
            <text:p>0.915694783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7393765" calcext:value-type="float">
            <text:p>7393765</text:p>
          </table:table-cell>
          <table:table-cell office:value-type="float" office:value="0.00021089" calcext:value-type="float">
            <text:p>0.00021089</text:p>
          </table:table-cell>
          <table:table-cell office:value-type="float" office:value="10" calcext:value-type="float">
            <text:p>10</text:p>
          </table:table-cell>
          <table:table-cell office:value-type="float" office:value="0.000223677" calcext:value-type="float">
            <text:p>0.000223677</text:p>
          </table:table-cell>
          <table:table-cell office:value-type="float" office:value="0" calcext:value-type="float">
            <text:p>0</text:p>
          </table:table-cell>
          <table:table-cell office:value-type="float" office:value="0.000213195" calcext:value-type="float">
            <text:p>0.0002131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4767551" calcext:value-type="float">
            <text:p>4767551</text:p>
          </table:table-cell>
          <table:table-cell office:value-type="float" office:value="0.016820324" calcext:value-type="float">
            <text:p>0.016820324</text:p>
          </table:table-cell>
          <table:table-cell office:value-type="float" office:value="4186" calcext:value-type="float">
            <text:p>4186</text:p>
          </table:table-cell>
          <table:table-cell office:value-type="float" office:value="0.411559135" calcext:value-type="float">
            <text:p>0.411559135</text:p>
          </table:table-cell>
          <table:table-cell office:value-type="float" office:value="247757" calcext:value-type="float">
            <text:p>247757</text:p>
          </table:table-cell>
          <table:table-cell office:value-type="float" office:value="0.901812492" calcext:value-type="float">
            <text:p>0.901812492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4767551" calcext:value-type="float">
            <text:p>4767551</text:p>
          </table:table-cell>
          <table:table-cell office:value-type="float" office:value="0.000210379" calcext:value-type="float">
            <text:p>0.000210379</text:p>
          </table:table-cell>
          <table:table-cell office:value-type="float" office:value="10" calcext:value-type="float">
            <text:p>10</text:p>
          </table:table-cell>
          <table:table-cell office:value-type="float" office:value="0.000217653" calcext:value-type="float">
            <text:p>0.000217653</text:p>
          </table:table-cell>
          <table:table-cell office:value-type="float" office:value="0" calcext:value-type="float">
            <text:p>0</text:p>
          </table:table-cell>
          <table:table-cell office:value-type="float" office:value="0.000206084" calcext:value-type="float">
            <text:p>0.0002060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833374" calcext:value-type="float">
            <text:p>121833374</text:p>
          </table:table-cell>
          <table:table-cell office:value-type="float" office:value="0.095342352" calcext:value-type="float">
            <text:p>0.095342352</text:p>
          </table:table-cell>
          <table:table-cell office:value-type="float" office:value="26349" calcext:value-type="float">
            <text:p>26349</text:p>
          </table:table-cell>
          <table:table-cell office:value-type="float" office:value="2.79972731" calcext:value-type="float">
            <text:p>2.79972731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8.211030911" calcext:value-type="float">
            <text:p>8.211030911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1833374" calcext:value-type="float">
            <text:p>121833374</text:p>
          </table:table-cell>
          <table:table-cell office:value-type="float" office:value="0.00034776" calcext:value-type="float">
            <text:p>0.00034776</text:p>
          </table:table-cell>
          <table:table-cell office:value-type="float" office:value="41" calcext:value-type="float">
            <text:p>41</text:p>
          </table:table-cell>
          <table:table-cell office:value-type="float" office:value="0.000314385" calcext:value-type="float">
            <text:p>0.000314385</text:p>
          </table:table-cell>
          <table:table-cell office:value-type="float" office:value="2" calcext:value-type="float">
            <text:p>2</text:p>
          </table:table-cell>
          <table:table-cell office:value-type="float" office:value="0.000190334" calcext:value-type="float">
            <text:p>0.0001903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805067" calcext:value-type="float">
            <text:p>74805067</text:p>
          </table:table-cell>
          <table:table-cell office:value-type="float" office:value="0.091428223" calcext:value-type="float">
            <text:p>0.091428223</text:p>
          </table:table-cell>
          <table:table-cell office:value-type="float" office:value="26349" calcext:value-type="float">
            <text:p>26349</text:p>
          </table:table-cell>
          <table:table-cell office:value-type="float" office:value="2.777433022" calcext:value-type="float">
            <text:p>2.777433022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8.368289526" calcext:value-type="float">
            <text:p>8.368289526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805067" calcext:value-type="float">
            <text:p>74805067</text:p>
          </table:table-cell>
          <table:table-cell office:value-type="float" office:value="0.000313193" calcext:value-type="float">
            <text:p>0.000313193</text:p>
          </table:table-cell>
          <table:table-cell office:value-type="float" office:value="41" calcext:value-type="float">
            <text:p>41</text:p>
          </table:table-cell>
          <table:table-cell office:value-type="float" office:value="0.000245249" calcext:value-type="float">
            <text:p>0.000245249</text:p>
          </table:table-cell>
          <table:table-cell office:value-type="float" office:value="2" calcext:value-type="float">
            <text:p>2</text:p>
          </table:table-cell>
          <table:table-cell office:value-type="float" office:value="0.000208144" calcext:value-type="float">
            <text:p>0.0002081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512862" calcext:value-type="float">
            <text:p>75512862</text:p>
          </table:table-cell>
          <table:table-cell office:value-type="float" office:value="0.09232399" calcext:value-type="float">
            <text:p>0.09232399</text:p>
          </table:table-cell>
          <table:table-cell office:value-type="float" office:value="26349" calcext:value-type="float">
            <text:p>26349</text:p>
          </table:table-cell>
          <table:table-cell office:value-type="float" office:value="2.677436412" calcext:value-type="float">
            <text:p>2.677436412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8.445048852" calcext:value-type="float">
            <text:p>8.445048852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512862" calcext:value-type="float">
            <text:p>75512862</text:p>
          </table:table-cell>
          <table:table-cell office:value-type="float" office:value="0.000328645" calcext:value-type="float">
            <text:p>0.000328645</text:p>
          </table:table-cell>
          <table:table-cell office:value-type="float" office:value="41" calcext:value-type="float">
            <text:p>41</text:p>
          </table:table-cell>
          <table:table-cell office:value-type="float" office:value="0.000251481" calcext:value-type="float">
            <text:p>0.000251481</text:p>
          </table:table-cell>
          <table:table-cell office:value-type="float" office:value="2" calcext:value-type="float">
            <text:p>2</text:p>
          </table:table-cell>
          <table:table-cell office:value-type="float" office:value="0.000069349" calcext:value-type="float">
            <text:p>6.9349E-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899004" calcext:value-type="float">
            <text:p>73899004</text:p>
          </table:table-cell>
          <table:table-cell office:value-type="float" office:value="0.082477206" calcext:value-type="float">
            <text:p>0.082477206</text:p>
          </table:table-cell>
          <table:table-cell office:value-type="float" office:value="26349" calcext:value-type="float">
            <text:p>26349</text:p>
          </table:table-cell>
          <table:table-cell office:value-type="float" office:value="2.692622554" calcext:value-type="float">
            <text:p>2.692622554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8.300682635" calcext:value-type="float">
            <text:p>8.300682635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3899004" calcext:value-type="float">
            <text:p>73899004</text:p>
          </table:table-cell>
          <table:table-cell office:value-type="float" office:value="0.000301936" calcext:value-type="float">
            <text:p>0.000301936</text:p>
          </table:table-cell>
          <table:table-cell office:value-type="float" office:value="41" calcext:value-type="float">
            <text:p>41</text:p>
          </table:table-cell>
          <table:table-cell office:value-type="float" office:value="0.000109082" calcext:value-type="float">
            <text:p>0.000109082</text:p>
          </table:table-cell>
          <table:table-cell office:value-type="float" office:value="2" calcext:value-type="float">
            <text:p>2</text:p>
          </table:table-cell>
          <table:table-cell office:value-type="float" office:value="0.000078866" calcext:value-type="float">
            <text:p>7.8866E-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0850794" calcext:value-type="float">
            <text:p>150850794</text:p>
          </table:table-cell>
          <table:table-cell office:value-type="float" office:value="0.070557747" calcext:value-type="float">
            <text:p>0.070557747</text:p>
          </table:table-cell>
          <table:table-cell office:value-type="float" office:value="26349" calcext:value-type="float">
            <text:p>26349</text:p>
          </table:table-cell>
          <table:table-cell office:value-type="float" office:value="2.656125399" calcext:value-type="float">
            <text:p>2.656125399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8.417918219" calcext:value-type="float">
            <text:p>8.417918219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0850794" calcext:value-type="float">
            <text:p>150850794</text:p>
          </table:table-cell>
          <table:table-cell office:value-type="float" office:value="0.000560556" calcext:value-type="float">
            <text:p>0.000560556</text:p>
          </table:table-cell>
          <table:table-cell office:value-type="float" office:value="41" calcext:value-type="float">
            <text:p>41</text:p>
          </table:table-cell>
          <table:table-cell office:value-type="float" office:value="0.000090611" calcext:value-type="float">
            <text:p>9.0611E-05</text:p>
          </table:table-cell>
          <table:table-cell office:value-type="float" office:value="2" calcext:value-type="float">
            <text:p>2</text:p>
          </table:table-cell>
          <table:table-cell office:value-type="float" office:value="0.00006705" calcext:value-type="float">
            <text:p>6.705E-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69454578" calcext:value-type="float">
            <text:p>2069454578</text:p>
          </table:table-cell>
          <table:table-cell office:value-type="float" office:value="1.253265163" calcext:value-type="float">
            <text:p>1.253265163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21.295531037" calcext:value-type="float">
            <text:p>21.295531037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25.036382011" calcext:value-type="float">
            <text:p>125.036382011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69454578" calcext:value-type="float">
            <text:p>2069454578</text:p>
          </table:table-cell>
          <table:table-cell office:value-type="float" office:value="0.001714039" calcext:value-type="float">
            <text:p>0.001714039</text:p>
          </table:table-cell>
          <table:table-cell office:value-type="float" office:value="520" calcext:value-type="float">
            <text:p>520</text:p>
          </table:table-cell>
          <table:table-cell office:value-type="float" office:value="0.000217296" calcext:value-type="float">
            <text:p>0.000217296</text:p>
          </table:table-cell>
          <table:table-cell office:value-type="float" office:value="13" calcext:value-type="float">
            <text:p>13</text:p>
          </table:table-cell>
          <table:table-cell office:value-type="float" office:value="0.000132083" calcext:value-type="float">
            <text:p>0.00013208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75130157" calcext:value-type="float">
            <text:p>2775130157</text:p>
          </table:table-cell>
          <table:table-cell office:value-type="float" office:value="1.359597591" calcext:value-type="float">
            <text:p>1.359597591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21.280189683" calcext:value-type="float">
            <text:p>21.280189683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23.77846933" calcext:value-type="float">
            <text:p>123.77846933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75130157" calcext:value-type="float">
            <text:p>2775130157</text:p>
          </table:table-cell>
          <table:table-cell office:value-type="float" office:value="0.001442257" calcext:value-type="float">
            <text:p>0.001442257</text:p>
          </table:table-cell>
          <table:table-cell office:value-type="float" office:value="520" calcext:value-type="float">
            <text:p>520</text:p>
          </table:table-cell>
          <table:table-cell office:value-type="float" office:value="0.000228986" calcext:value-type="float">
            <text:p>0.000228986</text:p>
          </table:table-cell>
          <table:table-cell office:value-type="float" office:value="13" calcext:value-type="float">
            <text:p>13</text:p>
          </table:table-cell>
          <table:table-cell office:value-type="float" office:value="0.000124916" calcext:value-type="float">
            <text:p>0.00012491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85833986" calcext:value-type="float">
            <text:p>2385833986</text:p>
          </table:table-cell>
          <table:table-cell office:value-type="float" office:value="1.331190184" calcext:value-type="float">
            <text:p>1.331190184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21.375288024" calcext:value-type="float">
            <text:p>21.375288024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23.181131416" calcext:value-type="float">
            <text:p>123.181131416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85833986" calcext:value-type="float">
            <text:p>2385833986</text:p>
          </table:table-cell>
          <table:table-cell office:value-type="float" office:value="0.009513794" calcext:value-type="float">
            <text:p>0.009513794</text:p>
          </table:table-cell>
          <table:table-cell office:value-type="float" office:value="520" calcext:value-type="float">
            <text:p>520</text:p>
          </table:table-cell>
          <table:table-cell office:value-type="float" office:value="0.000222144" calcext:value-type="float">
            <text:p>0.000222144</text:p>
          </table:table-cell>
          <table:table-cell office:value-type="float" office:value="13" calcext:value-type="float">
            <text:p>13</text:p>
          </table:table-cell>
          <table:table-cell office:value-type="float" office:value="0.000125137" calcext:value-type="float">
            <text:p>0.00012513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99640157" calcext:value-type="float">
            <text:p>2499640157</text:p>
          </table:table-cell>
          <table:table-cell office:value-type="float" office:value="1.134250701" calcext:value-type="float">
            <text:p>1.134250701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21.535225008" calcext:value-type="float">
            <text:p>21.535225008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23.125981394" calcext:value-type="float">
            <text:p>123.125981394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99640157" calcext:value-type="float">
            <text:p>2499640157</text:p>
          </table:table-cell>
          <table:table-cell office:value-type="float" office:value="0.002745228" calcext:value-type="float">
            <text:p>0.002745228</text:p>
          </table:table-cell>
          <table:table-cell office:value-type="float" office:value="520" calcext:value-type="float">
            <text:p>520</text:p>
          </table:table-cell>
          <table:table-cell office:value-type="float" office:value="0.000231474" calcext:value-type="float">
            <text:p>0.000231474</text:p>
          </table:table-cell>
          <table:table-cell office:value-type="float" office:value="13" calcext:value-type="float">
            <text:p>13</text:p>
          </table:table-cell>
          <table:table-cell office:value-type="float" office:value="0.000140328" calcext:value-type="float">
            <text:p>0.00014032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07079325" calcext:value-type="float">
            <text:p>2407079325</text:p>
          </table:table-cell>
          <table:table-cell office:value-type="float" office:value="1.090135313" calcext:value-type="float">
            <text:p>1.090135313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21.577030116" calcext:value-type="float">
            <text:p>21.577030116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23.698490123" calcext:value-type="float">
            <text:p>123.698490123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07079325" calcext:value-type="float">
            <text:p>2407079325</text:p>
          </table:table-cell>
          <table:table-cell office:value-type="float" office:value="0.001455533" calcext:value-type="float">
            <text:p>0.001455533</text:p>
          </table:table-cell>
          <table:table-cell office:value-type="float" office:value="520" calcext:value-type="float">
            <text:p>520</text:p>
          </table:table-cell>
          <table:table-cell office:value-type="float" office:value="0.000226943" calcext:value-type="float">
            <text:p>0.000226943</text:p>
          </table:table-cell>
          <table:table-cell office:value-type="float" office:value="13" calcext:value-type="float">
            <text:p>13</text:p>
          </table:table-cell>
          <table:table-cell office:value-type="float" office:value="0.000129687" calcext:value-type="float">
            <text:p>0.00012968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8930253" calcext:value-type="float">
            <text:p>38930253</text:p>
          </table:table-cell>
          <table:table-cell office:value-type="float" office:value="0.157136547" calcext:value-type="float">
            <text:p>0.157136547</text:p>
          </table:table-cell>
          <table:table-cell office:value-type="float" office:value="3" calcext:value-type="float">
            <text:p>3</text:p>
          </table:table-cell>
          <table:table-cell office:value-type="float" office:value="0.114506685" calcext:value-type="float">
            <text:p>0.114506685</text:p>
          </table:table-cell>
          <table:table-cell office:value-type="float" office:value="2477" calcext:value-type="float">
            <text:p>2477</text:p>
          </table:table-cell>
          <table:table-cell office:value-type="float" office:value="0.109671796" calcext:value-type="float">
            <text:p>0.109671796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8930253" calcext:value-type="float">
            <text:p>38930253</text:p>
          </table:table-cell>
          <table:table-cell office:value-type="float" office:value="0.125372206" calcext:value-type="float">
            <text:p>0.125372206</text:p>
          </table:table-cell>
          <table:table-cell office:value-type="float" office:value="1" calcext:value-type="float">
            <text:p>1</text:p>
          </table:table-cell>
          <table:table-cell office:value-type="float" office:value="0.10041847" calcext:value-type="float">
            <text:p>0.10041847</text:p>
          </table:table-cell>
          <table:table-cell office:value-type="float" office:value="0" calcext:value-type="float">
            <text:p>0</text:p>
          </table:table-cell>
          <table:table-cell office:value-type="float" office:value="0.145778128" calcext:value-type="float">
            <text:p>0.1457781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2943717" calcext:value-type="float">
            <text:p>2943717</text:p>
          </table:table-cell>
          <table:table-cell office:value-type="float" office:value="0.083025096" calcext:value-type="float">
            <text:p>0.083025096</text:p>
          </table:table-cell>
          <table:table-cell office:value-type="float" office:value="3" calcext:value-type="float">
            <text:p>3</text:p>
          </table:table-cell>
          <table:table-cell office:value-type="float" office:value="0.103296841" calcext:value-type="float">
            <text:p>0.103296841</text:p>
          </table:table-cell>
          <table:table-cell office:value-type="float" office:value="2477" calcext:value-type="float">
            <text:p>2477</text:p>
          </table:table-cell>
          <table:table-cell office:value-type="float" office:value="0.10929574" calcext:value-type="float">
            <text:p>0.10929574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2943717" calcext:value-type="float">
            <text:p>2943717</text:p>
          </table:table-cell>
          <table:table-cell office:value-type="float" office:value="0.087869666" calcext:value-type="float">
            <text:p>0.087869666</text:p>
          </table:table-cell>
          <table:table-cell office:value-type="float" office:value="1" calcext:value-type="float">
            <text:p>1</text:p>
          </table:table-cell>
          <table:table-cell office:value-type="float" office:value="0.122969528" calcext:value-type="float">
            <text:p>0.122969528</text:p>
          </table:table-cell>
          <table:table-cell office:value-type="float" office:value="0" calcext:value-type="float">
            <text:p>0</text:p>
          </table:table-cell>
          <table:table-cell office:value-type="float" office:value="0.075053267" calcext:value-type="float">
            <text:p>0.0750532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008293" calcext:value-type="float">
            <text:p>3008293</text:p>
          </table:table-cell>
          <table:table-cell office:value-type="float" office:value="0.066826714" calcext:value-type="float">
            <text:p>0.066826714</text:p>
          </table:table-cell>
          <table:table-cell office:value-type="float" office:value="3" calcext:value-type="float">
            <text:p>3</text:p>
          </table:table-cell>
          <table:table-cell office:value-type="float" office:value="0.101616883" calcext:value-type="float">
            <text:p>0.101616883</text:p>
          </table:table-cell>
          <table:table-cell office:value-type="float" office:value="2477" calcext:value-type="float">
            <text:p>2477</text:p>
          </table:table-cell>
          <table:table-cell office:value-type="float" office:value="0.108299328" calcext:value-type="float">
            <text:p>0.108299328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008293" calcext:value-type="float">
            <text:p>3008293</text:p>
          </table:table-cell>
          <table:table-cell office:value-type="float" office:value="0.11246168" calcext:value-type="float">
            <text:p>0.11246168</text:p>
          </table:table-cell>
          <table:table-cell office:value-type="float" office:value="1" calcext:value-type="float">
            <text:p>1</text:p>
          </table:table-cell>
          <table:table-cell office:value-type="float" office:value="0.193578356" calcext:value-type="float">
            <text:p>0.193578356</text:p>
          </table:table-cell>
          <table:table-cell office:value-type="float" office:value="0" calcext:value-type="float">
            <text:p>0</text:p>
          </table:table-cell>
          <table:table-cell office:value-type="float" office:value="0.058139559" calcext:value-type="float">
            <text:p>0.0581395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22059298" calcext:value-type="float">
            <text:p>22059298</text:p>
          </table:table-cell>
          <table:table-cell office:value-type="float" office:value="0.066803833" calcext:value-type="float">
            <text:p>0.066803833</text:p>
          </table:table-cell>
          <table:table-cell office:value-type="float" office:value="3" calcext:value-type="float">
            <text:p>3</text:p>
          </table:table-cell>
          <table:table-cell office:value-type="float" office:value="0.102077961" calcext:value-type="float">
            <text:p>0.102077961</text:p>
          </table:table-cell>
          <table:table-cell office:value-type="float" office:value="2477" calcext:value-type="float">
            <text:p>2477</text:p>
          </table:table-cell>
          <table:table-cell office:value-type="float" office:value="0.10471029" calcext:value-type="float">
            <text:p>0.10471029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22059298" calcext:value-type="float">
            <text:p>22059298</text:p>
          </table:table-cell>
          <table:table-cell office:value-type="float" office:value="0.129812889" calcext:value-type="float">
            <text:p>0.129812889</text:p>
          </table:table-cell>
          <table:table-cell office:value-type="float" office:value="1" calcext:value-type="float">
            <text:p>1</text:p>
          </table:table-cell>
          <table:table-cell office:value-type="float" office:value="0.108814433" calcext:value-type="float">
            <text:p>0.108814433</text:p>
          </table:table-cell>
          <table:table-cell office:value-type="float" office:value="0" calcext:value-type="float">
            <text:p>0</text:p>
          </table:table-cell>
          <table:table-cell office:value-type="float" office:value="0.058329638" calcext:value-type="float">
            <text:p>0.0583296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328880" calcext:value-type="float">
            <text:p>3328880</text:p>
          </table:table-cell>
          <table:table-cell office:value-type="float" office:value="0.066961287" calcext:value-type="float">
            <text:p>0.066961287</text:p>
          </table:table-cell>
          <table:table-cell office:value-type="float" office:value="3" calcext:value-type="float">
            <text:p>3</text:p>
          </table:table-cell>
          <table:table-cell office:value-type="float" office:value="0.102847112" calcext:value-type="float">
            <text:p>0.102847112</text:p>
          </table:table-cell>
          <table:table-cell office:value-type="float" office:value="2477" calcext:value-type="float">
            <text:p>2477</text:p>
          </table:table-cell>
          <table:table-cell office:value-type="float" office:value="0.105160087" calcext:value-type="float">
            <text:p>0.105160087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328880" calcext:value-type="float">
            <text:p>3328880</text:p>
          </table:table-cell>
          <table:table-cell office:value-type="float" office:value="0.082643201" calcext:value-type="float">
            <text:p>0.082643201</text:p>
          </table:table-cell>
          <table:table-cell office:value-type="float" office:value="1" calcext:value-type="float">
            <text:p>1</text:p>
          </table:table-cell>
          <table:table-cell office:value-type="float" office:value="0.089616634" calcext:value-type="float">
            <text:p>0.089616634</text:p>
          </table:table-cell>
          <table:table-cell office:value-type="float" office:value="0" calcext:value-type="float">
            <text:p>0</text:p>
          </table:table-cell>
          <table:table-cell office:value-type="float" office:value="0.058662867" calcext:value-type="float">
            <text:p>0.0586628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0677689" calcext:value-type="float">
            <text:p>10677689</text:p>
          </table:table-cell>
          <table:table-cell office:value-type="float" office:value="0.380351115" calcext:value-type="float">
            <text:p>0.380351115</text:p>
          </table:table-cell>
          <table:table-cell office:value-type="float" office:value="48" calcext:value-type="float">
            <text:p>48</text:p>
          </table:table-cell>
          <table:table-cell office:value-type="float" office:value="0.447674105" calcext:value-type="float">
            <text:p>0.447674105</text:p>
          </table:table-cell>
          <table:table-cell office:value-type="float" office:value="23569" calcext:value-type="float">
            <text:p>23569</text:p>
          </table:table-cell>
          <table:table-cell office:value-type="float" office:value="0.467965543" calcext:value-type="float">
            <text:p>0.467965543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0677689" calcext:value-type="float">
            <text:p>10677689</text:p>
          </table:table-cell>
          <table:table-cell office:value-type="float" office:value="0.37465947" calcext:value-type="float">
            <text:p>0.37465947</text:p>
          </table:table-cell>
          <table:table-cell office:value-type="float" office:value="2" calcext:value-type="float">
            <text:p>2</text:p>
          </table:table-cell>
          <table:table-cell office:value-type="float" office:value="0.481154051" calcext:value-type="float">
            <text:p>0.481154051</text:p>
          </table:table-cell>
          <table:table-cell office:value-type="float" office:value="0" calcext:value-type="float">
            <text:p>0</text:p>
          </table:table-cell>
          <table:table-cell office:value-type="float" office:value="0.596622725" calcext:value-type="float">
            <text:p>0.5966227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0289088" calcext:value-type="float">
            <text:p>10289088</text:p>
          </table:table-cell>
          <table:table-cell office:value-type="float" office:value="0.333059082" calcext:value-type="float">
            <text:p>0.333059082</text:p>
          </table:table-cell>
          <table:table-cell office:value-type="float" office:value="48" calcext:value-type="float">
            <text:p>48</text:p>
          </table:table-cell>
          <table:table-cell office:value-type="float" office:value="0.444157832" calcext:value-type="float">
            <text:p>0.444157832</text:p>
          </table:table-cell>
          <table:table-cell office:value-type="float" office:value="23569" calcext:value-type="float">
            <text:p>23569</text:p>
          </table:table-cell>
          <table:table-cell office:value-type="float" office:value="0.655349758" calcext:value-type="float">
            <text:p>0.655349758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0289088" calcext:value-type="float">
            <text:p>10289088</text:p>
          </table:table-cell>
          <table:table-cell office:value-type="float" office:value="0.209055521" calcext:value-type="float">
            <text:p>0.209055521</text:p>
          </table:table-cell>
          <table:table-cell office:value-type="float" office:value="2" calcext:value-type="float">
            <text:p>2</text:p>
          </table:table-cell>
          <table:table-cell office:value-type="float" office:value="0.475743204" calcext:value-type="float">
            <text:p>0.475743204</text:p>
          </table:table-cell>
          <table:table-cell office:value-type="float" office:value="0" calcext:value-type="float">
            <text:p>0</text:p>
          </table:table-cell>
          <table:table-cell office:value-type="float" office:value="0.520811491" calcext:value-type="float">
            <text:p>0.5208114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9227761" calcext:value-type="float">
            <text:p>9227761</text:p>
          </table:table-cell>
          <table:table-cell office:value-type="float" office:value="0.195904625" calcext:value-type="float">
            <text:p>0.195904625</text:p>
          </table:table-cell>
          <table:table-cell office:value-type="float" office:value="48" calcext:value-type="float">
            <text:p>48</text:p>
          </table:table-cell>
          <table:table-cell office:value-type="float" office:value="0.451146074" calcext:value-type="float">
            <text:p>0.451146074</text:p>
          </table:table-cell>
          <table:table-cell office:value-type="float" office:value="23569" calcext:value-type="float">
            <text:p>23569</text:p>
          </table:table-cell>
          <table:table-cell office:value-type="float" office:value="0.465102784" calcext:value-type="float">
            <text:p>0.465102784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9227761" calcext:value-type="float">
            <text:p>9227761</text:p>
          </table:table-cell>
          <table:table-cell office:value-type="float" office:value="0.199117219" calcext:value-type="float">
            <text:p>0.199117219</text:p>
          </table:table-cell>
          <table:table-cell office:value-type="float" office:value="2" calcext:value-type="float">
            <text:p>2</text:p>
          </table:table-cell>
          <table:table-cell office:value-type="float" office:value="0.4762577" calcext:value-type="float">
            <text:p>0.4762577</text:p>
          </table:table-cell>
          <table:table-cell office:value-type="float" office:value="0" calcext:value-type="float">
            <text:p>0</text:p>
          </table:table-cell>
          <table:table-cell office:value-type="float" office:value="0.610732979" calcext:value-type="float">
            <text:p>0.6107329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8958768" calcext:value-type="float">
            <text:p>8958768</text:p>
          </table:table-cell>
          <table:table-cell office:value-type="float" office:value="0.1963643" calcext:value-type="float">
            <text:p>0.1963643</text:p>
          </table:table-cell>
          <table:table-cell office:value-type="float" office:value="48" calcext:value-type="float">
            <text:p>48</text:p>
          </table:table-cell>
          <table:table-cell office:value-type="float" office:value="0.444721859" calcext:value-type="float">
            <text:p>0.444721859</text:p>
          </table:table-cell>
          <table:table-cell office:value-type="float" office:value="23569" calcext:value-type="float">
            <text:p>23569</text:p>
          </table:table-cell>
          <table:table-cell office:value-type="float" office:value="0.462293795" calcext:value-type="float">
            <text:p>0.462293795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8958768" calcext:value-type="float">
            <text:p>8958768</text:p>
          </table:table-cell>
          <table:table-cell office:value-type="float" office:value="0.19654246" calcext:value-type="float">
            <text:p>0.19654246</text:p>
          </table:table-cell>
          <table:table-cell office:value-type="float" office:value="2" calcext:value-type="float">
            <text:p>2</text:p>
          </table:table-cell>
          <table:table-cell office:value-type="float" office:value="0.471559954" calcext:value-type="float">
            <text:p>0.471559954</text:p>
          </table:table-cell>
          <table:table-cell office:value-type="float" office:value="0" calcext:value-type="float">
            <text:p>0</text:p>
          </table:table-cell>
          <table:table-cell office:value-type="float" office:value="0.540762331" calcext:value-type="float">
            <text:p>0.5407623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9412913" calcext:value-type="float">
            <text:p>9412913</text:p>
          </table:table-cell>
          <table:table-cell office:value-type="float" office:value="0.1960339" calcext:value-type="float">
            <text:p>0.1960339</text:p>
          </table:table-cell>
          <table:table-cell office:value-type="float" office:value="48" calcext:value-type="float">
            <text:p>48</text:p>
          </table:table-cell>
          <table:table-cell office:value-type="float" office:value="0.444750888" calcext:value-type="float">
            <text:p>0.444750888</text:p>
          </table:table-cell>
          <table:table-cell office:value-type="float" office:value="23569" calcext:value-type="float">
            <text:p>23569</text:p>
          </table:table-cell>
          <table:table-cell office:value-type="float" office:value="0.465518775" calcext:value-type="float">
            <text:p>0.465518775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9412913" calcext:value-type="float">
            <text:p>9412913</text:p>
          </table:table-cell>
          <table:table-cell office:value-type="float" office:value="0.19694413" calcext:value-type="float">
            <text:p>0.19694413</text:p>
          </table:table-cell>
          <table:table-cell office:value-type="float" office:value="2" calcext:value-type="float">
            <text:p>2</text:p>
          </table:table-cell>
          <table:table-cell office:value-type="float" office:value="0.467737808" calcext:value-type="float">
            <text:p>0.467737808</text:p>
          </table:table-cell>
          <table:table-cell office:value-type="float" office:value="0" calcext:value-type="float">
            <text:p>0</text:p>
          </table:table-cell>
          <table:table-cell office:value-type="float" office:value="0.528841075" calcext:value-type="float">
            <text:p>0.5288410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21982221" calcext:value-type="float">
            <text:p>121982221</text:p>
          </table:table-cell>
          <table:table-cell office:value-type="float" office:value="2.244761631" calcext:value-type="float">
            <text:p>2.244761631</text:p>
          </table:table-cell>
          <table:table-cell office:value-type="float" office:value="4186" calcext:value-type="float">
            <text:p>4186</text:p>
          </table:table-cell>
          <table:table-cell office:value-type="float" office:value="4.430051127" calcext:value-type="float">
            <text:p>4.430051127</text:p>
          </table:table-cell>
          <table:table-cell office:value-type="float" office:value="247757" calcext:value-type="float">
            <text:p>247757</text:p>
          </table:table-cell>
          <table:table-cell office:value-type="float" office:value="5.053805324" calcext:value-type="float">
            <text:p>5.053805324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21982221" calcext:value-type="float">
            <text:p>121982221</text:p>
          </table:table-cell>
          <table:table-cell office:value-type="float" office:value="2.293720476" calcext:value-type="float">
            <text:p>2.293720476</text:p>
          </table:table-cell>
          <table:table-cell office:value-type="float" office:value="10" calcext:value-type="float">
            <text:p>10</text:p>
          </table:table-cell>
          <table:table-cell office:value-type="float" office:value="4.89666234" calcext:value-type="float">
            <text:p>4.89666234</text:p>
          </table:table-cell>
          <table:table-cell office:value-type="float" office:value="0" calcext:value-type="float">
            <text:p>0</text:p>
          </table:table-cell>
          <table:table-cell office:value-type="float" office:value="7.267941223" calcext:value-type="float">
            <text:p>7.2679412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21497514" calcext:value-type="float">
            <text:p>121497514</text:p>
          </table:table-cell>
          <table:table-cell office:value-type="float" office:value="2.205320632" calcext:value-type="float">
            <text:p>2.205320632</text:p>
          </table:table-cell>
          <table:table-cell office:value-type="float" office:value="4186" calcext:value-type="float">
            <text:p>4186</text:p>
          </table:table-cell>
          <table:table-cell office:value-type="float" office:value="4.672546582" calcext:value-type="float">
            <text:p>4.672546582</text:p>
          </table:table-cell>
          <table:table-cell office:value-type="float" office:value="247757" calcext:value-type="float">
            <text:p>247757</text:p>
          </table:table-cell>
          <table:table-cell office:value-type="float" office:value="4.904244266" calcext:value-type="float">
            <text:p>4.904244266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21497514" calcext:value-type="float">
            <text:p>121497514</text:p>
          </table:table-cell>
          <table:table-cell office:value-type="float" office:value="2.243441994" calcext:value-type="float">
            <text:p>2.243441994</text:p>
          </table:table-cell>
          <table:table-cell office:value-type="float" office:value="10" calcext:value-type="float">
            <text:p>10</text:p>
          </table:table-cell>
          <table:table-cell office:value-type="float" office:value="4.980343441" calcext:value-type="float">
            <text:p>4.980343441</text:p>
          </table:table-cell>
          <table:table-cell office:value-type="float" office:value="0" calcext:value-type="float">
            <text:p>0</text:p>
          </table:table-cell>
          <table:table-cell office:value-type="float" office:value="6.98831128" calcext:value-type="float">
            <text:p>6.988311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22565652" calcext:value-type="float">
            <text:p>122565652</text:p>
          </table:table-cell>
          <table:table-cell office:value-type="float" office:value="2.233019158" calcext:value-type="float">
            <text:p>2.233019158</text:p>
          </table:table-cell>
          <table:table-cell office:value-type="float" office:value="4186" calcext:value-type="float">
            <text:p>4186</text:p>
          </table:table-cell>
          <table:table-cell office:value-type="float" office:value="4.368989222" calcext:value-type="float">
            <text:p>4.368989222</text:p>
          </table:table-cell>
          <table:table-cell office:value-type="float" office:value="247757" calcext:value-type="float">
            <text:p>247757</text:p>
          </table:table-cell>
          <table:table-cell office:value-type="float" office:value="4.820150381" calcext:value-type="float">
            <text:p>4.820150381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22565652" calcext:value-type="float">
            <text:p>122565652</text:p>
          </table:table-cell>
          <table:table-cell office:value-type="float" office:value="2.247439666" calcext:value-type="float">
            <text:p>2.247439666</text:p>
          </table:table-cell>
          <table:table-cell office:value-type="float" office:value="10" calcext:value-type="float">
            <text:p>10</text:p>
          </table:table-cell>
          <table:table-cell office:value-type="float" office:value="4.711768719" calcext:value-type="float">
            <text:p>4.711768719</text:p>
          </table:table-cell>
          <table:table-cell office:value-type="float" office:value="0" calcext:value-type="float">
            <text:p>0</text:p>
          </table:table-cell>
          <table:table-cell office:value-type="float" office:value="6.952923634" calcext:value-type="float">
            <text:p>6.9529236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23575261" calcext:value-type="float">
            <text:p>123575261</text:p>
          </table:table-cell>
          <table:table-cell office:value-type="float" office:value="2.212783014" calcext:value-type="float">
            <text:p>2.212783014</text:p>
          </table:table-cell>
          <table:table-cell office:value-type="float" office:value="4186" calcext:value-type="float">
            <text:p>4186</text:p>
          </table:table-cell>
          <table:table-cell office:value-type="float" office:value="4.375137271" calcext:value-type="float">
            <text:p>4.375137271</text:p>
          </table:table-cell>
          <table:table-cell office:value-type="float" office:value="247757" calcext:value-type="float">
            <text:p>247757</text:p>
          </table:table-cell>
          <table:table-cell office:value-type="float" office:value="4.831245195" calcext:value-type="float">
            <text:p>4.831245195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23575261" calcext:value-type="float">
            <text:p>123575261</text:p>
          </table:table-cell>
          <table:table-cell office:value-type="float" office:value="2.255248264" calcext:value-type="float">
            <text:p>2.255248264</text:p>
          </table:table-cell>
          <table:table-cell office:value-type="float" office:value="10" calcext:value-type="float">
            <text:p>10</text:p>
          </table:table-cell>
          <table:table-cell office:value-type="float" office:value="4.711188025" calcext:value-type="float">
            <text:p>4.711188025</text:p>
          </table:table-cell>
          <table:table-cell office:value-type="float" office:value="0" calcext:value-type="float">
            <text:p>0</text:p>
          </table:table-cell>
          <table:table-cell office:value-type="float" office:value="7.105650687" calcext:value-type="float">
            <text:p>7.10565068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09407910" calcext:value-type="float">
            <text:p>109407910</text:p>
          </table:table-cell>
          <table:table-cell office:value-type="float" office:value="2.416661119" calcext:value-type="float">
            <text:p>2.416661119</text:p>
          </table:table-cell>
          <table:table-cell office:value-type="float" office:value="4186" calcext:value-type="float">
            <text:p>4186</text:p>
          </table:table-cell>
          <table:table-cell office:value-type="float" office:value="4.362418391" calcext:value-type="float">
            <text:p>4.362418391</text:p>
          </table:table-cell>
          <table:table-cell office:value-type="float" office:value="247757" calcext:value-type="float">
            <text:p>247757</text:p>
          </table:table-cell>
          <table:table-cell office:value-type="float" office:value="4.924867266" calcext:value-type="float">
            <text:p>4.924867266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09407910" calcext:value-type="float">
            <text:p>109407910</text:p>
          </table:table-cell>
          <table:table-cell office:value-type="float" office:value="2.260008257" calcext:value-type="float">
            <text:p>2.260008257</text:p>
          </table:table-cell>
          <table:table-cell office:value-type="float" office:value="10" calcext:value-type="float">
            <text:p>10</text:p>
          </table:table-cell>
          <table:table-cell office:value-type="float" office:value="4.831158567" calcext:value-type="float">
            <text:p>4.831158567</text:p>
          </table:table-cell>
          <table:table-cell office:value-type="float" office:value="0" calcext:value-type="float">
            <text:p>0</text:p>
          </table:table-cell>
          <table:table-cell office:value-type="float" office:value="6.929125405" calcext:value-type="float">
            <text:p>6.9291254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2373948" calcext:value-type="float">
            <text:p>1002373948</text:p>
          </table:table-cell>
          <table:table-cell office:value-type="float" office:value="24.247518573" calcext:value-type="float">
            <text:p>24.247518573</text:p>
          </table:table-cell>
          <table:table-cell office:value-type="float" office:value="26349" calcext:value-type="float">
            <text:p>26349</text:p>
          </table:table-cell>
          <table:table-cell office:value-type="float" office:value="47.509783458" calcext:value-type="float">
            <text:p>47.509783458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54.224530361" calcext:value-type="float">
            <text:p>54.224530361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2373948" calcext:value-type="float">
            <text:p>1002373948</text:p>
          </table:table-cell>
          <table:table-cell office:value-type="float" office:value="23.838482765" calcext:value-type="float">
            <text:p>23.838482765</text:p>
          </table:table-cell>
          <table:table-cell office:value-type="float" office:value="41" calcext:value-type="float">
            <text:p>41</text:p>
          </table:table-cell>
          <table:table-cell office:value-type="float" office:value="50.349695649" calcext:value-type="float">
            <text:p>50.349695649</text:p>
          </table:table-cell>
          <table:table-cell office:value-type="float" office:value="2" calcext:value-type="float">
            <text:p>2</text:p>
          </table:table-cell>
          <table:table-cell office:value-type="float" office:value="72.309249274" calcext:value-type="float">
            <text:p>72.30924927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6350582" calcext:value-type="float">
            <text:p>1006350582</text:p>
          </table:table-cell>
          <table:table-cell office:value-type="float" office:value="23.900077923" calcext:value-type="float">
            <text:p>23.900077923</text:p>
          </table:table-cell>
          <table:table-cell office:value-type="float" office:value="26349" calcext:value-type="float">
            <text:p>26349</text:p>
          </table:table-cell>
          <table:table-cell office:value-type="float" office:value="47.107142208" calcext:value-type="float">
            <text:p>47.107142208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54.082294062" calcext:value-type="float">
            <text:p>54.082294062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6350582" calcext:value-type="float">
            <text:p>1006350582</text:p>
          </table:table-cell>
          <table:table-cell office:value-type="float" office:value="23.840099573" calcext:value-type="float">
            <text:p>23.840099573</text:p>
          </table:table-cell>
          <table:table-cell office:value-type="float" office:value="41" calcext:value-type="float">
            <text:p>41</text:p>
          </table:table-cell>
          <table:table-cell office:value-type="float" office:value="50.55784464" calcext:value-type="float">
            <text:p>50.55784464</text:p>
          </table:table-cell>
          <table:table-cell office:value-type="float" office:value="2" calcext:value-type="float">
            <text:p>2</text:p>
          </table:table-cell>
          <table:table-cell office:value-type="float" office:value="72.190158401" calcext:value-type="float">
            <text:p>72.1901584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1915868" calcext:value-type="float">
            <text:p>1011915868</text:p>
          </table:table-cell>
          <table:table-cell office:value-type="float" office:value="23.8759326" calcext:value-type="float">
            <text:p>23.8759326</text:p>
          </table:table-cell>
          <table:table-cell office:value-type="float" office:value="26349" calcext:value-type="float">
            <text:p>26349</text:p>
          </table:table-cell>
          <table:table-cell office:value-type="float" office:value="46.468505667" calcext:value-type="float">
            <text:p>46.468505667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54.227149047" calcext:value-type="float">
            <text:p>54.227149047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1915868" calcext:value-type="float">
            <text:p>1011915868</text:p>
          </table:table-cell>
          <table:table-cell office:value-type="float" office:value="23.832060789" calcext:value-type="float">
            <text:p>23.832060789</text:p>
          </table:table-cell>
          <table:table-cell office:value-type="float" office:value="41" calcext:value-type="float">
            <text:p>41</text:p>
          </table:table-cell>
          <table:table-cell office:value-type="float" office:value="50.706817018" calcext:value-type="float">
            <text:p>50.706817018</text:p>
          </table:table-cell>
          <table:table-cell office:value-type="float" office:value="2" calcext:value-type="float">
            <text:p>2</text:p>
          </table:table-cell>
          <table:table-cell office:value-type="float" office:value="72.727081027" calcext:value-type="float">
            <text:p>72.72708102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4570372" calcext:value-type="float">
            <text:p>1014570372</text:p>
          </table:table-cell>
          <table:table-cell office:value-type="float" office:value="23.955566036" calcext:value-type="float">
            <text:p>23.955566036</text:p>
          </table:table-cell>
          <table:table-cell office:value-type="float" office:value="26349" calcext:value-type="float">
            <text:p>26349</text:p>
          </table:table-cell>
          <table:table-cell office:value-type="float" office:value="46.704731442" calcext:value-type="float">
            <text:p>46.704731442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54.425203509" calcext:value-type="float">
            <text:p>54.425203509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4570372" calcext:value-type="float">
            <text:p>1014570372</text:p>
          </table:table-cell>
          <table:table-cell office:value-type="float" office:value="24.340245356" calcext:value-type="float">
            <text:p>24.340245356</text:p>
          </table:table-cell>
          <table:table-cell office:value-type="float" office:value="41" calcext:value-type="float">
            <text:p>41</text:p>
          </table:table-cell>
          <table:table-cell office:value-type="float" office:value="50.412594923" calcext:value-type="float">
            <text:p>50.412594923</text:p>
          </table:table-cell>
          <table:table-cell office:value-type="float" office:value="2" calcext:value-type="float">
            <text:p>2</text:p>
          </table:table-cell>
          <table:table-cell office:value-type="float" office:value="72.42152252" calcext:value-type="float">
            <text:p>72.421522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4428826" calcext:value-type="float">
            <text:p>1014428826</text:p>
          </table:table-cell>
          <table:table-cell office:value-type="float" office:value="23.921434512" calcext:value-type="float">
            <text:p>23.921434512</text:p>
          </table:table-cell>
          <table:table-cell office:value-type="float" office:value="26349" calcext:value-type="float">
            <text:p>26349</text:p>
          </table:table-cell>
          <table:table-cell office:value-type="float" office:value="46.401895361" calcext:value-type="float">
            <text:p>46.401895361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54.513616828" calcext:value-type="float">
            <text:p>54.513616828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4428826" calcext:value-type="float">
            <text:p>1014428826</text:p>
          </table:table-cell>
          <table:table-cell office:value-type="float" office:value="23.893888209" calcext:value-type="float">
            <text:p>23.893888209</text:p>
          </table:table-cell>
          <table:table-cell office:value-type="float" office:value="41" calcext:value-type="float">
            <text:p>41</text:p>
          </table:table-cell>
          <table:table-cell office:value-type="float" office:value="50.546702278" calcext:value-type="float">
            <text:p>50.546702278</text:p>
          </table:table-cell>
          <table:table-cell office:value-type="float" office:value="2" calcext:value-type="float">
            <text:p>2</text:p>
          </table:table-cell>
          <table:table-cell office:value-type="float" office:value="72.141089678" calcext:value-type="float">
            <text:p>72.14108967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339123656" calcext:value-type="float">
            <text:p>13339123656</text:p>
          </table:table-cell>
          <table:table-cell office:value-type="float" office:value="225.258541889" calcext:value-type="float">
            <text:p>225.258541889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444.46575676" calcext:value-type="float">
            <text:p>444.46575676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481.616940526" calcext:value-type="float">
            <text:p>481.616940526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339123656" calcext:value-type="float">
            <text:p>13339123656</text:p>
          </table:table-cell>
          <table:table-cell office:value-type="float" office:value="151.664722392" calcext:value-type="float">
            <text:p>151.664722392</text:p>
          </table:table-cell>
          <table:table-cell office:value-type="float" office:value="520" calcext:value-type="float">
            <text:p>520</text:p>
          </table:table-cell>
          <table:table-cell office:value-type="float" office:value="454.169715276" calcext:value-type="float">
            <text:p>454.169715276</text:p>
          </table:table-cell>
          <table:table-cell office:value-type="float" office:value="13" calcext:value-type="float">
            <text:p>13</text:p>
          </table:table-cell>
          <table:table-cell office:value-type="float" office:value="696.879047514" calcext:value-type="float">
            <text:p>696.8790475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340092394" calcext:value-type="float">
            <text:p>13340092394</text:p>
          </table:table-cell>
          <table:table-cell office:value-type="float" office:value="224.918485256" calcext:value-type="float">
            <text:p>224.918485256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442.940186028" calcext:value-type="float">
            <text:p>442.940186028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481.647478448" calcext:value-type="float">
            <text:p>481.647478448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340092394" calcext:value-type="float">
            <text:p>13340092394</text:p>
          </table:table-cell>
          <table:table-cell office:value-type="float" office:value="152.067197806" calcext:value-type="float">
            <text:p>152.067197806</text:p>
          </table:table-cell>
          <table:table-cell office:value-type="float" office:value="520" calcext:value-type="float">
            <text:p>520</text:p>
          </table:table-cell>
          <table:table-cell office:value-type="float" office:value="452.775627234" calcext:value-type="float">
            <text:p>452.775627234</text:p>
          </table:table-cell>
          <table:table-cell office:value-type="float" office:value="13" calcext:value-type="float">
            <text:p>13</text:p>
          </table:table-cell>
          <table:table-cell office:value-type="float" office:value="696.999263619" calcext:value-type="float">
            <text:p>696.99926361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603183449" calcext:value-type="float">
            <text:p>13603183449</text:p>
          </table:table-cell>
          <table:table-cell office:value-type="float" office:value="225.894320464" calcext:value-type="float">
            <text:p>225.894320464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442.847859537" calcext:value-type="float">
            <text:p>442.847859537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480.667940874" calcext:value-type="float">
            <text:p>480.667940874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603183449" calcext:value-type="float">
            <text:p>13603183449</text:p>
          </table:table-cell>
          <table:table-cell office:value-type="float" office:value="151.762917395" calcext:value-type="float">
            <text:p>151.762917395</text:p>
          </table:table-cell>
          <table:table-cell office:value-type="float" office:value="520" calcext:value-type="float">
            <text:p>520</text:p>
          </table:table-cell>
          <table:table-cell office:value-type="float" office:value="453.122284212" calcext:value-type="float">
            <text:p>453.122284212</text:p>
          </table:table-cell>
          <table:table-cell office:value-type="float" office:value="13" calcext:value-type="float">
            <text:p>13</text:p>
          </table:table-cell>
          <table:table-cell office:value-type="float" office:value="694.543484977" calcext:value-type="float">
            <text:p>694.54348497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636943289" calcext:value-type="float">
            <text:p>13636943289</text:p>
          </table:table-cell>
          <table:table-cell office:value-type="float" office:value="225.05538775" calcext:value-type="float">
            <text:p>225.05538775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444.293281575" calcext:value-type="float">
            <text:p>444.293281575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480.407842441" calcext:value-type="float">
            <text:p>480.407842441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636943289" calcext:value-type="float">
            <text:p>13636943289</text:p>
          </table:table-cell>
          <table:table-cell office:value-type="float" office:value="152.290981259" calcext:value-type="float">
            <text:p>152.290981259</text:p>
          </table:table-cell>
          <table:table-cell office:value-type="float" office:value="520" calcext:value-type="float">
            <text:p>520</text:p>
          </table:table-cell>
          <table:table-cell office:value-type="float" office:value="453.682399517" calcext:value-type="float">
            <text:p>453.682399517</text:p>
          </table:table-cell>
          <table:table-cell office:value-type="float" office:value="13" calcext:value-type="float">
            <text:p>13</text:p>
          </table:table-cell>
          <table:table-cell office:value-type="float" office:value="694.64780307" calcext:value-type="float">
            <text:p>694.6478030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515352881" calcext:value-type="float">
            <text:p>13515352881</text:p>
          </table:table-cell>
          <table:table-cell office:value-type="float" office:value="224.790558663" calcext:value-type="float">
            <text:p>224.790558663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443.617054439" calcext:value-type="float">
            <text:p>443.617054439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479.821329776" calcext:value-type="float">
            <text:p>479.821329776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515352881" calcext:value-type="float">
            <text:p>13515352881</text:p>
          </table:table-cell>
          <table:table-cell office:value-type="float" office:value="152.339007444" calcext:value-type="float">
            <text:p>152.339007444</text:p>
          </table:table-cell>
          <table:table-cell office:value-type="float" office:value="520" calcext:value-type="float">
            <text:p>520</text:p>
          </table:table-cell>
          <table:table-cell office:value-type="float" office:value="453.307319956" calcext:value-type="float">
            <text:p>453.307319956</text:p>
          </table:table-cell>
          <table:table-cell office:value-type="float" office:value="13" calcext:value-type="float">
            <text:p>13</text:p>
          </table:table-cell>
          <table:table-cell office:value-type="float" office:value="694.317815798" calcext:value-type="float">
            <text:p>694.31781579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958441" calcext:value-type="float">
            <text:p>1958441</text:p>
          </table:table-cell>
          <table:table-cell office:value-type="float" office:value="0.010912949" calcext:value-type="float">
            <text:p>0.010912949</text:p>
          </table:table-cell>
          <table:table-cell office:value-type="float" office:value="3" calcext:value-type="float">
            <text:p>3</text:p>
          </table:table-cell>
          <table:table-cell office:value-type="float" office:value="0.008630727" calcext:value-type="float">
            <text:p>0.008630727</text:p>
          </table:table-cell>
          <table:table-cell office:value-type="float" office:value="2477" calcext:value-type="float">
            <text:p>2477</text:p>
          </table:table-cell>
          <table:table-cell office:value-type="float" office:value="0.011224643" calcext:value-type="float">
            <text:p>0.011224643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958441" calcext:value-type="float">
            <text:p>1958441</text:p>
          </table:table-cell>
          <table:table-cell office:value-type="float" office:value="0.002561643" calcext:value-type="float">
            <text:p>0.002561643</text:p>
          </table:table-cell>
          <table:table-cell office:value-type="float" office:value="1" calcext:value-type="float">
            <text:p>1</text:p>
          </table:table-cell>
          <table:table-cell office:value-type="float" office:value="0.000777836" calcext:value-type="float">
            <text:p>0.000777836</text:p>
          </table:table-cell>
          <table:table-cell office:value-type="float" office:value="0" calcext:value-type="float">
            <text:p>0</text:p>
          </table:table-cell>
          <table:table-cell office:value-type="float" office:value="0.000702578" calcext:value-type="float">
            <text:p>0.0007025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886326" calcext:value-type="float">
            <text:p>886326</text:p>
          </table:table-cell>
          <table:table-cell office:value-type="float" office:value="0.00283697" calcext:value-type="float">
            <text:p>0.00283697</text:p>
          </table:table-cell>
          <table:table-cell office:value-type="float" office:value="3" calcext:value-type="float">
            <text:p>3</text:p>
          </table:table-cell>
          <table:table-cell office:value-type="float" office:value="0.006623228" calcext:value-type="float">
            <text:p>0.006623228</text:p>
          </table:table-cell>
          <table:table-cell office:value-type="float" office:value="2477" calcext:value-type="float">
            <text:p>2477</text:p>
          </table:table-cell>
          <table:table-cell office:value-type="float" office:value="0.005559438" calcext:value-type="float">
            <text:p>0.005559438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886326" calcext:value-type="float">
            <text:p>886326</text:p>
          </table:table-cell>
          <table:table-cell office:value-type="float" office:value="0.003819487" calcext:value-type="float">
            <text:p>0.003819487</text:p>
          </table:table-cell>
          <table:table-cell office:value-type="float" office:value="1" calcext:value-type="float">
            <text:p>1</text:p>
          </table:table-cell>
          <table:table-cell office:value-type="float" office:value="0.00073324" calcext:value-type="float">
            <text:p>0.00073324</text:p>
          </table:table-cell>
          <table:table-cell office:value-type="float" office:value="0" calcext:value-type="float">
            <text:p>0</text:p>
          </table:table-cell>
          <table:table-cell office:value-type="float" office:value="0.000669842" calcext:value-type="float">
            <text:p>0.0006698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444620" calcext:value-type="float">
            <text:p>1444620</text:p>
          </table:table-cell>
          <table:table-cell office:value-type="float" office:value="0.002762771" calcext:value-type="float">
            <text:p>0.002762771</text:p>
          </table:table-cell>
          <table:table-cell office:value-type="float" office:value="3" calcext:value-type="float">
            <text:p>3</text:p>
          </table:table-cell>
          <table:table-cell office:value-type="float" office:value="0.007137806" calcext:value-type="float">
            <text:p>0.007137806</text:p>
          </table:table-cell>
          <table:table-cell office:value-type="float" office:value="2477" calcext:value-type="float">
            <text:p>2477</text:p>
          </table:table-cell>
          <table:table-cell office:value-type="float" office:value="0.006106907" calcext:value-type="float">
            <text:p>0.006106907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444620" calcext:value-type="float">
            <text:p>1444620</text:p>
          </table:table-cell>
          <table:table-cell office:value-type="float" office:value="0.000834147" calcext:value-type="float">
            <text:p>0.000834147</text:p>
          </table:table-cell>
          <table:table-cell office:value-type="float" office:value="1" calcext:value-type="float">
            <text:p>1</text:p>
          </table:table-cell>
          <table:table-cell office:value-type="float" office:value="0.000671887" calcext:value-type="float">
            <text:p>0.000671887</text:p>
          </table:table-cell>
          <table:table-cell office:value-type="float" office:value="0" calcext:value-type="float">
            <text:p>0</text:p>
          </table:table-cell>
          <table:table-cell office:value-type="float" office:value="0.000632656" calcext:value-type="float">
            <text:p>0.0006326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874380" calcext:value-type="float">
            <text:p>874380</text:p>
          </table:table-cell>
          <table:table-cell office:value-type="float" office:value="0.002772763" calcext:value-type="float">
            <text:p>0.002772763</text:p>
          </table:table-cell>
          <table:table-cell office:value-type="float" office:value="3" calcext:value-type="float">
            <text:p>3</text:p>
          </table:table-cell>
          <table:table-cell office:value-type="float" office:value="0.008727317" calcext:value-type="float">
            <text:p>0.008727317</text:p>
          </table:table-cell>
          <table:table-cell office:value-type="float" office:value="2477" calcext:value-type="float">
            <text:p>2477</text:p>
          </table:table-cell>
          <table:table-cell office:value-type="float" office:value="0.005791864" calcext:value-type="float">
            <text:p>0.005791864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874380" calcext:value-type="float">
            <text:p>874380</text:p>
          </table:table-cell>
          <table:table-cell office:value-type="float" office:value="0.000692516" calcext:value-type="float">
            <text:p>0.000692516</text:p>
          </table:table-cell>
          <table:table-cell office:value-type="float" office:value="1" calcext:value-type="float">
            <text:p>1</text:p>
          </table:table-cell>
          <table:table-cell office:value-type="float" office:value="0.000665847" calcext:value-type="float">
            <text:p>0.000665847</text:p>
          </table:table-cell>
          <table:table-cell office:value-type="float" office:value="0" calcext:value-type="float">
            <text:p>0</text:p>
          </table:table-cell>
          <table:table-cell office:value-type="float" office:value="0.000593229" calcext:value-type="float">
            <text:p>0.0005932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21628" calcext:value-type="float">
            <text:p>121628</text:p>
          </table:table-cell>
          <table:table-cell office:value-type="float" office:value="0.00254552" calcext:value-type="float">
            <text:p>0.00254552</text:p>
          </table:table-cell>
          <table:table-cell office:value-type="float" office:value="3" calcext:value-type="float">
            <text:p>3</text:p>
          </table:table-cell>
          <table:table-cell office:value-type="float" office:value="0.00665761" calcext:value-type="float">
            <text:p>0.00665761</text:p>
          </table:table-cell>
          <table:table-cell office:value-type="float" office:value="2477" calcext:value-type="float">
            <text:p>2477</text:p>
          </table:table-cell>
          <table:table-cell office:value-type="float" office:value="0.005493978" calcext:value-type="float">
            <text:p>0.005493978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21628" calcext:value-type="float">
            <text:p>121628</text:p>
          </table:table-cell>
          <table:table-cell office:value-type="float" office:value="0.000725185" calcext:value-type="float">
            <text:p>0.000725185</text:p>
          </table:table-cell>
          <table:table-cell office:value-type="float" office:value="1" calcext:value-type="float">
            <text:p>1</text:p>
          </table:table-cell>
          <table:table-cell office:value-type="float" office:value="0.000654622" calcext:value-type="float">
            <text:p>0.000654622</text:p>
          </table:table-cell>
          <table:table-cell office:value-type="float" office:value="0" calcext:value-type="float">
            <text:p>0</text:p>
          </table:table-cell>
          <table:table-cell office:value-type="float" office:value="0.000590869" calcext:value-type="float">
            <text:p>0.0005908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061457" calcext:value-type="float">
            <text:p>2061457</text:p>
          </table:table-cell>
          <table:table-cell office:value-type="float" office:value="0.007755725" calcext:value-type="float">
            <text:p>0.007755725</text:p>
          </table:table-cell>
          <table:table-cell office:value-type="float" office:value="48" calcext:value-type="float">
            <text:p>48</text:p>
          </table:table-cell>
          <table:table-cell office:value-type="float" office:value="0.014200713" calcext:value-type="float">
            <text:p>0.014200713</text:p>
          </table:table-cell>
          <table:table-cell office:value-type="float" office:value="23569" calcext:value-type="float">
            <text:p>23569</text:p>
          </table:table-cell>
          <table:table-cell office:value-type="float" office:value="0.025628405" calcext:value-type="float">
            <text:p>0.025628405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061457" calcext:value-type="float">
            <text:p>2061457</text:p>
          </table:table-cell>
          <table:table-cell office:value-type="float" office:value="0.003580733" calcext:value-type="float">
            <text:p>0.003580733</text:p>
          </table:table-cell>
          <table:table-cell office:value-type="float" office:value="2" calcext:value-type="float">
            <text:p>2</text:p>
          </table:table-cell>
          <table:table-cell office:value-type="float" office:value="0.003344833" calcext:value-type="float">
            <text:p>0.003344833</text:p>
          </table:table-cell>
          <table:table-cell office:value-type="float" office:value="0" calcext:value-type="float">
            <text:p>0</text:p>
          </table:table-cell>
          <table:table-cell office:value-type="float" office:value="0.002995693" calcext:value-type="float">
            <text:p>0.0029956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040806" calcext:value-type="float">
            <text:p>2040806</text:p>
          </table:table-cell>
          <table:table-cell office:value-type="float" office:value="0.003390797" calcext:value-type="float">
            <text:p>0.003390797</text:p>
          </table:table-cell>
          <table:table-cell office:value-type="float" office:value="48" calcext:value-type="float">
            <text:p>48</text:p>
          </table:table-cell>
          <table:table-cell office:value-type="float" office:value="0.013878424" calcext:value-type="float">
            <text:p>0.013878424</text:p>
          </table:table-cell>
          <table:table-cell office:value-type="float" office:value="23569" calcext:value-type="float">
            <text:p>23569</text:p>
          </table:table-cell>
          <table:table-cell office:value-type="float" office:value="0.026190893" calcext:value-type="float">
            <text:p>0.026190893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040806" calcext:value-type="float">
            <text:p>2040806</text:p>
          </table:table-cell>
          <table:table-cell office:value-type="float" office:value="0.003585808" calcext:value-type="float">
            <text:p>0.003585808</text:p>
          </table:table-cell>
          <table:table-cell office:value-type="float" office:value="2" calcext:value-type="float">
            <text:p>2</text:p>
          </table:table-cell>
          <table:table-cell office:value-type="float" office:value="0.003256747" calcext:value-type="float">
            <text:p>0.003256747</text:p>
          </table:table-cell>
          <table:table-cell office:value-type="float" office:value="0" calcext:value-type="float">
            <text:p>0</text:p>
          </table:table-cell>
          <table:table-cell office:value-type="float" office:value="0.002956488" calcext:value-type="float">
            <text:p>0.0029564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074673" calcext:value-type="float">
            <text:p>2074673</text:p>
          </table:table-cell>
          <table:table-cell office:value-type="float" office:value="0.003429963" calcext:value-type="float">
            <text:p>0.003429963</text:p>
          </table:table-cell>
          <table:table-cell office:value-type="float" office:value="48" calcext:value-type="float">
            <text:p>48</text:p>
          </table:table-cell>
          <table:table-cell office:value-type="float" office:value="0.014074585" calcext:value-type="float">
            <text:p>0.014074585</text:p>
          </table:table-cell>
          <table:table-cell office:value-type="float" office:value="23569" calcext:value-type="float">
            <text:p>23569</text:p>
          </table:table-cell>
          <table:table-cell office:value-type="float" office:value="0.026154863" calcext:value-type="float">
            <text:p>0.026154863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074673" calcext:value-type="float">
            <text:p>2074673</text:p>
          </table:table-cell>
          <table:table-cell office:value-type="float" office:value="0.003479553" calcext:value-type="float">
            <text:p>0.003479553</text:p>
          </table:table-cell>
          <table:table-cell office:value-type="float" office:value="2" calcext:value-type="float">
            <text:p>2</text:p>
          </table:table-cell>
          <table:table-cell office:value-type="float" office:value="0.003277005" calcext:value-type="float">
            <text:p>0.003277005</text:p>
          </table:table-cell>
          <table:table-cell office:value-type="float" office:value="0" calcext:value-type="float">
            <text:p>0</text:p>
          </table:table-cell>
          <table:table-cell office:value-type="float" office:value="0.002855261" calcext:value-type="float">
            <text:p>0.00285526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077249" calcext:value-type="float">
            <text:p>2077249</text:p>
          </table:table-cell>
          <table:table-cell office:value-type="float" office:value="0.003308967" calcext:value-type="float">
            <text:p>0.003308967</text:p>
          </table:table-cell>
          <table:table-cell office:value-type="float" office:value="48" calcext:value-type="float">
            <text:p>48</text:p>
          </table:table-cell>
          <table:table-cell office:value-type="float" office:value="0.013792737" calcext:value-type="float">
            <text:p>0.013792737</text:p>
          </table:table-cell>
          <table:table-cell office:value-type="float" office:value="23569" calcext:value-type="float">
            <text:p>23569</text:p>
          </table:table-cell>
          <table:table-cell office:value-type="float" office:value="0.026090174" calcext:value-type="float">
            <text:p>0.026090174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077249" calcext:value-type="float">
            <text:p>2077249</text:p>
          </table:table-cell>
          <table:table-cell office:value-type="float" office:value="0.00381364" calcext:value-type="float">
            <text:p>0.00381364</text:p>
          </table:table-cell>
          <table:table-cell office:value-type="float" office:value="2" calcext:value-type="float">
            <text:p>2</text:p>
          </table:table-cell>
          <table:table-cell office:value-type="float" office:value="0.003150103" calcext:value-type="float">
            <text:p>0.003150103</text:p>
          </table:table-cell>
          <table:table-cell office:value-type="float" office:value="0" calcext:value-type="float">
            <text:p>0</text:p>
          </table:table-cell>
          <table:table-cell office:value-type="float" office:value="0.002942242" calcext:value-type="float">
            <text:p>0.0029422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980970" calcext:value-type="float">
            <text:p>1980970</text:p>
          </table:table-cell>
          <table:table-cell office:value-type="float" office:value="0.003352577" calcext:value-type="float">
            <text:p>0.003352577</text:p>
          </table:table-cell>
          <table:table-cell office:value-type="float" office:value="48" calcext:value-type="float">
            <text:p>48</text:p>
          </table:table-cell>
          <table:table-cell office:value-type="float" office:value="0.014122579" calcext:value-type="float">
            <text:p>0.014122579</text:p>
          </table:table-cell>
          <table:table-cell office:value-type="float" office:value="23569" calcext:value-type="float">
            <text:p>23569</text:p>
          </table:table-cell>
          <table:table-cell office:value-type="float" office:value="0.02605559" calcext:value-type="float">
            <text:p>0.02605559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980970" calcext:value-type="float">
            <text:p>1980970</text:p>
          </table:table-cell>
          <table:table-cell office:value-type="float" office:value="0.003245026" calcext:value-type="float">
            <text:p>0.003245026</text:p>
          </table:table-cell>
          <table:table-cell office:value-type="float" office:value="2" calcext:value-type="float">
            <text:p>2</text:p>
          </table:table-cell>
          <table:table-cell office:value-type="float" office:value="0.003180007" calcext:value-type="float">
            <text:p>0.003180007</text:p>
          </table:table-cell>
          <table:table-cell office:value-type="float" office:value="0" calcext:value-type="float">
            <text:p>0</text:p>
          </table:table-cell>
          <table:table-cell office:value-type="float" office:value="0.00296156" calcext:value-type="float">
            <text:p>0.0029615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3548073" calcext:value-type="float">
            <text:p>23548073</text:p>
          </table:table-cell>
          <table:table-cell office:value-type="float" office:value="0.033252412" calcext:value-type="float">
            <text:p>0.033252412</text:p>
          </table:table-cell>
          <table:table-cell office:value-type="float" office:value="4186" calcext:value-type="float">
            <text:p>4186</text:p>
          </table:table-cell>
          <table:table-cell office:value-type="float" office:value="0.095721309" calcext:value-type="float">
            <text:p>0.095721309</text:p>
          </table:table-cell>
          <table:table-cell office:value-type="float" office:value="247757" calcext:value-type="float">
            <text:p>247757</text:p>
          </table:table-cell>
          <table:table-cell office:value-type="float" office:value="0.580120743" calcext:value-type="float">
            <text:p>0.580120743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3548073" calcext:value-type="float">
            <text:p>23548073</text:p>
          </table:table-cell>
          <table:table-cell office:value-type="float" office:value="0.006451032" calcext:value-type="float">
            <text:p>0.006451032</text:p>
          </table:table-cell>
          <table:table-cell office:value-type="float" office:value="10" calcext:value-type="float">
            <text:p>10</text:p>
          </table:table-cell>
          <table:table-cell office:value-type="float" office:value="0.004145035" calcext:value-type="float">
            <text:p>0.004145035</text:p>
          </table:table-cell>
          <table:table-cell office:value-type="float" office:value="0" calcext:value-type="float">
            <text:p>0</text:p>
          </table:table-cell>
          <table:table-cell office:value-type="float" office:value="0.004042807" calcext:value-type="float">
            <text:p>0.00404280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3687999" calcext:value-type="float">
            <text:p>23687999</text:p>
          </table:table-cell>
          <table:table-cell office:value-type="float" office:value="0.032868101" calcext:value-type="float">
            <text:p>0.032868101</text:p>
          </table:table-cell>
          <table:table-cell office:value-type="float" office:value="4186" calcext:value-type="float">
            <text:p>4186</text:p>
          </table:table-cell>
          <table:table-cell office:value-type="float" office:value="0.093368196" calcext:value-type="float">
            <text:p>0.093368196</text:p>
          </table:table-cell>
          <table:table-cell office:value-type="float" office:value="247757" calcext:value-type="float">
            <text:p>247757</text:p>
          </table:table-cell>
          <table:table-cell office:value-type="float" office:value="0.582353352" calcext:value-type="float">
            <text:p>0.582353352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3687999" calcext:value-type="float">
            <text:p>23687999</text:p>
          </table:table-cell>
          <table:table-cell office:value-type="float" office:value="0.005985456" calcext:value-type="float">
            <text:p>0.005985456</text:p>
          </table:table-cell>
          <table:table-cell office:value-type="float" office:value="10" calcext:value-type="float">
            <text:p>10</text:p>
          </table:table-cell>
          <table:table-cell office:value-type="float" office:value="0.003870822" calcext:value-type="float">
            <text:p>0.003870822</text:p>
          </table:table-cell>
          <table:table-cell office:value-type="float" office:value="0" calcext:value-type="float">
            <text:p>0</text:p>
          </table:table-cell>
          <table:table-cell office:value-type="float" office:value="0.004204131" calcext:value-type="float">
            <text:p>0.0042041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5672746" calcext:value-type="float">
            <text:p>25672746</text:p>
          </table:table-cell>
          <table:table-cell office:value-type="float" office:value="0.028883992" calcext:value-type="float">
            <text:p>0.028883992</text:p>
          </table:table-cell>
          <table:table-cell office:value-type="float" office:value="4186" calcext:value-type="float">
            <text:p>4186</text:p>
          </table:table-cell>
          <table:table-cell office:value-type="float" office:value="0.093453759" calcext:value-type="float">
            <text:p>0.093453759</text:p>
          </table:table-cell>
          <table:table-cell office:value-type="float" office:value="247757" calcext:value-type="float">
            <text:p>247757</text:p>
          </table:table-cell>
          <table:table-cell office:value-type="float" office:value="0.57941803" calcext:value-type="float">
            <text:p>0.57941803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5672746" calcext:value-type="float">
            <text:p>25672746</text:p>
          </table:table-cell>
          <table:table-cell office:value-type="float" office:value="0.006150453" calcext:value-type="float">
            <text:p>0.006150453</text:p>
          </table:table-cell>
          <table:table-cell office:value-type="float" office:value="10" calcext:value-type="float">
            <text:p>10</text:p>
          </table:table-cell>
          <table:table-cell office:value-type="float" office:value="0.00398268" calcext:value-type="float">
            <text:p>0.00398268</text:p>
          </table:table-cell>
          <table:table-cell office:value-type="float" office:value="0" calcext:value-type="float">
            <text:p>0</text:p>
          </table:table-cell>
          <table:table-cell office:value-type="float" office:value="0.003940642" calcext:value-type="float">
            <text:p>0.0039406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3676218" calcext:value-type="float">
            <text:p>23676218</text:p>
          </table:table-cell>
          <table:table-cell office:value-type="float" office:value="0.023211153" calcext:value-type="float">
            <text:p>0.023211153</text:p>
          </table:table-cell>
          <table:table-cell office:value-type="float" office:value="4186" calcext:value-type="float">
            <text:p>4186</text:p>
          </table:table-cell>
          <table:table-cell office:value-type="float" office:value="0.0937234" calcext:value-type="float">
            <text:p>0.0937234</text:p>
          </table:table-cell>
          <table:table-cell office:value-type="float" office:value="247757" calcext:value-type="float">
            <text:p>247757</text:p>
          </table:table-cell>
          <table:table-cell office:value-type="float" office:value="0.578580022" calcext:value-type="float">
            <text:p>0.578580022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3676218" calcext:value-type="float">
            <text:p>23676218</text:p>
          </table:table-cell>
          <table:table-cell office:value-type="float" office:value="0.006054263" calcext:value-type="float">
            <text:p>0.006054263</text:p>
          </table:table-cell>
          <table:table-cell office:value-type="float" office:value="10" calcext:value-type="float">
            <text:p>10</text:p>
          </table:table-cell>
          <table:table-cell office:value-type="float" office:value="0.0040935" calcext:value-type="float">
            <text:p>0.0040935</text:p>
          </table:table-cell>
          <table:table-cell office:value-type="float" office:value="0" calcext:value-type="float">
            <text:p>0</text:p>
          </table:table-cell>
          <table:table-cell office:value-type="float" office:value="0.003967348" calcext:value-type="float">
            <text:p>0.00396734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0447658" calcext:value-type="float">
            <text:p>20447658</text:p>
          </table:table-cell>
          <table:table-cell office:value-type="float" office:value="0.02281523" calcext:value-type="float">
            <text:p>0.02281523</text:p>
          </table:table-cell>
          <table:table-cell office:value-type="float" office:value="4186" calcext:value-type="float">
            <text:p>4186</text:p>
          </table:table-cell>
          <table:table-cell office:value-type="float" office:value="0.095659703" calcext:value-type="float">
            <text:p>0.095659703</text:p>
          </table:table-cell>
          <table:table-cell office:value-type="float" office:value="247757" calcext:value-type="float">
            <text:p>247757</text:p>
          </table:table-cell>
          <table:table-cell office:value-type="float" office:value="0.583235624" calcext:value-type="float">
            <text:p>0.583235624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0447658" calcext:value-type="float">
            <text:p>20447658</text:p>
          </table:table-cell>
          <table:table-cell office:value-type="float" office:value="0.005951229" calcext:value-type="float">
            <text:p>0.005951229</text:p>
          </table:table-cell>
          <table:table-cell office:value-type="float" office:value="10" calcext:value-type="float">
            <text:p>10</text:p>
          </table:table-cell>
          <table:table-cell office:value-type="float" office:value="0.003984431" calcext:value-type="float">
            <text:p>0.003984431</text:p>
          </table:table-cell>
          <table:table-cell office:value-type="float" office:value="0" calcext:value-type="float">
            <text:p>0</text:p>
          </table:table-cell>
          <table:table-cell office:value-type="float" office:value="0.004131725" calcext:value-type="float">
            <text:p>0.0041317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4984649" calcext:value-type="float">
            <text:p>214984649</text:p>
          </table:table-cell>
          <table:table-cell office:value-type="float" office:value="0.230736446" calcext:value-type="float">
            <text:p>0.230736446</text:p>
          </table:table-cell>
          <table:table-cell office:value-type="float" office:value="26349" calcext:value-type="float">
            <text:p>26349</text:p>
          </table:table-cell>
          <table:table-cell office:value-type="float" office:value="0.826602282" calcext:value-type="float">
            <text:p>0.826602282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4.650505382" calcext:value-type="float">
            <text:p>4.650505382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4984649" calcext:value-type="float">
            <text:p>214984649</text:p>
          </table:table-cell>
          <table:table-cell office:value-type="float" office:value="0.051203327" calcext:value-type="float">
            <text:p>0.051203327</text:p>
          </table:table-cell>
          <table:table-cell office:value-type="float" office:value="41" calcext:value-type="float">
            <text:p>41</text:p>
          </table:table-cell>
          <table:table-cell office:value-type="float" office:value="0.024872387" calcext:value-type="float">
            <text:p>0.024872387</text:p>
          </table:table-cell>
          <table:table-cell office:value-type="float" office:value="2" calcext:value-type="float">
            <text:p>2</text:p>
          </table:table-cell>
          <table:table-cell office:value-type="float" office:value="0.024014589" calcext:value-type="float">
            <text:p>0.02401458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4172463" calcext:value-type="float">
            <text:p>214172463</text:p>
          </table:table-cell>
          <table:table-cell office:value-type="float" office:value="0.230121785" calcext:value-type="float">
            <text:p>0.230121785</text:p>
          </table:table-cell>
          <table:table-cell office:value-type="float" office:value="26349" calcext:value-type="float">
            <text:p>26349</text:p>
          </table:table-cell>
          <table:table-cell office:value-type="float" office:value="0.75698968" calcext:value-type="float">
            <text:p>0.75698968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4.879681855" calcext:value-type="float">
            <text:p>4.879681855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4172463" calcext:value-type="float">
            <text:p>214172463</text:p>
          </table:table-cell>
          <table:table-cell office:value-type="float" office:value="0.032870718" calcext:value-type="float">
            <text:p>0.032870718</text:p>
          </table:table-cell>
          <table:table-cell office:value-type="float" office:value="41" calcext:value-type="float">
            <text:p>41</text:p>
          </table:table-cell>
          <table:table-cell office:value-type="float" office:value="0.024653175" calcext:value-type="float">
            <text:p>0.024653175</text:p>
          </table:table-cell>
          <table:table-cell office:value-type="float" office:value="2" calcext:value-type="float">
            <text:p>2</text:p>
          </table:table-cell>
          <table:table-cell office:value-type="float" office:value="0.024003782" calcext:value-type="float">
            <text:p>0.02400378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0470474" calcext:value-type="float">
            <text:p>160470474</text:p>
          </table:table-cell>
          <table:table-cell office:value-type="float" office:value="0.230762298" calcext:value-type="float">
            <text:p>0.230762298</text:p>
          </table:table-cell>
          <table:table-cell office:value-type="float" office:value="26349" calcext:value-type="float">
            <text:p>26349</text:p>
          </table:table-cell>
          <table:table-cell office:value-type="float" office:value="0.818266269" calcext:value-type="float">
            <text:p>0.818266269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4.69395432" calcext:value-type="float">
            <text:p>4.69395432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0470474" calcext:value-type="float">
            <text:p>160470474</text:p>
          </table:table-cell>
          <table:table-cell office:value-type="float" office:value="0.032803309" calcext:value-type="float">
            <text:p>0.032803309</text:p>
          </table:table-cell>
          <table:table-cell office:value-type="float" office:value="41" calcext:value-type="float">
            <text:p>41</text:p>
          </table:table-cell>
          <table:table-cell office:value-type="float" office:value="0.024427468" calcext:value-type="float">
            <text:p>0.024427468</text:p>
          </table:table-cell>
          <table:table-cell office:value-type="float" office:value="2" calcext:value-type="float">
            <text:p>2</text:p>
          </table:table-cell>
          <table:table-cell office:value-type="float" office:value="0.023941038" calcext:value-type="float">
            <text:p>0.0239410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458392" calcext:value-type="float">
            <text:p>123458392</text:p>
          </table:table-cell>
          <table:table-cell office:value-type="float" office:value="0.275428841" calcext:value-type="float">
            <text:p>0.275428841</text:p>
          </table:table-cell>
          <table:table-cell office:value-type="float" office:value="26349" calcext:value-type="float">
            <text:p>26349</text:p>
          </table:table-cell>
          <table:table-cell office:value-type="float" office:value="0.760462947" calcext:value-type="float">
            <text:p>0.760462947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4.937208058" calcext:value-type="float">
            <text:p>4.937208058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458392" calcext:value-type="float">
            <text:p>123458392</text:p>
          </table:table-cell>
          <table:table-cell office:value-type="float" office:value="0.032640981" calcext:value-type="float">
            <text:p>0.032640981</text:p>
          </table:table-cell>
          <table:table-cell office:value-type="float" office:value="41" calcext:value-type="float">
            <text:p>41</text:p>
          </table:table-cell>
          <table:table-cell office:value-type="float" office:value="0.024227054" calcext:value-type="float">
            <text:p>0.024227054</text:p>
          </table:table-cell>
          <table:table-cell office:value-type="float" office:value="2" calcext:value-type="float">
            <text:p>2</text:p>
          </table:table-cell>
          <table:table-cell office:value-type="float" office:value="0.025432293" calcext:value-type="float">
            <text:p>0.02543229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32956" calcext:value-type="float">
            <text:p>124032956</text:p>
          </table:table-cell>
          <table:table-cell office:value-type="float" office:value="0.26514025" calcext:value-type="float">
            <text:p>0.26514025</text:p>
          </table:table-cell>
          <table:table-cell office:value-type="float" office:value="26349" calcext:value-type="float">
            <text:p>26349</text:p>
          </table:table-cell>
          <table:table-cell office:value-type="float" office:value="0.759025847" calcext:value-type="float">
            <text:p>0.759025847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4.691888731" calcext:value-type="float">
            <text:p>4.691888731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32956" calcext:value-type="float">
            <text:p>124032956</text:p>
          </table:table-cell>
          <table:table-cell office:value-type="float" office:value="0.034588862" calcext:value-type="float">
            <text:p>0.034588862</text:p>
          </table:table-cell>
          <table:table-cell office:value-type="float" office:value="41" calcext:value-type="float">
            <text:p>41</text:p>
          </table:table-cell>
          <table:table-cell office:value-type="float" office:value="0.024352091" calcext:value-type="float">
            <text:p>0.024352091</text:p>
          </table:table-cell>
          <table:table-cell office:value-type="float" office:value="2" calcext:value-type="float">
            <text:p>2</text:p>
          </table:table-cell>
          <table:table-cell office:value-type="float" office:value="0.023668903" calcext:value-type="float">
            <text:p>0.0236689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85115572" calcext:value-type="float">
            <text:p>7985115572</text:p>
          </table:table-cell>
          <table:table-cell office:value-type="float" office:value="4.270788073" calcext:value-type="float">
            <text:p>4.270788073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.659735625" calcext:value-type="float">
            <text:p>7.659735625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07.204189295" calcext:value-type="float">
            <text:p>107.204189295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85115572" calcext:value-type="float">
            <text:p>7985115572</text:p>
          </table:table-cell>
          <table:table-cell office:value-type="float" office:value="0.575334536" calcext:value-type="float">
            <text:p>0.575334536</text:p>
          </table:table-cell>
          <table:table-cell office:value-type="float" office:value="520" calcext:value-type="float">
            <text:p>520</text:p>
          </table:table-cell>
          <table:table-cell office:value-type="float" office:value="0.380786672" calcext:value-type="float">
            <text:p>0.380786672</text:p>
          </table:table-cell>
          <table:table-cell office:value-type="float" office:value="13" calcext:value-type="float">
            <text:p>13</text:p>
          </table:table-cell>
          <table:table-cell office:value-type="float" office:value="0.386315475" calcext:value-type="float">
            <text:p>0.38631547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219128428" calcext:value-type="float">
            <text:p>8219128428</text:p>
          </table:table-cell>
          <table:table-cell office:value-type="float" office:value="2.780419797" calcext:value-type="float">
            <text:p>2.780419797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.037289491" calcext:value-type="float">
            <text:p>8.037289491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07.525039127" calcext:value-type="float">
            <text:p>107.525039127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219128428" calcext:value-type="float">
            <text:p>8219128428</text:p>
          </table:table-cell>
          <table:table-cell office:value-type="float" office:value="0.497450548" calcext:value-type="float">
            <text:p>0.497450548</text:p>
          </table:table-cell>
          <table:table-cell office:value-type="float" office:value="520" calcext:value-type="float">
            <text:p>520</text:p>
          </table:table-cell>
          <table:table-cell office:value-type="float" office:value="0.388526281" calcext:value-type="float">
            <text:p>0.388526281</text:p>
          </table:table-cell>
          <table:table-cell office:value-type="float" office:value="13" calcext:value-type="float">
            <text:p>13</text:p>
          </table:table-cell>
          <table:table-cell office:value-type="float" office:value="0.417810394" calcext:value-type="float">
            <text:p>0.41781039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98164463" calcext:value-type="float">
            <text:p>7998164463</text:p>
          </table:table-cell>
          <table:table-cell office:value-type="float" office:value="3.235184048" calcext:value-type="float">
            <text:p>3.235184048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.950916224" calcext:value-type="float">
            <text:p>7.950916224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07.333505153" calcext:value-type="float">
            <text:p>107.333505153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98164463" calcext:value-type="float">
            <text:p>7998164463</text:p>
          </table:table-cell>
          <table:table-cell office:value-type="float" office:value="0.576506395" calcext:value-type="float">
            <text:p>0.576506395</text:p>
          </table:table-cell>
          <table:table-cell office:value-type="float" office:value="520" calcext:value-type="float">
            <text:p>520</text:p>
          </table:table-cell>
          <table:table-cell office:value-type="float" office:value="0.392064995" calcext:value-type="float">
            <text:p>0.392064995</text:p>
          </table:table-cell>
          <table:table-cell office:value-type="float" office:value="13" calcext:value-type="float">
            <text:p>13</text:p>
          </table:table-cell>
          <table:table-cell office:value-type="float" office:value="0.412365065" calcext:value-type="float">
            <text:p>0.41236506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99928263" calcext:value-type="float">
            <text:p>8199928263</text:p>
          </table:table-cell>
          <table:table-cell office:value-type="float" office:value="3.418742625" calcext:value-type="float">
            <text:p>3.418742625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.639292206" calcext:value-type="float">
            <text:p>7.639292206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06.939687074" calcext:value-type="float">
            <text:p>106.939687074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99928263" calcext:value-type="float">
            <text:p>8199928263</text:p>
          </table:table-cell>
          <table:table-cell office:value-type="float" office:value="0.50405812" calcext:value-type="float">
            <text:p>0.50405812</text:p>
          </table:table-cell>
          <table:table-cell office:value-type="float" office:value="520" calcext:value-type="float">
            <text:p>520</text:p>
          </table:table-cell>
          <table:table-cell office:value-type="float" office:value="0.410328603" calcext:value-type="float">
            <text:p>0.410328603</text:p>
          </table:table-cell>
          <table:table-cell office:value-type="float" office:value="13" calcext:value-type="float">
            <text:p>13</text:p>
          </table:table-cell>
          <table:table-cell office:value-type="float" office:value="0.417285854" calcext:value-type="float">
            <text:p>0.41728585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04811906" calcext:value-type="float">
            <text:p>8004811906</text:p>
          </table:table-cell>
          <table:table-cell office:value-type="float" office:value="2.935079298" calcext:value-type="float">
            <text:p>2.935079298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.882168959" calcext:value-type="float">
            <text:p>7.882168959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07.234849908" calcext:value-type="float">
            <text:p>107.234849908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04811906" calcext:value-type="float">
            <text:p>8004811906</text:p>
          </table:table-cell>
          <table:table-cell office:value-type="float" office:value="0.513735793" calcext:value-type="float">
            <text:p>0.513735793</text:p>
          </table:table-cell>
          <table:table-cell office:value-type="float" office:value="520" calcext:value-type="float">
            <text:p>520</text:p>
          </table:table-cell>
          <table:table-cell office:value-type="float" office:value="0.362656079" calcext:value-type="float">
            <text:p>0.362656079</text:p>
          </table:table-cell>
          <table:table-cell office:value-type="float" office:value="13" calcext:value-type="float">
            <text:p>13</text:p>
          </table:table-cell>
          <table:table-cell office:value-type="float" office:value="0.399863346" calcext:value-type="float">
            <text:p>0.39986334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6254482" calcext:value-type="float">
            <text:p>6254482</text:p>
          </table:table-cell>
          <table:table-cell office:value-type="float" office:value="0.055599841" calcext:value-type="float">
            <text:p>0.055599841</text:p>
          </table:table-cell>
          <table:table-cell office:value-type="float" office:value="3" calcext:value-type="float">
            <text:p>3</text:p>
          </table:table-cell>
          <table:table-cell office:value-type="float" office:value="0.269296835" calcext:value-type="float">
            <text:p>0.269296835</text:p>
          </table:table-cell>
          <table:table-cell office:value-type="float" office:value="2477" calcext:value-type="float">
            <text:p>2477</text:p>
          </table:table-cell>
          <table:table-cell office:value-type="float" office:value="0.110756612" calcext:value-type="float">
            <text:p>0.110756612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6254482" calcext:value-type="float">
            <text:p>6254482</text:p>
          </table:table-cell>
          <table:table-cell office:value-type="float" office:value="0.001731797" calcext:value-type="float">
            <text:p>0.001731797</text:p>
          </table:table-cell>
          <table:table-cell office:value-type="float" office:value="1" calcext:value-type="float">
            <text:p>1</text:p>
          </table:table-cell>
          <table:table-cell office:value-type="float" office:value="0.000689546" calcext:value-type="float">
            <text:p>0.000689546</text:p>
          </table:table-cell>
          <table:table-cell office:value-type="float" office:value="0" calcext:value-type="float">
            <text:p>0</text:p>
          </table:table-cell>
          <table:table-cell office:value-type="float" office:value="0.000705376" calcext:value-type="float">
            <text:p>0.0007053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571634" calcext:value-type="float">
            <text:p>1571634</text:p>
          </table:table-cell>
          <table:table-cell office:value-type="float" office:value="0.038018397" calcext:value-type="float">
            <text:p>0.038018397</text:p>
          </table:table-cell>
          <table:table-cell office:value-type="float" office:value="3" calcext:value-type="float">
            <text:p>3</text:p>
          </table:table-cell>
          <table:table-cell office:value-type="float" office:value="0.198862187" calcext:value-type="float">
            <text:p>0.198862187</text:p>
          </table:table-cell>
          <table:table-cell office:value-type="float" office:value="2477" calcext:value-type="float">
            <text:p>2477</text:p>
          </table:table-cell>
          <table:table-cell office:value-type="float" office:value="0.079584043" calcext:value-type="float">
            <text:p>0.079584043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571634" calcext:value-type="float">
            <text:p>1571634</text:p>
          </table:table-cell>
          <table:table-cell office:value-type="float" office:value="0.001496593" calcext:value-type="float">
            <text:p>0.001496593</text:p>
          </table:table-cell>
          <table:table-cell office:value-type="float" office:value="1" calcext:value-type="float">
            <text:p>1</text:p>
          </table:table-cell>
          <table:table-cell office:value-type="float" office:value="0.000585151" calcext:value-type="float">
            <text:p>0.000585151</text:p>
          </table:table-cell>
          <table:table-cell office:value-type="float" office:value="0" calcext:value-type="float">
            <text:p>0</text:p>
          </table:table-cell>
          <table:table-cell office:value-type="float" office:value="0.000540734" calcext:value-type="float">
            <text:p>0.0005407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276954" calcext:value-type="float">
            <text:p>1276954</text:p>
          </table:table-cell>
          <table:table-cell office:value-type="float" office:value="0.045151759" calcext:value-type="float">
            <text:p>0.045151759</text:p>
          </table:table-cell>
          <table:table-cell office:value-type="float" office:value="3" calcext:value-type="float">
            <text:p>3</text:p>
          </table:table-cell>
          <table:table-cell office:value-type="float" office:value="0.202939173" calcext:value-type="float">
            <text:p>0.202939173</text:p>
          </table:table-cell>
          <table:table-cell office:value-type="float" office:value="2477" calcext:value-type="float">
            <text:p>2477</text:p>
          </table:table-cell>
          <table:table-cell office:value-type="float" office:value="0.09931934" calcext:value-type="float">
            <text:p>0.09931934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276954" calcext:value-type="float">
            <text:p>1276954</text:p>
          </table:table-cell>
          <table:table-cell office:value-type="float" office:value="0.001349643" calcext:value-type="float">
            <text:p>0.001349643</text:p>
          </table:table-cell>
          <table:table-cell office:value-type="float" office:value="1" calcext:value-type="float">
            <text:p>1</text:p>
          </table:table-cell>
          <table:table-cell office:value-type="float" office:value="0.000555722" calcext:value-type="float">
            <text:p>0.000555722</text:p>
          </table:table-cell>
          <table:table-cell office:value-type="float" office:value="0" calcext:value-type="float">
            <text:p>0</text:p>
          </table:table-cell>
          <table:table-cell office:value-type="float" office:value="0.000554494" calcext:value-type="float">
            <text:p>0.0005544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191768" calcext:value-type="float">
            <text:p>1191768</text:p>
          </table:table-cell>
          <table:table-cell office:value-type="float" office:value="0.048493469" calcext:value-type="float">
            <text:p>0.048493469</text:p>
          </table:table-cell>
          <table:table-cell office:value-type="float" office:value="3" calcext:value-type="float">
            <text:p>3</text:p>
          </table:table-cell>
          <table:table-cell office:value-type="float" office:value="0.190253314" calcext:value-type="float">
            <text:p>0.190253314</text:p>
          </table:table-cell>
          <table:table-cell office:value-type="float" office:value="2477" calcext:value-type="float">
            <text:p>2477</text:p>
          </table:table-cell>
          <table:table-cell office:value-type="float" office:value="0.079774588" calcext:value-type="float">
            <text:p>0.079774588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191768" calcext:value-type="float">
            <text:p>1191768</text:p>
          </table:table-cell>
          <table:table-cell office:value-type="float" office:value="0.001220008" calcext:value-type="float">
            <text:p>0.001220008</text:p>
          </table:table-cell>
          <table:table-cell office:value-type="float" office:value="1" calcext:value-type="float">
            <text:p>1</text:p>
          </table:table-cell>
          <table:table-cell office:value-type="float" office:value="0.000517233" calcext:value-type="float">
            <text:p>0.000517233</text:p>
          </table:table-cell>
          <table:table-cell office:value-type="float" office:value="0" calcext:value-type="float">
            <text:p>0</text:p>
          </table:table-cell>
          <table:table-cell office:value-type="float" office:value="0.000707791" calcext:value-type="float">
            <text:p>0.0007077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206369" calcext:value-type="float">
            <text:p>1206369</text:p>
          </table:table-cell>
          <table:table-cell office:value-type="float" office:value="0.048139938" calcext:value-type="float">
            <text:p>0.048139938</text:p>
          </table:table-cell>
          <table:table-cell office:value-type="float" office:value="3" calcext:value-type="float">
            <text:p>3</text:p>
          </table:table-cell>
          <table:table-cell office:value-type="float" office:value="0.107644321" calcext:value-type="float">
            <text:p>0.107644321</text:p>
          </table:table-cell>
          <table:table-cell office:value-type="float" office:value="2477" calcext:value-type="float">
            <text:p>2477</text:p>
          </table:table-cell>
          <table:table-cell office:value-type="float" office:value="0.082674135" calcext:value-type="float">
            <text:p>0.082674135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206369" calcext:value-type="float">
            <text:p>1206369</text:p>
          </table:table-cell>
          <table:table-cell office:value-type="float" office:value="0.001324563" calcext:value-type="float">
            <text:p>0.001324563</text:p>
          </table:table-cell>
          <table:table-cell office:value-type="float" office:value="1" calcext:value-type="float">
            <text:p>1</text:p>
          </table:table-cell>
          <table:table-cell office:value-type="float" office:value="0.000578646" calcext:value-type="float">
            <text:p>0.000578646</text:p>
          </table:table-cell>
          <table:table-cell office:value-type="float" office:value="0" calcext:value-type="float">
            <text:p>0</text:p>
          </table:table-cell>
          <table:table-cell office:value-type="float" office:value="0.00056731" calcext:value-type="float">
            <text:p>0.000567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999309" calcext:value-type="float">
            <text:p>2999309</text:p>
          </table:table-cell>
          <table:table-cell office:value-type="float" office:value="0.2269429" calcext:value-type="float">
            <text:p>0.2269429</text:p>
          </table:table-cell>
          <table:table-cell office:value-type="float" office:value="48" calcext:value-type="float">
            <text:p>48</text:p>
          </table:table-cell>
          <table:table-cell office:value-type="float" office:value="0.8754101" calcext:value-type="float">
            <text:p>0.8754101</text:p>
          </table:table-cell>
          <table:table-cell office:value-type="float" office:value="23569" calcext:value-type="float">
            <text:p>23569</text:p>
          </table:table-cell>
          <table:table-cell office:value-type="float" office:value="0.651169109" calcext:value-type="float">
            <text:p>0.651169109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999309" calcext:value-type="float">
            <text:p>2999309</text:p>
          </table:table-cell>
          <table:table-cell office:value-type="float" office:value="0.001804717" calcext:value-type="float">
            <text:p>0.001804717</text:p>
          </table:table-cell>
          <table:table-cell office:value-type="float" office:value="2" calcext:value-type="float">
            <text:p>2</text:p>
          </table:table-cell>
          <table:table-cell office:value-type="float" office:value="0.001234283" calcext:value-type="float">
            <text:p>0.001234283</text:p>
          </table:table-cell>
          <table:table-cell office:value-type="float" office:value="0" calcext:value-type="float">
            <text:p>0</text:p>
          </table:table-cell>
          <table:table-cell office:value-type="float" office:value="0.001115442" calcext:value-type="float">
            <text:p>0.0011154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697607" calcext:value-type="float">
            <text:p>2697607</text:p>
          </table:table-cell>
          <table:table-cell office:value-type="float" office:value="0.132490171" calcext:value-type="float">
            <text:p>0.132490171</text:p>
          </table:table-cell>
          <table:table-cell office:value-type="float" office:value="48" calcext:value-type="float">
            <text:p>48</text:p>
          </table:table-cell>
          <table:table-cell office:value-type="float" office:value="0.875606225" calcext:value-type="float">
            <text:p>0.875606225</text:p>
          </table:table-cell>
          <table:table-cell office:value-type="float" office:value="23569" calcext:value-type="float">
            <text:p>23569</text:p>
          </table:table-cell>
          <table:table-cell office:value-type="float" office:value="0.646643132" calcext:value-type="float">
            <text:p>0.646643132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697607" calcext:value-type="float">
            <text:p>2697607</text:p>
          </table:table-cell>
          <table:table-cell office:value-type="float" office:value="0.001621432" calcext:value-type="float">
            <text:p>0.001621432</text:p>
          </table:table-cell>
          <table:table-cell office:value-type="float" office:value="2" calcext:value-type="float">
            <text:p>2</text:p>
          </table:table-cell>
          <table:table-cell office:value-type="float" office:value="0.00123012" calcext:value-type="float">
            <text:p>0.00123012</text:p>
          </table:table-cell>
          <table:table-cell office:value-type="float" office:value="0" calcext:value-type="float">
            <text:p>0</text:p>
          </table:table-cell>
          <table:table-cell office:value-type="float" office:value="0.001083154" calcext:value-type="float">
            <text:p>0.00108315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613422" calcext:value-type="float">
            <text:p>2613422</text:p>
          </table:table-cell>
          <table:table-cell office:value-type="float" office:value="0.118570804" calcext:value-type="float">
            <text:p>0.118570804</text:p>
          </table:table-cell>
          <table:table-cell office:value-type="float" office:value="48" calcext:value-type="float">
            <text:p>48</text:p>
          </table:table-cell>
          <table:table-cell office:value-type="float" office:value="0.871761828" calcext:value-type="float">
            <text:p>0.871761828</text:p>
          </table:table-cell>
          <table:table-cell office:value-type="float" office:value="23569" calcext:value-type="float">
            <text:p>23569</text:p>
          </table:table-cell>
          <table:table-cell office:value-type="float" office:value="0.647260626" calcext:value-type="float">
            <text:p>0.647260626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613422" calcext:value-type="float">
            <text:p>2613422</text:p>
          </table:table-cell>
          <table:table-cell office:value-type="float" office:value="0.001640627" calcext:value-type="float">
            <text:p>0.001640627</text:p>
          </table:table-cell>
          <table:table-cell office:value-type="float" office:value="2" calcext:value-type="float">
            <text:p>2</text:p>
          </table:table-cell>
          <table:table-cell office:value-type="float" office:value="0.001069494" calcext:value-type="float">
            <text:p>0.001069494</text:p>
          </table:table-cell>
          <table:table-cell office:value-type="float" office:value="0" calcext:value-type="float">
            <text:p>0</text:p>
          </table:table-cell>
          <table:table-cell office:value-type="float" office:value="0.001092519" calcext:value-type="float">
            <text:p>0.0010925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581893" calcext:value-type="float">
            <text:p>2581893</text:p>
          </table:table-cell>
          <table:table-cell office:value-type="float" office:value="0.119041983" calcext:value-type="float">
            <text:p>0.119041983</text:p>
          </table:table-cell>
          <table:table-cell office:value-type="float" office:value="48" calcext:value-type="float">
            <text:p>48</text:p>
          </table:table-cell>
          <table:table-cell office:value-type="float" office:value="0.875347141" calcext:value-type="float">
            <text:p>0.875347141</text:p>
          </table:table-cell>
          <table:table-cell office:value-type="float" office:value="23569" calcext:value-type="float">
            <text:p>23569</text:p>
          </table:table-cell>
          <table:table-cell office:value-type="float" office:value="0.64723035" calcext:value-type="float">
            <text:p>0.64723035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581893" calcext:value-type="float">
            <text:p>2581893</text:p>
          </table:table-cell>
          <table:table-cell office:value-type="float" office:value="0.001688908" calcext:value-type="float">
            <text:p>0.001688908</text:p>
          </table:table-cell>
          <table:table-cell office:value-type="float" office:value="2" calcext:value-type="float">
            <text:p>2</text:p>
          </table:table-cell>
          <table:table-cell office:value-type="float" office:value="0.001142292" calcext:value-type="float">
            <text:p>0.001142292</text:p>
          </table:table-cell>
          <table:table-cell office:value-type="float" office:value="0" calcext:value-type="float">
            <text:p>0</text:p>
          </table:table-cell>
          <table:table-cell office:value-type="float" office:value="0.00110662" calcext:value-type="float">
            <text:p>0.001106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640952" calcext:value-type="float">
            <text:p>2640952</text:p>
          </table:table-cell>
          <table:table-cell office:value-type="float" office:value="0.119491201" calcext:value-type="float">
            <text:p>0.119491201</text:p>
          </table:table-cell>
          <table:table-cell office:value-type="float" office:value="48" calcext:value-type="float">
            <text:p>48</text:p>
          </table:table-cell>
          <table:table-cell office:value-type="float" office:value="0.873413567" calcext:value-type="float">
            <text:p>0.873413567</text:p>
          </table:table-cell>
          <table:table-cell office:value-type="float" office:value="23569" calcext:value-type="float">
            <text:p>23569</text:p>
          </table:table-cell>
          <table:table-cell office:value-type="float" office:value="0.646089002" calcext:value-type="float">
            <text:p>0.646089002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640952" calcext:value-type="float">
            <text:p>2640952</text:p>
          </table:table-cell>
          <table:table-cell office:value-type="float" office:value="0.001633967" calcext:value-type="float">
            <text:p>0.001633967</text:p>
          </table:table-cell>
          <table:table-cell office:value-type="float" office:value="2" calcext:value-type="float">
            <text:p>2</text:p>
          </table:table-cell>
          <table:table-cell office:value-type="float" office:value="0.000998092" calcext:value-type="float">
            <text:p>0.000998092</text:p>
          </table:table-cell>
          <table:table-cell office:value-type="float" office:value="0" calcext:value-type="float">
            <text:p>0</text:p>
          </table:table-cell>
          <table:table-cell office:value-type="float" office:value="0.001087373" calcext:value-type="float">
            <text:p>0.0010873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0549" calcext:value-type="float">
            <text:p>32500549</text:p>
          </table:table-cell>
          <table:table-cell office:value-type="float" office:value="2.948029413" calcext:value-type="float">
            <text:p>2.948029413</text:p>
          </table:table-cell>
          <table:table-cell office:value-type="float" office:value="4186" calcext:value-type="float">
            <text:p>4186</text:p>
          </table:table-cell>
          <table:table-cell office:value-type="float" office:value="9.471309753" calcext:value-type="float">
            <text:p>9.471309753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911429665" calcext:value-type="float">
            <text:p>7.911429665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0549" calcext:value-type="float">
            <text:p>32500549</text:p>
          </table:table-cell>
          <table:table-cell office:value-type="float" office:value="0.00493632" calcext:value-type="float">
            <text:p>0.00493632</text:p>
          </table:table-cell>
          <table:table-cell office:value-type="float" office:value="10" calcext:value-type="float">
            <text:p>10</text:p>
          </table:table-cell>
          <table:table-cell office:value-type="float" office:value="0.000884097" calcext:value-type="float">
            <text:p>0.000884097</text:p>
          </table:table-cell>
          <table:table-cell office:value-type="float" office:value="0" calcext:value-type="float">
            <text:p>0</text:p>
          </table:table-cell>
          <table:table-cell office:value-type="float" office:value="0.000843436" calcext:value-type="float">
            <text:p>0.0008434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9613684" calcext:value-type="float">
            <text:p>29613684</text:p>
          </table:table-cell>
          <table:table-cell office:value-type="float" office:value="2.548502617" calcext:value-type="float">
            <text:p>2.548502617</text:p>
          </table:table-cell>
          <table:table-cell office:value-type="float" office:value="4186" calcext:value-type="float">
            <text:p>4186</text:p>
          </table:table-cell>
          <table:table-cell office:value-type="float" office:value="9.247567865" calcext:value-type="float">
            <text:p>9.247567865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650640689" calcext:value-type="float">
            <text:p>7.650640689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9613684" calcext:value-type="float">
            <text:p>29613684</text:p>
          </table:table-cell>
          <table:table-cell office:value-type="float" office:value="0.00256302" calcext:value-type="float">
            <text:p>0.00256302</text:p>
          </table:table-cell>
          <table:table-cell office:value-type="float" office:value="10" calcext:value-type="float">
            <text:p>10</text:p>
          </table:table-cell>
          <table:table-cell office:value-type="float" office:value="0.000878972" calcext:value-type="float">
            <text:p>0.000878972</text:p>
          </table:table-cell>
          <table:table-cell office:value-type="float" office:value="0" calcext:value-type="float">
            <text:p>0</text:p>
          </table:table-cell>
          <table:table-cell office:value-type="float" office:value="0.000927736" calcext:value-type="float">
            <text:p>0.0009277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9223684" calcext:value-type="float">
            <text:p>29223684</text:p>
          </table:table-cell>
          <table:table-cell office:value-type="float" office:value="2.533094363" calcext:value-type="float">
            <text:p>2.533094363</text:p>
          </table:table-cell>
          <table:table-cell office:value-type="float" office:value="4186" calcext:value-type="float">
            <text:p>4186</text:p>
          </table:table-cell>
          <table:table-cell office:value-type="float" office:value="9.356766975" calcext:value-type="float">
            <text:p>9.356766975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877366143" calcext:value-type="float">
            <text:p>7.877366143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9223684" calcext:value-type="float">
            <text:p>29223684</text:p>
          </table:table-cell>
          <table:table-cell office:value-type="float" office:value="0.002576527" calcext:value-type="float">
            <text:p>0.002576527</text:p>
          </table:table-cell>
          <table:table-cell office:value-type="float" office:value="10" calcext:value-type="float">
            <text:p>10</text:p>
          </table:table-cell>
          <table:table-cell office:value-type="float" office:value="0.000860706" calcext:value-type="float">
            <text:p>0.000860706</text:p>
          </table:table-cell>
          <table:table-cell office:value-type="float" office:value="0" calcext:value-type="float">
            <text:p>0</text:p>
          </table:table-cell>
          <table:table-cell office:value-type="float" office:value="0.000798315" calcext:value-type="float">
            <text:p>0.0007983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8668863" calcext:value-type="float">
            <text:p>28668863</text:p>
          </table:table-cell>
          <table:table-cell office:value-type="float" office:value="2.552904007" calcext:value-type="float">
            <text:p>2.552904007</text:p>
          </table:table-cell>
          <table:table-cell office:value-type="float" office:value="4186" calcext:value-type="float">
            <text:p>4186</text:p>
          </table:table-cell>
          <table:table-cell office:value-type="float" office:value="9.344311667" calcext:value-type="float">
            <text:p>9.344311667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684571358" calcext:value-type="float">
            <text:p>7.684571358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8668863" calcext:value-type="float">
            <text:p>28668863</text:p>
          </table:table-cell>
          <table:table-cell office:value-type="float" office:value="0.002464756" calcext:value-type="float">
            <text:p>0.002464756</text:p>
          </table:table-cell>
          <table:table-cell office:value-type="float" office:value="10" calcext:value-type="float">
            <text:p>10</text:p>
          </table:table-cell>
          <table:table-cell office:value-type="float" office:value="0.000866205" calcext:value-type="float">
            <text:p>0.000866205</text:p>
          </table:table-cell>
          <table:table-cell office:value-type="float" office:value="0" calcext:value-type="float">
            <text:p>0</text:p>
          </table:table-cell>
          <table:table-cell office:value-type="float" office:value="0.000797593" calcext:value-type="float">
            <text:p>0.0007975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8677926" calcext:value-type="float">
            <text:p>28677926</text:p>
          </table:table-cell>
          <table:table-cell office:value-type="float" office:value="2.53618131" calcext:value-type="float">
            <text:p>2.53618131</text:p>
          </table:table-cell>
          <table:table-cell office:value-type="float" office:value="4186" calcext:value-type="float">
            <text:p>4186</text:p>
          </table:table-cell>
          <table:table-cell office:value-type="float" office:value="9.337698023" calcext:value-type="float">
            <text:p>9.337698023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641288839" calcext:value-type="float">
            <text:p>7.641288839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8677926" calcext:value-type="float">
            <text:p>28677926</text:p>
          </table:table-cell>
          <table:table-cell office:value-type="float" office:value="0.002321472" calcext:value-type="float">
            <text:p>0.002321472</text:p>
          </table:table-cell>
          <table:table-cell office:value-type="float" office:value="10" calcext:value-type="float">
            <text:p>10</text:p>
          </table:table-cell>
          <table:table-cell office:value-type="float" office:value="0.000862289" calcext:value-type="float">
            <text:p>0.000862289</text:p>
          </table:table-cell>
          <table:table-cell office:value-type="float" office:value="0" calcext:value-type="float">
            <text:p>0</text:p>
          </table:table-cell>
          <table:table-cell office:value-type="float" office:value="0.000794447" calcext:value-type="float">
            <text:p>0.0007944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3166042" calcext:value-type="float">
            <text:p>193166042</text:p>
          </table:table-cell>
          <table:table-cell office:value-type="float" office:value="21.186958651" calcext:value-type="float">
            <text:p>21.186958651</text:p>
          </table:table-cell>
          <table:table-cell office:value-type="float" office:value="26349" calcext:value-type="float">
            <text:p>26349</text:p>
          </table:table-cell>
          <table:table-cell office:value-type="float" office:value="79.90213759" calcext:value-type="float">
            <text:p>79.90213759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62.146297416" calcext:value-type="float">
            <text:p>62.146297416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3166042" calcext:value-type="float">
            <text:p>193166042</text:p>
          </table:table-cell>
          <table:table-cell office:value-type="float" office:value="0.002192626" calcext:value-type="float">
            <text:p>0.002192626</text:p>
          </table:table-cell>
          <table:table-cell office:value-type="float" office:value="41" calcext:value-type="float">
            <text:p>41</text:p>
          </table:table-cell>
          <table:table-cell office:value-type="float" office:value="0.001024984" calcext:value-type="float">
            <text:p>0.001024984</text:p>
          </table:table-cell>
          <table:table-cell office:value-type="float" office:value="2" calcext:value-type="float">
            <text:p>2</text:p>
          </table:table-cell>
          <table:table-cell office:value-type="float" office:value="0.001016084" calcext:value-type="float">
            <text:p>0.00101608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7745970" calcext:value-type="float">
            <text:p>197745970</text:p>
          </table:table-cell>
          <table:table-cell office:value-type="float" office:value="20.505490916" calcext:value-type="float">
            <text:p>20.505490916</text:p>
          </table:table-cell>
          <table:table-cell office:value-type="float" office:value="26349" calcext:value-type="float">
            <text:p>26349</text:p>
          </table:table-cell>
          <table:table-cell office:value-type="float" office:value="79.751370981" calcext:value-type="float">
            <text:p>79.751370981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62.381274257" calcext:value-type="float">
            <text:p>62.381274257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7745970" calcext:value-type="float">
            <text:p>197745970</text:p>
          </table:table-cell>
          <table:table-cell office:value-type="float" office:value="0.002248123" calcext:value-type="float">
            <text:p>0.002248123</text:p>
          </table:table-cell>
          <table:table-cell office:value-type="float" office:value="41" calcext:value-type="float">
            <text:p>41</text:p>
          </table:table-cell>
          <table:table-cell office:value-type="float" office:value="0.001037817" calcext:value-type="float">
            <text:p>0.001037817</text:p>
          </table:table-cell>
          <table:table-cell office:value-type="float" office:value="2" calcext:value-type="float">
            <text:p>2</text:p>
          </table:table-cell>
          <table:table-cell office:value-type="float" office:value="0.000839918" calcext:value-type="float">
            <text:p>0.0008399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3559290" calcext:value-type="float">
            <text:p>193559290</text:p>
          </table:table-cell>
          <table:table-cell office:value-type="float" office:value="20.644364936" calcext:value-type="float">
            <text:p>20.644364936</text:p>
          </table:table-cell>
          <table:table-cell office:value-type="float" office:value="26349" calcext:value-type="float">
            <text:p>26349</text:p>
          </table:table-cell>
          <table:table-cell office:value-type="float" office:value="79.949906274" calcext:value-type="float">
            <text:p>79.949906274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62.055979108" calcext:value-type="float">
            <text:p>62.055979108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3559290" calcext:value-type="float">
            <text:p>193559290</text:p>
          </table:table-cell>
          <table:table-cell office:value-type="float" office:value="0.001989597" calcext:value-type="float">
            <text:p>0.001989597</text:p>
          </table:table-cell>
          <table:table-cell office:value-type="float" office:value="41" calcext:value-type="float">
            <text:p>41</text:p>
          </table:table-cell>
          <table:table-cell office:value-type="float" office:value="0.001016931" calcext:value-type="float">
            <text:p>0.001016931</text:p>
          </table:table-cell>
          <table:table-cell office:value-type="float" office:value="2" calcext:value-type="float">
            <text:p>2</text:p>
          </table:table-cell>
          <table:table-cell office:value-type="float" office:value="0.000791637" calcext:value-type="float">
            <text:p>0.00079163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6504881" calcext:value-type="float">
            <text:p>216504881</text:p>
          </table:table-cell>
          <table:table-cell office:value-type="float" office:value="20.626449766" calcext:value-type="float">
            <text:p>20.626449766</text:p>
          </table:table-cell>
          <table:table-cell office:value-type="float" office:value="26349" calcext:value-type="float">
            <text:p>26349</text:p>
          </table:table-cell>
          <table:table-cell office:value-type="float" office:value="79.653333449" calcext:value-type="float">
            <text:p>79.653333449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62.295956418" calcext:value-type="float">
            <text:p>62.295956418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6504881" calcext:value-type="float">
            <text:p>216504881</text:p>
          </table:table-cell>
          <table:table-cell office:value-type="float" office:value="0.002026787" calcext:value-type="float">
            <text:p>0.002026787</text:p>
          </table:table-cell>
          <table:table-cell office:value-type="float" office:value="41" calcext:value-type="float">
            <text:p>41</text:p>
          </table:table-cell>
          <table:table-cell office:value-type="float" office:value="0.00100918" calcext:value-type="float">
            <text:p>0.00100918</text:p>
          </table:table-cell>
          <table:table-cell office:value-type="float" office:value="2" calcext:value-type="float">
            <text:p>2</text:p>
          </table:table-cell>
          <table:table-cell office:value-type="float" office:value="0.000820443" calcext:value-type="float">
            <text:p>0.0008204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7536769" calcext:value-type="float">
            <text:p>197536769</text:p>
          </table:table-cell>
          <table:table-cell office:value-type="float" office:value="20.550334853" calcext:value-type="float">
            <text:p>20.550334853</text:p>
          </table:table-cell>
          <table:table-cell office:value-type="float" office:value="26349" calcext:value-type="float">
            <text:p>26349</text:p>
          </table:table-cell>
          <table:table-cell office:value-type="float" office:value="79.770265498" calcext:value-type="float">
            <text:p>79.770265498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62.421209463" calcext:value-type="float">
            <text:p>62.421209463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7536769" calcext:value-type="float">
            <text:p>197536769</text:p>
          </table:table-cell>
          <table:table-cell office:value-type="float" office:value="0.002398943" calcext:value-type="float">
            <text:p>0.002398943</text:p>
          </table:table-cell>
          <table:table-cell office:value-type="float" office:value="41" calcext:value-type="float">
            <text:p>41</text:p>
          </table:table-cell>
          <table:table-cell office:value-type="float" office:value="0.001010878" calcext:value-type="float">
            <text:p>0.001010878</text:p>
          </table:table-cell>
          <table:table-cell office:value-type="float" office:value="2" calcext:value-type="float">
            <text:p>2</text:p>
          </table:table-cell>
          <table:table-cell office:value-type="float" office:value="0.000833336" calcext:value-type="float">
            <text:p>0.0008333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01637394" calcext:value-type="float">
            <text:p>2501637394</text:p>
          </table:table-cell>
          <table:table-cell office:value-type="float" office:value="243.242276577" calcext:value-type="float">
            <text:p>243.242276577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61.155150309" calcext:value-type="float">
            <text:p>761.155150309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32.272558386" calcext:value-type="float">
            <text:p>632.272558386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01637394" calcext:value-type="float">
            <text:p>2501637394</text:p>
          </table:table-cell>
          <table:table-cell office:value-type="float" office:value="0.003554407" calcext:value-type="float">
            <text:p>0.003554407</text:p>
          </table:table-cell>
          <table:table-cell office:value-type="float" office:value="520" calcext:value-type="float">
            <text:p>520</text:p>
          </table:table-cell>
          <table:table-cell office:value-type="float" office:value="0.001143858" calcext:value-type="float">
            <text:p>0.001143858</text:p>
          </table:table-cell>
          <table:table-cell office:value-type="float" office:value="13" calcext:value-type="float">
            <text:p>13</text:p>
          </table:table-cell>
          <table:table-cell office:value-type="float" office:value="0.001005934" calcext:value-type="float">
            <text:p>0.00100593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19440421" calcext:value-type="float">
            <text:p>2619440421</text:p>
          </table:table-cell>
          <table:table-cell office:value-type="float" office:value="242.178284071" calcext:value-type="float">
            <text:p>242.178284071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59.682266722" calcext:value-type="float">
            <text:p>759.682266722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30.932400305" calcext:value-type="float">
            <text:p>630.932400305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19440421" calcext:value-type="float">
            <text:p>2619440421</text:p>
          </table:table-cell>
          <table:table-cell office:value-type="float" office:value="0.004405793" calcext:value-type="float">
            <text:p>0.004405793</text:p>
          </table:table-cell>
          <table:table-cell office:value-type="float" office:value="520" calcext:value-type="float">
            <text:p>520</text:p>
          </table:table-cell>
          <table:table-cell office:value-type="float" office:value="0.001126704" calcext:value-type="float">
            <text:p>0.001126704</text:p>
          </table:table-cell>
          <table:table-cell office:value-type="float" office:value="13" calcext:value-type="float">
            <text:p>13</text:p>
          </table:table-cell>
          <table:table-cell office:value-type="float" office:value="0.001723116" calcext:value-type="float">
            <text:p>0.00172311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33739190" calcext:value-type="float">
            <text:p>2633739190</text:p>
          </table:table-cell>
          <table:table-cell office:value-type="float" office:value="241.907312465" calcext:value-type="float">
            <text:p>241.907312465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61.003577211" calcext:value-type="float">
            <text:p>761.003577211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31.653747943" calcext:value-type="float">
            <text:p>631.653747943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33739190" calcext:value-type="float">
            <text:p>2633739190</text:p>
          </table:table-cell>
          <table:table-cell office:value-type="float" office:value="0.003835952" calcext:value-type="float">
            <text:p>0.003835952</text:p>
          </table:table-cell>
          <table:table-cell office:value-type="float" office:value="520" calcext:value-type="float">
            <text:p>520</text:p>
          </table:table-cell>
          <table:table-cell office:value-type="float" office:value="0.001190293" calcext:value-type="float">
            <text:p>0.001190293</text:p>
          </table:table-cell>
          <table:table-cell office:value-type="float" office:value="13" calcext:value-type="float">
            <text:p>13</text:p>
          </table:table-cell>
          <table:table-cell office:value-type="float" office:value="0.002027362" calcext:value-type="float">
            <text:p>0.00202736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00060326" calcext:value-type="float">
            <text:p>2600060326</text:p>
          </table:table-cell>
          <table:table-cell office:value-type="float" office:value="242.198038985" calcext:value-type="float">
            <text:p>242.198038985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59.251993307" calcext:value-type="float">
            <text:p>759.251993307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33.064840342" calcext:value-type="float">
            <text:p>633.064840342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00060326" calcext:value-type="float">
            <text:p>2600060326</text:p>
          </table:table-cell>
          <table:table-cell office:value-type="float" office:value="0.003190604" calcext:value-type="float">
            <text:p>0.003190604</text:p>
          </table:table-cell>
          <table:table-cell office:value-type="float" office:value="520" calcext:value-type="float">
            <text:p>520</text:p>
          </table:table-cell>
          <table:table-cell office:value-type="float" office:value="0.001851999" calcext:value-type="float">
            <text:p>0.001851999</text:p>
          </table:table-cell>
          <table:table-cell office:value-type="float" office:value="13" calcext:value-type="float">
            <text:p>13</text:p>
          </table:table-cell>
          <table:table-cell office:value-type="float" office:value="0.0009339" calcext:value-type="float">
            <text:p>0.000933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37207286" calcext:value-type="float">
            <text:p>3137207286</text:p>
          </table:table-cell>
          <table:table-cell office:value-type="float" office:value="241.926606454" calcext:value-type="float">
            <text:p>241.926606454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60.720425598" calcext:value-type="float">
            <text:p>760.720425598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32.61168783" calcext:value-type="float">
            <text:p>632.61168783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37207286" calcext:value-type="float">
            <text:p>3137207286</text:p>
          </table:table-cell>
          <table:table-cell office:value-type="float" office:value="0.004481065" calcext:value-type="float">
            <text:p>0.004481065</text:p>
          </table:table-cell>
          <table:table-cell office:value-type="float" office:value="520" calcext:value-type="float">
            <text:p>520</text:p>
          </table:table-cell>
          <table:table-cell office:value-type="float" office:value="0.001094395" calcext:value-type="float">
            <text:p>0.001094395</text:p>
          </table:table-cell>
          <table:table-cell office:value-type="float" office:value="13" calcext:value-type="float">
            <text:p>13</text:p>
          </table:table-cell>
          <table:table-cell office:value-type="float" office:value="0.001751044" calcext:value-type="float">
            <text:p>0.00175104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52879" calcext:value-type="float">
            <text:p>52879</text:p>
          </table:table-cell>
          <table:table-cell office:value-type="float" office:value="0.145307543" calcext:value-type="float">
            <text:p>0.145307543</text:p>
          </table:table-cell>
          <table:table-cell office:value-type="float" office:value="3" calcext:value-type="float">
            <text:p>3</text:p>
          </table:table-cell>
          <table:table-cell office:value-type="float" office:value="0.111510882" calcext:value-type="float">
            <text:p>0.111510882</text:p>
          </table:table-cell>
          <table:table-cell office:value-type="float" office:value="2477" calcext:value-type="float">
            <text:p>2477</text:p>
          </table:table-cell>
          <table:table-cell office:value-type="float" office:value="0.080549261" calcext:value-type="float">
            <text:p>0.080549261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52879" calcext:value-type="float">
            <text:p>52879</text:p>
          </table:table-cell>
          <table:table-cell office:value-type="float" office:value="0.138213678" calcext:value-type="float">
            <text:p>0.138213678</text:p>
          </table:table-cell>
          <table:table-cell office:value-type="float" office:value="1" calcext:value-type="float">
            <text:p>1</text:p>
          </table:table-cell>
          <table:table-cell office:value-type="float" office:value="0.110742542" calcext:value-type="float">
            <text:p>0.110742542</text:p>
          </table:table-cell>
          <table:table-cell office:value-type="float" office:value="0" calcext:value-type="float">
            <text:p>0</text:p>
          </table:table-cell>
          <table:table-cell office:value-type="float" office:value="0.136240524" calcext:value-type="float">
            <text:p>0.1362405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23063" calcext:value-type="float">
            <text:p>123063</text:p>
          </table:table-cell>
          <table:table-cell office:value-type="float" office:value="0.101967016" calcext:value-type="float">
            <text:p>0.101967016</text:p>
          </table:table-cell>
          <table:table-cell office:value-type="float" office:value="3" calcext:value-type="float">
            <text:p>3</text:p>
          </table:table-cell>
          <table:table-cell office:value-type="float" office:value="0.101192071" calcext:value-type="float">
            <text:p>0.101192071</text:p>
          </table:table-cell>
          <table:table-cell office:value-type="float" office:value="2477" calcext:value-type="float">
            <text:p>2477</text:p>
          </table:table-cell>
          <table:table-cell office:value-type="float" office:value="0.080445507" calcext:value-type="float">
            <text:p>0.080445507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23063" calcext:value-type="float">
            <text:p>123063</text:p>
          </table:table-cell>
          <table:table-cell office:value-type="float" office:value="0.095718018" calcext:value-type="float">
            <text:p>0.095718018</text:p>
          </table:table-cell>
          <table:table-cell office:value-type="float" office:value="1" calcext:value-type="float">
            <text:p>1</text:p>
          </table:table-cell>
          <table:table-cell office:value-type="float" office:value="0.083195958" calcext:value-type="float">
            <text:p>0.083195958</text:p>
          </table:table-cell>
          <table:table-cell office:value-type="float" office:value="0" calcext:value-type="float">
            <text:p>0</text:p>
          </table:table-cell>
          <table:table-cell office:value-type="float" office:value="0.121177869" calcext:value-type="float">
            <text:p>0.1211778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6823" calcext:value-type="float">
            <text:p>36823</text:p>
          </table:table-cell>
          <table:table-cell office:value-type="float" office:value="0.092333357" calcext:value-type="float">
            <text:p>0.092333357</text:p>
          </table:table-cell>
          <table:table-cell office:value-type="float" office:value="3" calcext:value-type="float">
            <text:p>3</text:p>
          </table:table-cell>
          <table:table-cell office:value-type="float" office:value="0.087149234" calcext:value-type="float">
            <text:p>0.087149234</text:p>
          </table:table-cell>
          <table:table-cell office:value-type="float" office:value="2477" calcext:value-type="float">
            <text:p>2477</text:p>
          </table:table-cell>
          <table:table-cell office:value-type="float" office:value="0.080623514" calcext:value-type="float">
            <text:p>0.080623514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6823" calcext:value-type="float">
            <text:p>36823</text:p>
          </table:table-cell>
          <table:table-cell office:value-type="float" office:value="0.106398246" calcext:value-type="float">
            <text:p>0.106398246</text:p>
          </table:table-cell>
          <table:table-cell office:value-type="float" office:value="1" calcext:value-type="float">
            <text:p>1</text:p>
          </table:table-cell>
          <table:table-cell office:value-type="float" office:value="0.083369843" calcext:value-type="float">
            <text:p>0.083369843</text:p>
          </table:table-cell>
          <table:table-cell office:value-type="float" office:value="0" calcext:value-type="float">
            <text:p>0</text:p>
          </table:table-cell>
          <table:table-cell office:value-type="float" office:value="0.08757804" calcext:value-type="float">
            <text:p>0.087578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55144" calcext:value-type="float">
            <text:p>55144</text:p>
          </table:table-cell>
          <table:table-cell office:value-type="float" office:value="0.091740961" calcext:value-type="float">
            <text:p>0.091740961</text:p>
          </table:table-cell>
          <table:table-cell office:value-type="float" office:value="3" calcext:value-type="float">
            <text:p>3</text:p>
          </table:table-cell>
          <table:table-cell office:value-type="float" office:value="0.082727298" calcext:value-type="float">
            <text:p>0.082727298</text:p>
          </table:table-cell>
          <table:table-cell office:value-type="float" office:value="2477" calcext:value-type="float">
            <text:p>2477</text:p>
          </table:table-cell>
          <table:table-cell office:value-type="float" office:value="0.09615799" calcext:value-type="float">
            <text:p>0.09615799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55144" calcext:value-type="float">
            <text:p>55144</text:p>
          </table:table-cell>
          <table:table-cell office:value-type="float" office:value="0.077974397" calcext:value-type="float">
            <text:p>0.077974397</text:p>
          </table:table-cell>
          <table:table-cell office:value-type="float" office:value="1" calcext:value-type="float">
            <text:p>1</text:p>
          </table:table-cell>
          <table:table-cell office:value-type="float" office:value="0.083484823" calcext:value-type="float">
            <text:p>0.083484823</text:p>
          </table:table-cell>
          <table:table-cell office:value-type="float" office:value="0" calcext:value-type="float">
            <text:p>0</text:p>
          </table:table-cell>
          <table:table-cell office:value-type="float" office:value="0.094686813" calcext:value-type="float">
            <text:p>0.0946868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7961" calcext:value-type="float">
            <text:p>37961</text:p>
          </table:table-cell>
          <table:table-cell office:value-type="float" office:value="0.092739231" calcext:value-type="float">
            <text:p>0.092739231</text:p>
          </table:table-cell>
          <table:table-cell office:value-type="float" office:value="3" calcext:value-type="float">
            <text:p>3</text:p>
          </table:table-cell>
          <table:table-cell office:value-type="float" office:value="0.082664013" calcext:value-type="float">
            <text:p>0.082664013</text:p>
          </table:table-cell>
          <table:table-cell office:value-type="float" office:value="2477" calcext:value-type="float">
            <text:p>2477</text:p>
          </table:table-cell>
          <table:table-cell office:value-type="float" office:value="0.080751349" calcext:value-type="float">
            <text:p>0.080751349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7961" calcext:value-type="float">
            <text:p>37961</text:p>
          </table:table-cell>
          <table:table-cell office:value-type="float" office:value="0.092893723" calcext:value-type="float">
            <text:p>0.092893723</text:p>
          </table:table-cell>
          <table:table-cell office:value-type="float" office:value="1" calcext:value-type="float">
            <text:p>1</text:p>
          </table:table-cell>
          <table:table-cell office:value-type="float" office:value="0.086094177" calcext:value-type="float">
            <text:p>0.086094177</text:p>
          </table:table-cell>
          <table:table-cell office:value-type="float" office:value="0" calcext:value-type="float">
            <text:p>0</text:p>
          </table:table-cell>
          <table:table-cell office:value-type="float" office:value="0.082076395" calcext:value-type="float">
            <text:p>0.0820763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08176" calcext:value-type="float">
            <text:p>108176</text:p>
          </table:table-cell>
          <table:table-cell office:value-type="float" office:value="0.909838223" calcext:value-type="float">
            <text:p>0.909838223</text:p>
          </table:table-cell>
          <table:table-cell office:value-type="float" office:value="48" calcext:value-type="float">
            <text:p>48</text:p>
          </table:table-cell>
          <table:table-cell office:value-type="float" office:value="0.952906702" calcext:value-type="float">
            <text:p>0.952906702</text:p>
          </table:table-cell>
          <table:table-cell office:value-type="float" office:value="23569" calcext:value-type="float">
            <text:p>23569</text:p>
          </table:table-cell>
          <table:table-cell office:value-type="float" office:value="0.816916603" calcext:value-type="float">
            <text:p>0.816916603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08176" calcext:value-type="float">
            <text:p>108176</text:p>
          </table:table-cell>
          <table:table-cell office:value-type="float" office:value="0.8307204" calcext:value-type="float">
            <text:p>0.8307204</text:p>
          </table:table-cell>
          <table:table-cell office:value-type="float" office:value="2" calcext:value-type="float">
            <text:p>2</text:p>
          </table:table-cell>
          <table:table-cell office:value-type="float" office:value="0.839996692" calcext:value-type="float">
            <text:p>0.839996692</text:p>
          </table:table-cell>
          <table:table-cell office:value-type="float" office:value="0" calcext:value-type="float">
            <text:p>0</text:p>
          </table:table-cell>
          <table:table-cell office:value-type="float" office:value="0.832057506" calcext:value-type="float">
            <text:p>0.83205750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05394" calcext:value-type="float">
            <text:p>105394</text:p>
          </table:table-cell>
          <table:table-cell office:value-type="float" office:value="0.858774949" calcext:value-type="float">
            <text:p>0.858774949</text:p>
          </table:table-cell>
          <table:table-cell office:value-type="float" office:value="48" calcext:value-type="float">
            <text:p>48</text:p>
          </table:table-cell>
          <table:table-cell office:value-type="float" office:value="0.848042384" calcext:value-type="float">
            <text:p>0.848042384</text:p>
          </table:table-cell>
          <table:table-cell office:value-type="float" office:value="23569" calcext:value-type="float">
            <text:p>23569</text:p>
          </table:table-cell>
          <table:table-cell office:value-type="float" office:value="0.814108937" calcext:value-type="float">
            <text:p>0.814108937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05394" calcext:value-type="float">
            <text:p>105394</text:p>
          </table:table-cell>
          <table:table-cell office:value-type="float" office:value="0.828434183" calcext:value-type="float">
            <text:p>0.828434183</text:p>
          </table:table-cell>
          <table:table-cell office:value-type="float" office:value="2" calcext:value-type="float">
            <text:p>2</text:p>
          </table:table-cell>
          <table:table-cell office:value-type="float" office:value="0.828984722" calcext:value-type="float">
            <text:p>0.828984722</text:p>
          </table:table-cell>
          <table:table-cell office:value-type="float" office:value="0" calcext:value-type="float">
            <text:p>0</text:p>
          </table:table-cell>
          <table:table-cell office:value-type="float" office:value="0.82749652" calcext:value-type="float">
            <text:p>0.8274965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21246" calcext:value-type="float">
            <text:p>121246</text:p>
          </table:table-cell>
          <table:table-cell office:value-type="float" office:value="0.870634722" calcext:value-type="float">
            <text:p>0.870634722</text:p>
          </table:table-cell>
          <table:table-cell office:value-type="float" office:value="48" calcext:value-type="float">
            <text:p>48</text:p>
          </table:table-cell>
          <table:table-cell office:value-type="float" office:value="0.827977785" calcext:value-type="float">
            <text:p>0.827977785</text:p>
          </table:table-cell>
          <table:table-cell office:value-type="float" office:value="23569" calcext:value-type="float">
            <text:p>23569</text:p>
          </table:table-cell>
          <table:table-cell office:value-type="float" office:value="0.81685329" calcext:value-type="float">
            <text:p>0.81685329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21246" calcext:value-type="float">
            <text:p>121246</text:p>
          </table:table-cell>
          <table:table-cell office:value-type="float" office:value="0.828083615" calcext:value-type="float">
            <text:p>0.828083615</text:p>
          </table:table-cell>
          <table:table-cell office:value-type="float" office:value="2" calcext:value-type="float">
            <text:p>2</text:p>
          </table:table-cell>
          <table:table-cell office:value-type="float" office:value="0.828987669" calcext:value-type="float">
            <text:p>0.828987669</text:p>
          </table:table-cell>
          <table:table-cell office:value-type="float" office:value="0" calcext:value-type="float">
            <text:p>0</text:p>
          </table:table-cell>
          <table:table-cell office:value-type="float" office:value="0.858720243" calcext:value-type="float">
            <text:p>0.8587202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50524" calcext:value-type="float">
            <text:p>150524</text:p>
          </table:table-cell>
          <table:table-cell office:value-type="float" office:value="0.888323931" calcext:value-type="float">
            <text:p>0.888323931</text:p>
          </table:table-cell>
          <table:table-cell office:value-type="float" office:value="48" calcext:value-type="float">
            <text:p>48</text:p>
          </table:table-cell>
          <table:table-cell office:value-type="float" office:value="0.832753189" calcext:value-type="float">
            <text:p>0.832753189</text:p>
          </table:table-cell>
          <table:table-cell office:value-type="float" office:value="23569" calcext:value-type="float">
            <text:p>23569</text:p>
          </table:table-cell>
          <table:table-cell office:value-type="float" office:value="0.818649133" calcext:value-type="float">
            <text:p>0.818649133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50524" calcext:value-type="float">
            <text:p>150524</text:p>
          </table:table-cell>
          <table:table-cell office:value-type="float" office:value="0.825398766" calcext:value-type="float">
            <text:p>0.825398766</text:p>
          </table:table-cell>
          <table:table-cell office:value-type="float" office:value="2" calcext:value-type="float">
            <text:p>2</text:p>
          </table:table-cell>
          <table:table-cell office:value-type="float" office:value="0.823828494" calcext:value-type="float">
            <text:p>0.823828494</text:p>
          </table:table-cell>
          <table:table-cell office:value-type="float" office:value="0" calcext:value-type="float">
            <text:p>0</text:p>
          </table:table-cell>
          <table:table-cell office:value-type="float" office:value="0.849607135" calcext:value-type="float">
            <text:p>0.8496071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53124" calcext:value-type="float">
            <text:p>153124</text:p>
          </table:table-cell>
          <table:table-cell office:value-type="float" office:value="0.874011184" calcext:value-type="float">
            <text:p>0.874011184</text:p>
          </table:table-cell>
          <table:table-cell office:value-type="float" office:value="48" calcext:value-type="float">
            <text:p>48</text:p>
          </table:table-cell>
          <table:table-cell office:value-type="float" office:value="0.839139965" calcext:value-type="float">
            <text:p>0.839139965</text:p>
          </table:table-cell>
          <table:table-cell office:value-type="float" office:value="23569" calcext:value-type="float">
            <text:p>23569</text:p>
          </table:table-cell>
          <table:table-cell office:value-type="float" office:value="0.81751028" calcext:value-type="float">
            <text:p>0.81751028</text:p>
          </table:table-cell>
          <table:table-cell office:value-type="float" office:value="50483" calcext:value-type="float">
            <text:p>5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53124" calcext:value-type="float">
            <text:p>153124</text:p>
          </table:table-cell>
          <table:table-cell office:value-type="float" office:value="0.834531152" calcext:value-type="float">
            <text:p>0.834531152</text:p>
          </table:table-cell>
          <table:table-cell office:value-type="float" office:value="2" calcext:value-type="float">
            <text:p>2</text:p>
          </table:table-cell>
          <table:table-cell office:value-type="float" office:value="0.827892019" calcext:value-type="float">
            <text:p>0.827892019</text:p>
          </table:table-cell>
          <table:table-cell office:value-type="float" office:value="0" calcext:value-type="float">
            <text:p>0</text:p>
          </table:table-cell>
          <table:table-cell office:value-type="float" office:value="0.917927819" calcext:value-type="float">
            <text:p>0.9179278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101996" calcext:value-type="float">
            <text:p>1101996</text:p>
          </table:table-cell>
          <table:table-cell office:value-type="float" office:value="8.6808656" calcext:value-type="float">
            <text:p>8.6808656</text:p>
          </table:table-cell>
          <table:table-cell office:value-type="float" office:value="4186" calcext:value-type="float">
            <text:p>4186</text:p>
          </table:table-cell>
          <table:table-cell office:value-type="float" office:value="8.455216515" calcext:value-type="float">
            <text:p>8.455216515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189069736" calcext:value-type="float">
            <text:p>7.189069736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101996" calcext:value-type="float">
            <text:p>1101996</text:p>
          </table:table-cell>
          <table:table-cell office:value-type="float" office:value="8.451788708" calcext:value-type="float">
            <text:p>8.451788708</text:p>
          </table:table-cell>
          <table:table-cell office:value-type="float" office:value="10" calcext:value-type="float">
            <text:p>10</text:p>
          </table:table-cell>
          <table:table-cell office:value-type="float" office:value="8.588330375" calcext:value-type="float">
            <text:p>8.588330375</text:p>
          </table:table-cell>
          <table:table-cell office:value-type="float" office:value="0" calcext:value-type="float">
            <text:p>0</text:p>
          </table:table-cell>
          <table:table-cell office:value-type="float" office:value="8.527672795" calcext:value-type="float">
            <text:p>8.5276727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068679" calcext:value-type="float">
            <text:p>1068679</text:p>
          </table:table-cell>
          <table:table-cell office:value-type="float" office:value="8.621429305" calcext:value-type="float">
            <text:p>8.621429305</text:p>
          </table:table-cell>
          <table:table-cell office:value-type="float" office:value="4186" calcext:value-type="float">
            <text:p>4186</text:p>
          </table:table-cell>
          <table:table-cell office:value-type="float" office:value="8.613966477" calcext:value-type="float">
            <text:p>8.613966477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355095271" calcext:value-type="float">
            <text:p>7.355095271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068679" calcext:value-type="float">
            <text:p>1068679</text:p>
          </table:table-cell>
          <table:table-cell office:value-type="float" office:value="8.553370573" calcext:value-type="float">
            <text:p>8.553370573</text:p>
          </table:table-cell>
          <table:table-cell office:value-type="float" office:value="10" calcext:value-type="float">
            <text:p>10</text:p>
          </table:table-cell>
          <table:table-cell office:value-type="float" office:value="8.76175959" calcext:value-type="float">
            <text:p>8.76175959</text:p>
          </table:table-cell>
          <table:table-cell office:value-type="float" office:value="0" calcext:value-type="float">
            <text:p>0</text:p>
          </table:table-cell>
          <table:table-cell office:value-type="float" office:value="8.645823275" calcext:value-type="float">
            <text:p>8.6458232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035632" calcext:value-type="float">
            <text:p>1035632</text:p>
          </table:table-cell>
          <table:table-cell office:value-type="float" office:value="8.815192626" calcext:value-type="float">
            <text:p>8.815192626</text:p>
          </table:table-cell>
          <table:table-cell office:value-type="float" office:value="4186" calcext:value-type="float">
            <text:p>4186</text:p>
          </table:table-cell>
          <table:table-cell office:value-type="float" office:value="8.454551105" calcext:value-type="float">
            <text:p>8.454551105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280038938" calcext:value-type="float">
            <text:p>7.280038938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035632" calcext:value-type="float">
            <text:p>1035632</text:p>
          </table:table-cell>
          <table:table-cell office:value-type="float" office:value="8.376528677" calcext:value-type="float">
            <text:p>8.376528677</text:p>
          </table:table-cell>
          <table:table-cell office:value-type="float" office:value="10" calcext:value-type="float">
            <text:p>10</text:p>
          </table:table-cell>
          <table:table-cell office:value-type="float" office:value="8.413427998" calcext:value-type="float">
            <text:p>8.413427998</text:p>
          </table:table-cell>
          <table:table-cell office:value-type="float" office:value="0" calcext:value-type="float">
            <text:p>0</text:p>
          </table:table-cell>
          <table:table-cell office:value-type="float" office:value="8.501122293" calcext:value-type="float">
            <text:p>8.5011222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044861" calcext:value-type="float">
            <text:p>1044861</text:p>
          </table:table-cell>
          <table:table-cell office:value-type="float" office:value="8.637334558" calcext:value-type="float">
            <text:p>8.637334558</text:p>
          </table:table-cell>
          <table:table-cell office:value-type="float" office:value="4186" calcext:value-type="float">
            <text:p>4186</text:p>
          </table:table-cell>
          <table:table-cell office:value-type="float" office:value="8.456015016" calcext:value-type="float">
            <text:p>8.456015016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24966683" calcext:value-type="float">
            <text:p>7.24966683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044861" calcext:value-type="float">
            <text:p>1044861</text:p>
          </table:table-cell>
          <table:table-cell office:value-type="float" office:value="8.402514359" calcext:value-type="float">
            <text:p>8.402514359</text:p>
          </table:table-cell>
          <table:table-cell office:value-type="float" office:value="10" calcext:value-type="float">
            <text:p>10</text:p>
          </table:table-cell>
          <table:table-cell office:value-type="float" office:value="8.520002251" calcext:value-type="float">
            <text:p>8.520002251</text:p>
          </table:table-cell>
          <table:table-cell office:value-type="float" office:value="0" calcext:value-type="float">
            <text:p>0</text:p>
          </table:table-cell>
          <table:table-cell office:value-type="float" office:value="8.553542936" calcext:value-type="float">
            <text:p>8.5535429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049501" calcext:value-type="float">
            <text:p>1049501</text:p>
          </table:table-cell>
          <table:table-cell office:value-type="float" office:value="8.855944749" calcext:value-type="float">
            <text:p>8.855944749</text:p>
          </table:table-cell>
          <table:table-cell office:value-type="float" office:value="4186" calcext:value-type="float">
            <text:p>4186</text:p>
          </table:table-cell>
          <table:table-cell office:value-type="float" office:value="8.600266589" calcext:value-type="float">
            <text:p>8.600266589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340259811" calcext:value-type="float">
            <text:p>7.340259811</text:p>
          </table:table-cell>
          <table:table-cell office:value-type="float" office:value="1916522" calcext:value-type="float">
            <text:p>191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049501" calcext:value-type="float">
            <text:p>1049501</text:p>
          </table:table-cell>
          <table:table-cell office:value-type="float" office:value="8.562884458" calcext:value-type="float">
            <text:p>8.562884458</text:p>
          </table:table-cell>
          <table:table-cell office:value-type="float" office:value="10" calcext:value-type="float">
            <text:p>10</text:p>
          </table:table-cell>
          <table:table-cell office:value-type="float" office:value="8.430512689" calcext:value-type="float">
            <text:p>8.430512689</text:p>
          </table:table-cell>
          <table:table-cell office:value-type="float" office:value="0" calcext:value-type="float">
            <text:p>0</text:p>
          </table:table-cell>
          <table:table-cell office:value-type="float" office:value="8.442641793" calcext:value-type="float">
            <text:p>8.44264179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02674" calcext:value-type="float">
            <text:p>9502674</text:p>
          </table:table-cell>
          <table:table-cell office:value-type="float" office:value="87.047158369" calcext:value-type="float">
            <text:p>87.047158369</text:p>
          </table:table-cell>
          <table:table-cell office:value-type="float" office:value="26349" calcext:value-type="float">
            <text:p>26349</text:p>
          </table:table-cell>
          <table:table-cell office:value-type="float" office:value="85.467802533" calcext:value-type="float">
            <text:p>85.467802533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4.813263551" calcext:value-type="float">
            <text:p>74.813263551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02674" calcext:value-type="float">
            <text:p>9502674</text:p>
          </table:table-cell>
          <table:table-cell office:value-type="float" office:value="81.556890112" calcext:value-type="float">
            <text:p>81.556890112</text:p>
          </table:table-cell>
          <table:table-cell office:value-type="float" office:value="41" calcext:value-type="float">
            <text:p>41</text:p>
          </table:table-cell>
          <table:table-cell office:value-type="float" office:value="83.379817434" calcext:value-type="float">
            <text:p>83.379817434</text:p>
          </table:table-cell>
          <table:table-cell office:value-type="float" office:value="2" calcext:value-type="float">
            <text:p>2</text:p>
          </table:table-cell>
          <table:table-cell office:value-type="float" office:value="83.83909849" calcext:value-type="float">
            <text:p>83.8390984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89968" calcext:value-type="float">
            <text:p>8389968</text:p>
          </table:table-cell>
          <table:table-cell office:value-type="float" office:value="87.112627224" calcext:value-type="float">
            <text:p>87.112627224</text:p>
          </table:table-cell>
          <table:table-cell office:value-type="float" office:value="26349" calcext:value-type="float">
            <text:p>26349</text:p>
          </table:table-cell>
          <table:table-cell office:value-type="float" office:value="85.522027645" calcext:value-type="float">
            <text:p>85.522027645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4.885096042" calcext:value-type="float">
            <text:p>74.885096042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89968" calcext:value-type="float">
            <text:p>8389968</text:p>
          </table:table-cell>
          <table:table-cell office:value-type="float" office:value="81.662607697" calcext:value-type="float">
            <text:p>81.662607697</text:p>
          </table:table-cell>
          <table:table-cell office:value-type="float" office:value="41" calcext:value-type="float">
            <text:p>41</text:p>
          </table:table-cell>
          <table:table-cell office:value-type="float" office:value="83.685526206" calcext:value-type="float">
            <text:p>83.685526206</text:p>
          </table:table-cell>
          <table:table-cell office:value-type="float" office:value="2" calcext:value-type="float">
            <text:p>2</text:p>
          </table:table-cell>
          <table:table-cell office:value-type="float" office:value="83.254495785" calcext:value-type="float">
            <text:p>83.25449578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244628" calcext:value-type="float">
            <text:p>9244628</text:p>
          </table:table-cell>
          <table:table-cell office:value-type="float" office:value="87.115643677" calcext:value-type="float">
            <text:p>87.115643677</text:p>
          </table:table-cell>
          <table:table-cell office:value-type="float" office:value="26349" calcext:value-type="float">
            <text:p>26349</text:p>
          </table:table-cell>
          <table:table-cell office:value-type="float" office:value="85.756206877" calcext:value-type="float">
            <text:p>85.756206877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3.327395454" calcext:value-type="float">
            <text:p>73.327395454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244628" calcext:value-type="float">
            <text:p>9244628</text:p>
          </table:table-cell>
          <table:table-cell office:value-type="float" office:value="81.783937105" calcext:value-type="float">
            <text:p>81.783937105</text:p>
          </table:table-cell>
          <table:table-cell office:value-type="float" office:value="41" calcext:value-type="float">
            <text:p>41</text:p>
          </table:table-cell>
          <table:table-cell office:value-type="float" office:value="83.405721552" calcext:value-type="float">
            <text:p>83.405721552</text:p>
          </table:table-cell>
          <table:table-cell office:value-type="float" office:value="2" calcext:value-type="float">
            <text:p>2</text:p>
          </table:table-cell>
          <table:table-cell office:value-type="float" office:value="83.468928109" calcext:value-type="float">
            <text:p>83.46892810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51303" calcext:value-type="float">
            <text:p>10251303</text:p>
          </table:table-cell>
          <table:table-cell office:value-type="float" office:value="86.885440881" calcext:value-type="float">
            <text:p>86.885440881</text:p>
          </table:table-cell>
          <table:table-cell office:value-type="float" office:value="26349" calcext:value-type="float">
            <text:p>26349</text:p>
          </table:table-cell>
          <table:table-cell office:value-type="float" office:value="85.236704793" calcext:value-type="float">
            <text:p>85.236704793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3.307197071" calcext:value-type="float">
            <text:p>73.307197071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51303" calcext:value-type="float">
            <text:p>10251303</text:p>
          </table:table-cell>
          <table:table-cell office:value-type="float" office:value="81.806642071" calcext:value-type="float">
            <text:p>81.806642071</text:p>
          </table:table-cell>
          <table:table-cell office:value-type="float" office:value="41" calcext:value-type="float">
            <text:p>41</text:p>
          </table:table-cell>
          <table:table-cell office:value-type="float" office:value="83.634792396" calcext:value-type="float">
            <text:p>83.634792396</text:p>
          </table:table-cell>
          <table:table-cell office:value-type="float" office:value="2" calcext:value-type="float">
            <text:p>2</text:p>
          </table:table-cell>
          <table:table-cell office:value-type="float" office:value="83.148247594" calcext:value-type="float">
            <text:p>83.14824759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05538" calcext:value-type="float">
            <text:p>10305538</text:p>
          </table:table-cell>
          <table:table-cell office:value-type="float" office:value="87.200554735" calcext:value-type="float">
            <text:p>87.200554735</text:p>
          </table:table-cell>
          <table:table-cell office:value-type="float" office:value="26349" calcext:value-type="float">
            <text:p>26349</text:p>
          </table:table-cell>
          <table:table-cell office:value-type="float" office:value="85.535437396" calcext:value-type="float">
            <text:p>85.535437396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3.328436516" calcext:value-type="float">
            <text:p>73.328436516</text:p>
          </table:table-cell>
          <table:table-cell office:value-type="float" office:value="14989587" calcext:value-type="float">
            <text:p>14989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05538" calcext:value-type="float">
            <text:p>10305538</text:p>
          </table:table-cell>
          <table:table-cell office:value-type="float" office:value="81.922090459" calcext:value-type="float">
            <text:p>81.922090459</text:p>
          </table:table-cell>
          <table:table-cell office:value-type="float" office:value="41" calcext:value-type="float">
            <text:p>41</text:p>
          </table:table-cell>
          <table:table-cell office:value-type="float" office:value="83.758793298" calcext:value-type="float">
            <text:p>83.758793298</text:p>
          </table:table-cell>
          <table:table-cell office:value-type="float" office:value="2" calcext:value-type="float">
            <text:p>2</text:p>
          </table:table-cell>
          <table:table-cell office:value-type="float" office:value="83.329747025" calcext:value-type="float">
            <text:p>83.3297470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2119405" calcext:value-type="float">
            <text:p>102119405</text:p>
          </table:table-cell>
          <table:table-cell office:value-type="float" office:value="861.844470365" calcext:value-type="float">
            <text:p>861.844470365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4.106845826" calcext:value-type="float">
            <text:p>844.106845826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90.481728957" calcext:value-type="float">
            <text:p>690.481728957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2119405" calcext:value-type="float">
            <text:p>102119405</text:p>
          </table:table-cell>
          <table:table-cell office:value-type="float" office:value="606.347754278" calcext:value-type="float">
            <text:p>606.347754278</text:p>
          </table:table-cell>
          <table:table-cell office:value-type="float" office:value="520" calcext:value-type="float">
            <text:p>520</text:p>
          </table:table-cell>
          <table:table-cell office:value-type="float" office:value="822.141053384" calcext:value-type="float">
            <text:p>822.141053384</text:p>
          </table:table-cell>
          <table:table-cell office:value-type="float" office:value="13" calcext:value-type="float">
            <text:p>13</text:p>
          </table:table-cell>
          <table:table-cell office:value-type="float" office:value="817.693119763" calcext:value-type="float">
            <text:p>817.69311976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544442" calcext:value-type="float">
            <text:p>87544442</text:p>
          </table:table-cell>
          <table:table-cell office:value-type="float" office:value="850.851919101" calcext:value-type="float">
            <text:p>850.851919101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1.471704081" calcext:value-type="float">
            <text:p>841.471704081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91.913967384" calcext:value-type="float">
            <text:p>691.913967384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544442" calcext:value-type="float">
            <text:p>87544442</text:p>
          </table:table-cell>
          <table:table-cell office:value-type="float" office:value="606.154392388" calcext:value-type="float">
            <text:p>606.154392388</text:p>
          </table:table-cell>
          <table:table-cell office:value-type="float" office:value="520" calcext:value-type="float">
            <text:p>520</text:p>
          </table:table-cell>
          <table:table-cell office:value-type="float" office:value="821.60483592" calcext:value-type="float">
            <text:p>821.60483592</text:p>
          </table:table-cell>
          <table:table-cell office:value-type="float" office:value="13" calcext:value-type="float">
            <text:p>13</text:p>
          </table:table-cell>
          <table:table-cell office:value-type="float" office:value="817.497104014" calcext:value-type="float">
            <text:p>817.4971040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8395597" calcext:value-type="float">
            <text:p>78395597</text:p>
          </table:table-cell>
          <table:table-cell office:value-type="float" office:value="851.645876371" calcext:value-type="float">
            <text:p>851.645876371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3.613260894" calcext:value-type="float">
            <text:p>843.613260894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93.251675249" calcext:value-type="float">
            <text:p>693.251675249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8395597" calcext:value-type="float">
            <text:p>78395597</text:p>
          </table:table-cell>
          <table:table-cell office:value-type="float" office:value="606.813341417" calcext:value-type="float">
            <text:p>606.813341417</text:p>
          </table:table-cell>
          <table:table-cell office:value-type="float" office:value="520" calcext:value-type="float">
            <text:p>520</text:p>
          </table:table-cell>
          <table:table-cell office:value-type="float" office:value="821.881048869" calcext:value-type="float">
            <text:p>821.881048869</text:p>
          </table:table-cell>
          <table:table-cell office:value-type="float" office:value="13" calcext:value-type="float">
            <text:p>13</text:p>
          </table:table-cell>
          <table:table-cell office:value-type="float" office:value="820.26642948" calcext:value-type="float">
            <text:p>820.2664294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7551171" calcext:value-type="float">
            <text:p>77551171</text:p>
          </table:table-cell>
          <table:table-cell office:value-type="float" office:value="850.172114044" calcext:value-type="float">
            <text:p>850.172114044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4.847330168" calcext:value-type="float">
            <text:p>844.847330168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92.398114967" calcext:value-type="float">
            <text:p>692.398114967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7551171" calcext:value-type="float">
            <text:p>77551171</text:p>
          </table:table-cell>
          <table:table-cell office:value-type="float" office:value="606.126873602" calcext:value-type="float">
            <text:p>606.126873602</text:p>
          </table:table-cell>
          <table:table-cell office:value-type="float" office:value="520" calcext:value-type="float">
            <text:p>520</text:p>
          </table:table-cell>
          <table:table-cell office:value-type="float" office:value="821.650188515" calcext:value-type="float">
            <text:p>821.650188515</text:p>
          </table:table-cell>
          <table:table-cell office:value-type="float" office:value="13" calcext:value-type="float">
            <text:p>13</text:p>
          </table:table-cell>
          <table:table-cell office:value-type="float" office:value="819.203046627" calcext:value-type="float">
            <text:p>819.20304662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7483013" calcext:value-type="float">
            <text:p>77483013</text:p>
          </table:table-cell>
          <table:table-cell office:value-type="float" office:value="849.236138284" calcext:value-type="float">
            <text:p>849.236138284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4.324871621" calcext:value-type="float">
            <text:p>844.324871621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90.309611493" calcext:value-type="float">
            <text:p>690.309611493</text:p>
          </table:table-cell>
          <table:table-cell office:value-type="float" office:value="204745637" calcext:value-type="float">
            <text:p>20474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List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7483013" calcext:value-type="float">
            <text:p>77483013</text:p>
          </table:table-cell>
          <table:table-cell office:value-type="float" office:value="605.945061701" calcext:value-type="float">
            <text:p>605.945061701</text:p>
          </table:table-cell>
          <table:table-cell office:value-type="float" office:value="520" calcext:value-type="float">
            <text:p>520</text:p>
          </table:table-cell>
          <table:table-cell office:value-type="float" office:value="818.152893935" calcext:value-type="float">
            <text:p>818.152893935</text:p>
          </table:table-cell>
          <table:table-cell office:value-type="float" office:value="13" calcext:value-type="float">
            <text:p>13</text:p>
          </table:table-cell>
          <table:table-cell office:value-type="float" office:value="817.756730639" calcext:value-type="float">
            <text:p>817.75673063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2156092" calcext:value-type="float">
            <text:p>2156092</text:p>
          </table:table-cell>
          <table:table-cell office:value-type="float" office:value="0.009326834" calcext:value-type="float">
            <text:p>0.009326834</text:p>
          </table:table-cell>
          <table:table-cell office:value-type="float" office:value="3" calcext:value-type="float">
            <text:p>3</text:p>
          </table:table-cell>
          <table:table-cell office:value-type="float" office:value="0.026069606" calcext:value-type="float">
            <text:p>0.026069606</text:p>
          </table:table-cell>
          <table:table-cell office:value-type="float" office:value="2477" calcext:value-type="float">
            <text:p>2477</text:p>
          </table:table-cell>
          <table:table-cell office:value-type="float" office:value="0.01162546" calcext:value-type="float">
            <text:p>0.01162546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2156092" calcext:value-type="float">
            <text:p>2156092</text:p>
          </table:table-cell>
          <table:table-cell office:value-type="float" office:value="0.001039129" calcext:value-type="float">
            <text:p>0.001039129</text:p>
          </table:table-cell>
          <table:table-cell office:value-type="float" office:value="1" calcext:value-type="float">
            <text:p>1</text:p>
          </table:table-cell>
          <table:table-cell office:value-type="float" office:value="0.000326962" calcext:value-type="float">
            <text:p>0.000326962</text:p>
          </table:table-cell>
          <table:table-cell office:value-type="float" office:value="0" calcext:value-type="float">
            <text:p>0</text:p>
          </table:table-cell>
          <table:table-cell office:value-type="float" office:value="0.000333769" calcext:value-type="float">
            <text:p>0.000333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461157" calcext:value-type="float">
            <text:p>461157</text:p>
          </table:table-cell>
          <table:table-cell office:value-type="float" office:value="0.002065505" calcext:value-type="float">
            <text:p>0.002065505</text:p>
          </table:table-cell>
          <table:table-cell office:value-type="float" office:value="3" calcext:value-type="float">
            <text:p>3</text:p>
          </table:table-cell>
          <table:table-cell office:value-type="float" office:value="0.019433097" calcext:value-type="float">
            <text:p>0.019433097</text:p>
          </table:table-cell>
          <table:table-cell office:value-type="float" office:value="2477" calcext:value-type="float">
            <text:p>2477</text:p>
          </table:table-cell>
          <table:table-cell office:value-type="float" office:value="0.011603014" calcext:value-type="float">
            <text:p>0.01160301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461157" calcext:value-type="float">
            <text:p>461157</text:p>
          </table:table-cell>
          <table:table-cell office:value-type="float" office:value="0.000401543" calcext:value-type="float">
            <text:p>0.000401543</text:p>
          </table:table-cell>
          <table:table-cell office:value-type="float" office:value="1" calcext:value-type="float">
            <text:p>1</text:p>
          </table:table-cell>
          <table:table-cell office:value-type="float" office:value="0.000240079" calcext:value-type="float">
            <text:p>0.000240079</text:p>
          </table:table-cell>
          <table:table-cell office:value-type="float" office:value="0" calcext:value-type="float">
            <text:p>0</text:p>
          </table:table-cell>
          <table:table-cell office:value-type="float" office:value="0.000265573" calcext:value-type="float">
            <text:p>0.000265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73172" calcext:value-type="float">
            <text:p>373172</text:p>
          </table:table-cell>
          <table:table-cell office:value-type="float" office:value="0.001890987" calcext:value-type="float">
            <text:p>0.001890987</text:p>
          </table:table-cell>
          <table:table-cell office:value-type="float" office:value="3" calcext:value-type="float">
            <text:p>3</text:p>
          </table:table-cell>
          <table:table-cell office:value-type="float" office:value="0.019613917" calcext:value-type="float">
            <text:p>0.019613917</text:p>
          </table:table-cell>
          <table:table-cell office:value-type="float" office:value="2477" calcext:value-type="float">
            <text:p>2477</text:p>
          </table:table-cell>
          <table:table-cell office:value-type="float" office:value="0.011211268" calcext:value-type="float">
            <text:p>0.011211268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73172" calcext:value-type="float">
            <text:p>373172</text:p>
          </table:table-cell>
          <table:table-cell office:value-type="float" office:value="0.000224833" calcext:value-type="float">
            <text:p>0.000224833</text:p>
          </table:table-cell>
          <table:table-cell office:value-type="float" office:value="1" calcext:value-type="float">
            <text:p>1</text:p>
          </table:table-cell>
          <table:table-cell office:value-type="float" office:value="0.000195974" calcext:value-type="float">
            <text:p>0.000195974</text:p>
          </table:table-cell>
          <table:table-cell office:value-type="float" office:value="0" calcext:value-type="float">
            <text:p>0</text:p>
          </table:table-cell>
          <table:table-cell office:value-type="float" office:value="0.000193706" calcext:value-type="float">
            <text:p>0.000193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68423" calcext:value-type="float">
            <text:p>368423</text:p>
          </table:table-cell>
          <table:table-cell office:value-type="float" office:value="0.001820571" calcext:value-type="float">
            <text:p>0.001820571</text:p>
          </table:table-cell>
          <table:table-cell office:value-type="float" office:value="3" calcext:value-type="float">
            <text:p>3</text:p>
          </table:table-cell>
          <table:table-cell office:value-type="float" office:value="0.010739859" calcext:value-type="float">
            <text:p>0.010739859</text:p>
          </table:table-cell>
          <table:table-cell office:value-type="float" office:value="2477" calcext:value-type="float">
            <text:p>2477</text:p>
          </table:table-cell>
          <table:table-cell office:value-type="float" office:value="0.010824765" calcext:value-type="float">
            <text:p>0.010824765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68423" calcext:value-type="float">
            <text:p>368423</text:p>
          </table:table-cell>
          <table:table-cell office:value-type="float" office:value="0.000218549" calcext:value-type="float">
            <text:p>0.000218549</text:p>
          </table:table-cell>
          <table:table-cell office:value-type="float" office:value="1" calcext:value-type="float">
            <text:p>1</text:p>
          </table:table-cell>
          <table:table-cell office:value-type="float" office:value="0.000189469" calcext:value-type="float">
            <text:p>0.000189469</text:p>
          </table:table-cell>
          <table:table-cell office:value-type="float" office:value="0" calcext:value-type="float">
            <text:p>0</text:p>
          </table:table-cell>
          <table:table-cell office:value-type="float" office:value="0.000183891" calcext:value-type="float">
            <text:p>0.000183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49809" calcext:value-type="float">
            <text:p>349809</text:p>
          </table:table-cell>
          <table:table-cell office:value-type="float" office:value="0.001802198" calcext:value-type="float">
            <text:p>0.001802198</text:p>
          </table:table-cell>
          <table:table-cell office:value-type="float" office:value="3" calcext:value-type="float">
            <text:p>3</text:p>
          </table:table-cell>
          <table:table-cell office:value-type="float" office:value="0.008039091" calcext:value-type="float">
            <text:p>0.008039091</text:p>
          </table:table-cell>
          <table:table-cell office:value-type="float" office:value="2477" calcext:value-type="float">
            <text:p>2477</text:p>
          </table:table-cell>
          <table:table-cell office:value-type="float" office:value="0.010770452" calcext:value-type="float">
            <text:p>0.010770452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49809" calcext:value-type="float">
            <text:p>349809</text:p>
          </table:table-cell>
          <table:table-cell office:value-type="float" office:value="0.000212237" calcext:value-type="float">
            <text:p>0.000212237</text:p>
          </table:table-cell>
          <table:table-cell office:value-type="float" office:value="1" calcext:value-type="float">
            <text:p>1</text:p>
          </table:table-cell>
          <table:table-cell office:value-type="float" office:value="0.000178919" calcext:value-type="float">
            <text:p>0.000178919</text:p>
          </table:table-cell>
          <table:table-cell office:value-type="float" office:value="0" calcext:value-type="float">
            <text:p>0</text:p>
          </table:table-cell>
          <table:table-cell office:value-type="float" office:value="0.000184686" calcext:value-type="float">
            <text:p>0.000184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793454" calcext:value-type="float">
            <text:p>793454</text:p>
          </table:table-cell>
          <table:table-cell office:value-type="float" office:value="0.002303199" calcext:value-type="float">
            <text:p>0.002303199</text:p>
          </table:table-cell>
          <table:table-cell office:value-type="float" office:value="48" calcext:value-type="float">
            <text:p>48</text:p>
          </table:table-cell>
          <table:table-cell office:value-type="float" office:value="0.05025691" calcext:value-type="float">
            <text:p>0.05025691</text:p>
          </table:table-cell>
          <table:table-cell office:value-type="float" office:value="23569" calcext:value-type="float">
            <text:p>23569</text:p>
          </table:table-cell>
          <table:table-cell office:value-type="float" office:value="0.046578735" calcext:value-type="float">
            <text:p>0.046578735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793454" calcext:value-type="float">
            <text:p>793454</text:p>
          </table:table-cell>
          <table:table-cell office:value-type="float" office:value="0.000409628" calcext:value-type="float">
            <text:p>0.000409628</text:p>
          </table:table-cell>
          <table:table-cell office:value-type="float" office:value="2" calcext:value-type="float">
            <text:p>2</text:p>
          </table:table-cell>
          <table:table-cell office:value-type="float" office:value="0.000361977" calcext:value-type="float">
            <text:p>0.000361977</text:p>
          </table:table-cell>
          <table:table-cell office:value-type="float" office:value="0" calcext:value-type="float">
            <text:p>0</text:p>
          </table:table-cell>
          <table:table-cell office:value-type="float" office:value="0.000519487" calcext:value-type="float">
            <text:p>0.000519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764828" calcext:value-type="float">
            <text:p>764828</text:p>
          </table:table-cell>
          <table:table-cell office:value-type="float" office:value="0.002131389" calcext:value-type="float">
            <text:p>0.002131389</text:p>
          </table:table-cell>
          <table:table-cell office:value-type="float" office:value="48" calcext:value-type="float">
            <text:p>48</text:p>
          </table:table-cell>
          <table:table-cell office:value-type="float" office:value="0.036792005" calcext:value-type="float">
            <text:p>0.036792005</text:p>
          </table:table-cell>
          <table:table-cell office:value-type="float" office:value="23569" calcext:value-type="float">
            <text:p>23569</text:p>
          </table:table-cell>
          <table:table-cell office:value-type="float" office:value="0.046261611" calcext:value-type="float">
            <text:p>0.046261611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764828" calcext:value-type="float">
            <text:p>764828</text:p>
          </table:table-cell>
          <table:table-cell office:value-type="float" office:value="0.000410817" calcext:value-type="float">
            <text:p>0.000410817</text:p>
          </table:table-cell>
          <table:table-cell office:value-type="float" office:value="2" calcext:value-type="float">
            <text:p>2</text:p>
          </table:table-cell>
          <table:table-cell office:value-type="float" office:value="0.000297715" calcext:value-type="float">
            <text:p>0.000297715</text:p>
          </table:table-cell>
          <table:table-cell office:value-type="float" office:value="0" calcext:value-type="float">
            <text:p>0</text:p>
          </table:table-cell>
          <table:table-cell office:value-type="float" office:value="0.000298659" calcext:value-type="float">
            <text:p>0.000298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837390" calcext:value-type="float">
            <text:p>837390</text:p>
          </table:table-cell>
          <table:table-cell office:value-type="float" office:value="0.002022298" calcext:value-type="float">
            <text:p>0.002022298</text:p>
          </table:table-cell>
          <table:table-cell office:value-type="float" office:value="48" calcext:value-type="float">
            <text:p>48</text:p>
          </table:table-cell>
          <table:table-cell office:value-type="float" office:value="0.035708678" calcext:value-type="float">
            <text:p>0.035708678</text:p>
          </table:table-cell>
          <table:table-cell office:value-type="float" office:value="23569" calcext:value-type="float">
            <text:p>23569</text:p>
          </table:table-cell>
          <table:table-cell office:value-type="float" office:value="0.04637061" calcext:value-type="float">
            <text:p>0.04637061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837390" calcext:value-type="float">
            <text:p>837390</text:p>
          </table:table-cell>
          <table:table-cell office:value-type="float" office:value="0.000339632" calcext:value-type="float">
            <text:p>0.000339632</text:p>
          </table:table-cell>
          <table:table-cell office:value-type="float" office:value="2" calcext:value-type="float">
            <text:p>2</text:p>
          </table:table-cell>
          <table:table-cell office:value-type="float" office:value="0.000263089" calcext:value-type="float">
            <text:p>0.000263089</text:p>
          </table:table-cell>
          <table:table-cell office:value-type="float" office:value="0" calcext:value-type="float">
            <text:p>0</text:p>
          </table:table-cell>
          <table:table-cell office:value-type="float" office:value="0.000241611" calcext:value-type="float">
            <text:p>0.000241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773684" calcext:value-type="float">
            <text:p>773684</text:p>
          </table:table-cell>
          <table:table-cell office:value-type="float" office:value="0.002139211" calcext:value-type="float">
            <text:p>0.002139211</text:p>
          </table:table-cell>
          <table:table-cell office:value-type="float" office:value="48" calcext:value-type="float">
            <text:p>48</text:p>
          </table:table-cell>
          <table:table-cell office:value-type="float" office:value="0.035760057" calcext:value-type="float">
            <text:p>0.035760057</text:p>
          </table:table-cell>
          <table:table-cell office:value-type="float" office:value="23569" calcext:value-type="float">
            <text:p>23569</text:p>
          </table:table-cell>
          <table:table-cell office:value-type="float" office:value="0.04623362" calcext:value-type="float">
            <text:p>0.04623362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773684" calcext:value-type="float">
            <text:p>773684</text:p>
          </table:table-cell>
          <table:table-cell office:value-type="float" office:value="0.00033297" calcext:value-type="float">
            <text:p>0.00033297</text:p>
          </table:table-cell>
          <table:table-cell office:value-type="float" office:value="2" calcext:value-type="float">
            <text:p>2</text:p>
          </table:table-cell>
          <table:table-cell office:value-type="float" office:value="0.000252225" calcext:value-type="float">
            <text:p>0.000252225</text:p>
          </table:table-cell>
          <table:table-cell office:value-type="float" office:value="0" calcext:value-type="float">
            <text:p>0</text:p>
          </table:table-cell>
          <table:table-cell office:value-type="float" office:value="0.000220434" calcext:value-type="float">
            <text:p>0.000220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743910" calcext:value-type="float">
            <text:p>743910</text:p>
          </table:table-cell>
          <table:table-cell office:value-type="float" office:value="0.002009311" calcext:value-type="float">
            <text:p>0.002009311</text:p>
          </table:table-cell>
          <table:table-cell office:value-type="float" office:value="48" calcext:value-type="float">
            <text:p>48</text:p>
          </table:table-cell>
          <table:table-cell office:value-type="float" office:value="0.035716113" calcext:value-type="float">
            <text:p>0.035716113</text:p>
          </table:table-cell>
          <table:table-cell office:value-type="float" office:value="23569" calcext:value-type="float">
            <text:p>23569</text:p>
          </table:table-cell>
          <table:table-cell office:value-type="float" office:value="0.046208715" calcext:value-type="float">
            <text:p>0.046208715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743910" calcext:value-type="float">
            <text:p>743910</text:p>
          </table:table-cell>
          <table:table-cell office:value-type="float" office:value="0.000299431" calcext:value-type="float">
            <text:p>0.000299431</text:p>
          </table:table-cell>
          <table:table-cell office:value-type="float" office:value="2" calcext:value-type="float">
            <text:p>2</text:p>
          </table:table-cell>
          <table:table-cell office:value-type="float" office:value="0.000245996" calcext:value-type="float">
            <text:p>0.000245996</text:p>
          </table:table-cell>
          <table:table-cell office:value-type="float" office:value="0" calcext:value-type="float">
            <text:p>0</text:p>
          </table:table-cell>
          <table:table-cell office:value-type="float" office:value="0.000230265" calcext:value-type="float">
            <text:p>0.000230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7106960" calcext:value-type="float">
            <text:p>7106960</text:p>
          </table:table-cell>
          <table:table-cell office:value-type="float" office:value="0.023558173" calcext:value-type="float">
            <text:p>0.023558173</text:p>
          </table:table-cell>
          <table:table-cell office:value-type="float" office:value="4186" calcext:value-type="float">
            <text:p>4186</text:p>
          </table:table-cell>
          <table:table-cell office:value-type="float" office:value="0.451176421" calcext:value-type="float">
            <text:p>0.451176421</text:p>
          </table:table-cell>
          <table:table-cell office:value-type="float" office:value="247757" calcext:value-type="float">
            <text:p>247757</text:p>
          </table:table-cell>
          <table:table-cell office:value-type="float" office:value="1.081213159" calcext:value-type="float">
            <text:p>1.081213159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7106960" calcext:value-type="float">
            <text:p>7106960</text:p>
          </table:table-cell>
          <table:table-cell office:value-type="float" office:value="0.000431578" calcext:value-type="float">
            <text:p>0.000431578</text:p>
          </table:table-cell>
          <table:table-cell office:value-type="float" office:value="10" calcext:value-type="float">
            <text:p>10</text:p>
          </table:table-cell>
          <table:table-cell office:value-type="float" office:value="0.000258536" calcext:value-type="float">
            <text:p>0.000258536</text:p>
          </table:table-cell>
          <table:table-cell office:value-type="float" office:value="0" calcext:value-type="float">
            <text:p>0</text:p>
          </table:table-cell>
          <table:table-cell office:value-type="float" office:value="0.000237143" calcext:value-type="float">
            <text:p>0.000237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7328455" calcext:value-type="float">
            <text:p>7328455</text:p>
          </table:table-cell>
          <table:table-cell office:value-type="float" office:value="0.020611645" calcext:value-type="float">
            <text:p>0.020611645</text:p>
          </table:table-cell>
          <table:table-cell office:value-type="float" office:value="4186" calcext:value-type="float">
            <text:p>4186</text:p>
          </table:table-cell>
          <table:table-cell office:value-type="float" office:value="0.45770333" calcext:value-type="float">
            <text:p>0.45770333</text:p>
          </table:table-cell>
          <table:table-cell office:value-type="float" office:value="247757" calcext:value-type="float">
            <text:p>247757</text:p>
          </table:table-cell>
          <table:table-cell office:value-type="float" office:value="1.508369049" calcext:value-type="float">
            <text:p>1.508369049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7328455" calcext:value-type="float">
            <text:p>7328455</text:p>
          </table:table-cell>
          <table:table-cell office:value-type="float" office:value="0.000361473" calcext:value-type="float">
            <text:p>0.000361473</text:p>
          </table:table-cell>
          <table:table-cell office:value-type="float" office:value="10" calcext:value-type="float">
            <text:p>10</text:p>
          </table:table-cell>
          <table:table-cell office:value-type="float" office:value="0.000253878" calcext:value-type="float">
            <text:p>0.000253878</text:p>
          </table:table-cell>
          <table:table-cell office:value-type="float" office:value="0" calcext:value-type="float">
            <text:p>0</text:p>
          </table:table-cell>
          <table:table-cell office:value-type="float" office:value="0.000229066" calcext:value-type="float">
            <text:p>0.000229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7116035" calcext:value-type="float">
            <text:p>7116035</text:p>
          </table:table-cell>
          <table:table-cell office:value-type="float" office:value="0.019846374" calcext:value-type="float">
            <text:p>0.019846374</text:p>
          </table:table-cell>
          <table:table-cell office:value-type="float" office:value="4186" calcext:value-type="float">
            <text:p>4186</text:p>
          </table:table-cell>
          <table:table-cell office:value-type="float" office:value="0.4821066" calcext:value-type="float">
            <text:p>0.4821066</text:p>
          </table:table-cell>
          <table:table-cell office:value-type="float" office:value="247757" calcext:value-type="float">
            <text:p>247757</text:p>
          </table:table-cell>
          <table:table-cell office:value-type="float" office:value="1.168640578" calcext:value-type="float">
            <text:p>1.168640578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7116035" calcext:value-type="float">
            <text:p>7116035</text:p>
          </table:table-cell>
          <table:table-cell office:value-type="float" office:value="0.00032579" calcext:value-type="float">
            <text:p>0.00032579</text:p>
          </table:table-cell>
          <table:table-cell office:value-type="float" office:value="10" calcext:value-type="float">
            <text:p>10</text:p>
          </table:table-cell>
          <table:table-cell office:value-type="float" office:value="0.000283034" calcext:value-type="float">
            <text:p>0.000283034</text:p>
          </table:table-cell>
          <table:table-cell office:value-type="float" office:value="0" calcext:value-type="float">
            <text:p>0</text:p>
          </table:table-cell>
          <table:table-cell office:value-type="float" office:value="0.000235564" calcext:value-type="float">
            <text:p>0.000235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7019066" calcext:value-type="float">
            <text:p>7019066</text:p>
          </table:table-cell>
          <table:table-cell office:value-type="float" office:value="0.019666858" calcext:value-type="float">
            <text:p>0.019666858</text:p>
          </table:table-cell>
          <table:table-cell office:value-type="float" office:value="4186" calcext:value-type="float">
            <text:p>4186</text:p>
          </table:table-cell>
          <table:table-cell office:value-type="float" office:value="0.394894049" calcext:value-type="float">
            <text:p>0.394894049</text:p>
          </table:table-cell>
          <table:table-cell office:value-type="float" office:value="247757" calcext:value-type="float">
            <text:p>247757</text:p>
          </table:table-cell>
          <table:table-cell office:value-type="float" office:value="1.071887034" calcext:value-type="float">
            <text:p>1.071887034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7019066" calcext:value-type="float">
            <text:p>7019066</text:p>
          </table:table-cell>
          <table:table-cell office:value-type="float" office:value="0.000349457" calcext:value-type="float">
            <text:p>0.000349457</text:p>
          </table:table-cell>
          <table:table-cell office:value-type="float" office:value="10" calcext:value-type="float">
            <text:p>10</text:p>
          </table:table-cell>
          <table:table-cell office:value-type="float" office:value="0.00025689" calcext:value-type="float">
            <text:p>0.00025689</text:p>
          </table:table-cell>
          <table:table-cell office:value-type="float" office:value="0" calcext:value-type="float">
            <text:p>0</text:p>
          </table:table-cell>
          <table:table-cell office:value-type="float" office:value="0.000239683" calcext:value-type="float">
            <text:p>0.000239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6978309" calcext:value-type="float">
            <text:p>6978309</text:p>
          </table:table-cell>
          <table:table-cell office:value-type="float" office:value="0.019578308" calcext:value-type="float">
            <text:p>0.019578308</text:p>
          </table:table-cell>
          <table:table-cell office:value-type="float" office:value="4186" calcext:value-type="float">
            <text:p>4186</text:p>
          </table:table-cell>
          <table:table-cell office:value-type="float" office:value="0.390337859" calcext:value-type="float">
            <text:p>0.390337859</text:p>
          </table:table-cell>
          <table:table-cell office:value-type="float" office:value="247757" calcext:value-type="float">
            <text:p>247757</text:p>
          </table:table-cell>
          <table:table-cell office:value-type="float" office:value="1.080060169" calcext:value-type="float">
            <text:p>1.080060169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6978309" calcext:value-type="float">
            <text:p>6978309</text:p>
          </table:table-cell>
          <table:table-cell office:value-type="float" office:value="0.000387869" calcext:value-type="float">
            <text:p>0.000387869</text:p>
          </table:table-cell>
          <table:table-cell office:value-type="float" office:value="10" calcext:value-type="float">
            <text:p>10</text:p>
          </table:table-cell>
          <table:table-cell office:value-type="float" office:value="0.000252516" calcext:value-type="float">
            <text:p>0.000252516</text:p>
          </table:table-cell>
          <table:table-cell office:value-type="float" office:value="0" calcext:value-type="float">
            <text:p>0</text:p>
          </table:table-cell>
          <table:table-cell office:value-type="float" office:value="0.000228474" calcext:value-type="float">
            <text:p>0.000228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2547885" calcext:value-type="float">
            <text:p>142547885</text:p>
          </table:table-cell>
          <table:table-cell office:value-type="float" office:value="0.104455548" calcext:value-type="float">
            <text:p>0.104455548</text:p>
          </table:table-cell>
          <table:table-cell office:value-type="float" office:value="26349" calcext:value-type="float">
            <text:p>26349</text:p>
          </table:table-cell>
          <table:table-cell office:value-type="float" office:value="3.31174349" calcext:value-type="float">
            <text:p>3.31174349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9.118288066" calcext:value-type="float">
            <text:p>9.118288066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2547885" calcext:value-type="float">
            <text:p>142547885</text:p>
          </table:table-cell>
          <table:table-cell office:value-type="float" office:value="0.000373719" calcext:value-type="float">
            <text:p>0.000373719</text:p>
          </table:table-cell>
          <table:table-cell office:value-type="float" office:value="41" calcext:value-type="float">
            <text:p>41</text:p>
          </table:table-cell>
          <table:table-cell office:value-type="float" office:value="0.000424609" calcext:value-type="float">
            <text:p>0.000424609</text:p>
          </table:table-cell>
          <table:table-cell office:value-type="float" office:value="2" calcext:value-type="float">
            <text:p>2</text:p>
          </table:table-cell>
          <table:table-cell office:value-type="float" office:value="0.000295399" calcext:value-type="float">
            <text:p>0.0002953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9309814" calcext:value-type="float">
            <text:p>79309814</text:p>
          </table:table-cell>
          <table:table-cell office:value-type="float" office:value="0.104662105" calcext:value-type="float">
            <text:p>0.104662105</text:p>
          </table:table-cell>
          <table:table-cell office:value-type="float" office:value="26349" calcext:value-type="float">
            <text:p>26349</text:p>
          </table:table-cell>
          <table:table-cell office:value-type="float" office:value="2.787673591" calcext:value-type="float">
            <text:p>2.787673591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8.865057234" calcext:value-type="float">
            <text:p>8.865057234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9309814" calcext:value-type="float">
            <text:p>79309814</text:p>
          </table:table-cell>
          <table:table-cell office:value-type="float" office:value="0.000546539" calcext:value-type="float">
            <text:p>0.000546539</text:p>
          </table:table-cell>
          <table:table-cell office:value-type="float" office:value="41" calcext:value-type="float">
            <text:p>41</text:p>
          </table:table-cell>
          <table:table-cell office:value-type="float" office:value="0.000328856" calcext:value-type="float">
            <text:p>0.000328856</text:p>
          </table:table-cell>
          <table:table-cell office:value-type="float" office:value="2" calcext:value-type="float">
            <text:p>2</text:p>
          </table:table-cell>
          <table:table-cell office:value-type="float" office:value="0.000245956" calcext:value-type="float">
            <text:p>0.0002459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553719" calcext:value-type="float">
            <text:p>77553719</text:p>
          </table:table-cell>
          <table:table-cell office:value-type="float" office:value="0.105676634" calcext:value-type="float">
            <text:p>0.105676634</text:p>
          </table:table-cell>
          <table:table-cell office:value-type="float" office:value="26349" calcext:value-type="float">
            <text:p>26349</text:p>
          </table:table-cell>
          <table:table-cell office:value-type="float" office:value="2.791870948" calcext:value-type="float">
            <text:p>2.791870948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9.525542418" calcext:value-type="float">
            <text:p>9.525542418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7553719" calcext:value-type="float">
            <text:p>77553719</text:p>
          </table:table-cell>
          <table:table-cell office:value-type="float" office:value="0.00037951" calcext:value-type="float">
            <text:p>0.00037951</text:p>
          </table:table-cell>
          <table:table-cell office:value-type="float" office:value="41" calcext:value-type="float">
            <text:p>41</text:p>
          </table:table-cell>
          <table:table-cell office:value-type="float" office:value="0.000272282" calcext:value-type="float">
            <text:p>0.000272282</text:p>
          </table:table-cell>
          <table:table-cell office:value-type="float" office:value="2" calcext:value-type="float">
            <text:p>2</text:p>
          </table:table-cell>
          <table:table-cell office:value-type="float" office:value="0.000109666" calcext:value-type="float">
            <text:p>0.0001096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710788" calcext:value-type="float">
            <text:p>70710788</text:p>
          </table:table-cell>
          <table:table-cell office:value-type="float" office:value="0.098519196" calcext:value-type="float">
            <text:p>0.098519196</text:p>
          </table:table-cell>
          <table:table-cell office:value-type="float" office:value="26349" calcext:value-type="float">
            <text:p>26349</text:p>
          </table:table-cell>
          <table:table-cell office:value-type="float" office:value="2.786588216" calcext:value-type="float">
            <text:p>2.786588216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8.92568069" calcext:value-type="float">
            <text:p>8.92568069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0710788" calcext:value-type="float">
            <text:p>70710788</text:p>
          </table:table-cell>
          <table:table-cell office:value-type="float" office:value="0.000324836" calcext:value-type="float">
            <text:p>0.000324836</text:p>
          </table:table-cell>
          <table:table-cell office:value-type="float" office:value="41" calcext:value-type="float">
            <text:p>41</text:p>
          </table:table-cell>
          <table:table-cell office:value-type="float" office:value="0.000258376" calcext:value-type="float">
            <text:p>0.000258376</text:p>
          </table:table-cell>
          <table:table-cell office:value-type="float" office:value="2" calcext:value-type="float">
            <text:p>2</text:p>
          </table:table-cell>
          <table:table-cell office:value-type="float" office:value="0.000098006" calcext:value-type="float">
            <text:p>9.800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0845802" calcext:value-type="float">
            <text:p>150845802</text:p>
          </table:table-cell>
          <table:table-cell office:value-type="float" office:value="0.081681731" calcext:value-type="float">
            <text:p>0.081681731</text:p>
          </table:table-cell>
          <table:table-cell office:value-type="float" office:value="26349" calcext:value-type="float">
            <text:p>26349</text:p>
          </table:table-cell>
          <table:table-cell office:value-type="float" office:value="2.962039693" calcext:value-type="float">
            <text:p>2.962039693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9.306571089" calcext:value-type="float">
            <text:p>9.306571089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0845802" calcext:value-type="float">
            <text:p>150845802</text:p>
          </table:table-cell>
          <table:table-cell office:value-type="float" office:value="0.000456564" calcext:value-type="float">
            <text:p>0.000456564</text:p>
          </table:table-cell>
          <table:table-cell office:value-type="float" office:value="41" calcext:value-type="float">
            <text:p>41</text:p>
          </table:table-cell>
          <table:table-cell office:value-type="float" office:value="0.000108602" calcext:value-type="float">
            <text:p>0.000108602</text:p>
          </table:table-cell>
          <table:table-cell office:value-type="float" office:value="2" calcext:value-type="float">
            <text:p>2</text:p>
          </table:table-cell>
          <table:table-cell office:value-type="float" office:value="0.00009547" calcext:value-type="float">
            <text:p>9.54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95431205" calcext:value-type="float">
            <text:p>2495431205</text:p>
          </table:table-cell>
          <table:table-cell office:value-type="float" office:value="1.392059887" calcext:value-type="float">
            <text:p>1.392059887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23.91344601" calcext:value-type="float">
            <text:p>23.91344601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36.991650187" calcext:value-type="float">
            <text:p>136.991650187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95431205" calcext:value-type="float">
            <text:p>2495431205</text:p>
          </table:table-cell>
          <table:table-cell office:value-type="float" office:value="0.002765927" calcext:value-type="float">
            <text:p>0.002765927</text:p>
          </table:table-cell>
          <table:table-cell office:value-type="float" office:value="520" calcext:value-type="float">
            <text:p>520</text:p>
          </table:table-cell>
          <table:table-cell office:value-type="float" office:value="0.000252894" calcext:value-type="float">
            <text:p>0.000252894</text:p>
          </table:table-cell>
          <table:table-cell office:value-type="float" office:value="13" calcext:value-type="float">
            <text:p>13</text:p>
          </table:table-cell>
          <table:table-cell office:value-type="float" office:value="0.013330532" calcext:value-type="float">
            <text:p>0.013330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24953668" calcext:value-type="float">
            <text:p>2924953668</text:p>
          </table:table-cell>
          <table:table-cell office:value-type="float" office:value="1.132984136" calcext:value-type="float">
            <text:p>1.132984136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23.895553734" calcext:value-type="float">
            <text:p>23.895553734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35.827321839" calcext:value-type="float">
            <text:p>135.827321839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24953668" calcext:value-type="float">
            <text:p>2924953668</text:p>
          </table:table-cell>
          <table:table-cell office:value-type="float" office:value="0.001500811" calcext:value-type="float">
            <text:p>0.001500811</text:p>
          </table:table-cell>
          <table:table-cell office:value-type="float" office:value="520" calcext:value-type="float">
            <text:p>520</text:p>
          </table:table-cell>
          <table:table-cell office:value-type="float" office:value="0.000227428" calcext:value-type="float">
            <text:p>0.000227428</text:p>
          </table:table-cell>
          <table:table-cell office:value-type="float" office:value="13" calcext:value-type="float">
            <text:p>13</text:p>
          </table:table-cell>
          <table:table-cell office:value-type="float" office:value="0.000174607" calcext:value-type="float">
            <text:p>0.0001746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40793845" calcext:value-type="float">
            <text:p>2840793845</text:p>
          </table:table-cell>
          <table:table-cell office:value-type="float" office:value="1.233777062" calcext:value-type="float">
            <text:p>1.233777062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23.352659981" calcext:value-type="float">
            <text:p>23.352659981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35.344101173" calcext:value-type="float">
            <text:p>135.344101173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40793845" calcext:value-type="float">
            <text:p>2840793845</text:p>
          </table:table-cell>
          <table:table-cell office:value-type="float" office:value="0.001505426" calcext:value-type="float">
            <text:p>0.001505426</text:p>
          </table:table-cell>
          <table:table-cell office:value-type="float" office:value="520" calcext:value-type="float">
            <text:p>520</text:p>
          </table:table-cell>
          <table:table-cell office:value-type="float" office:value="0.000236631" calcext:value-type="float">
            <text:p>0.000236631</text:p>
          </table:table-cell>
          <table:table-cell office:value-type="float" office:value="13" calcext:value-type="float">
            <text:p>13</text:p>
          </table:table-cell>
          <table:table-cell office:value-type="float" office:value="0.002149889" calcext:value-type="float">
            <text:p>0.00214988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17953402" calcext:value-type="float">
            <text:p>2617953402</text:p>
          </table:table-cell>
          <table:table-cell office:value-type="float" office:value="1.23533426" calcext:value-type="float">
            <text:p>1.23533426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24.573947742" calcext:value-type="float">
            <text:p>24.573947742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35.520459403" calcext:value-type="float">
            <text:p>135.520459403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17953402" calcext:value-type="float">
            <text:p>2617953402</text:p>
          </table:table-cell>
          <table:table-cell office:value-type="float" office:value="0.001596901" calcext:value-type="float">
            <text:p>0.001596901</text:p>
          </table:table-cell>
          <table:table-cell office:value-type="float" office:value="520" calcext:value-type="float">
            <text:p>520</text:p>
          </table:table-cell>
          <table:table-cell office:value-type="float" office:value="0.00022569" calcext:value-type="float">
            <text:p>0.00022569</text:p>
          </table:table-cell>
          <table:table-cell office:value-type="float" office:value="13" calcext:value-type="float">
            <text:p>13</text:p>
          </table:table-cell>
          <table:table-cell office:value-type="float" office:value="0.000157443" calcext:value-type="float">
            <text:p>0.0001574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08317835" calcext:value-type="float">
            <text:p>3308317835</text:p>
          </table:table-cell>
          <table:table-cell office:value-type="float" office:value="1.266383997" calcext:value-type="float">
            <text:p>1.266383997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24.050454406" calcext:value-type="float">
            <text:p>24.050454406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35.453638616" calcext:value-type="float">
            <text:p>135.453638616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'BF-Trie8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08317835" calcext:value-type="float">
            <text:p>3308317835</text:p>
          </table:table-cell>
          <table:table-cell office:value-type="float" office:value="0.004629757" calcext:value-type="float">
            <text:p>0.004629757</text:p>
          </table:table-cell>
          <table:table-cell office:value-type="float" office:value="520" calcext:value-type="float">
            <text:p>520</text:p>
          </table:table-cell>
          <table:table-cell office:value-type="float" office:value="0.000229632" calcext:value-type="float">
            <text:p>0.000229632</text:p>
          </table:table-cell>
          <table:table-cell office:value-type="float" office:value="13" calcext:value-type="float">
            <text:p>13</text:p>
          </table:table-cell>
          <table:table-cell office:value-type="float" office:value="0.000124423" calcext:value-type="float">
            <text:p>0.000124423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12:07:23.925016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29T12:17:02.523622545</dc:date>
    <meta:editing-duration>PT9M38S</meta:editing-duration>
    <meta:editing-cycles>1</meta:editing-cycles>
    <meta:document-statistic meta:table-count="1" meta:cell-count="3861" meta:object-count="0"/>
  </office:meta>
</office:document-meta>
</file>